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49mm"/>
    </style:style>
    <style:style style:name="co2" style:family="table-column">
      <style:table-column-properties fo:break-before="auto" style:column-width="43.8mm"/>
    </style:style>
    <style:style style:name="co3" style:family="table-column">
      <style:table-column-properties fo:break-before="auto" style:column-width="44.22mm"/>
    </style:style>
    <style:style style:name="co4" style:family="table-column">
      <style:table-column-properties fo:break-before="auto" style:column-width="42.53mm"/>
    </style:style>
    <style:style style:name="co5" style:family="table-column">
      <style:table-column-properties fo:break-before="auto" style:column-width="52.93mm"/>
    </style:style>
    <style:style style:name="co6" style:family="table-column">
      <style:table-column-properties fo:break-before="auto" style:column-width="51.2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46.72mm"/>
    </style:style>
    <style:style style:name="co9" style:family="table-column">
      <style:table-column-properties fo:break-before="auto" style:column-width="5.59mm"/>
    </style:style>
    <style:style style:name="co10" style:family="table-column">
      <style:table-column-properties fo:break-before="auto" style:column-width="11.32mm"/>
    </style:style>
    <style:style style:name="co11" style:family="table-column">
      <style:table-column-properties fo:break-before="auto" style:column-width="11.1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ce3" style:family="table-cell" style:parent-style-name="Default">
      <style:table-cell-properties fo:padding="0.71mm"/>
    </style:style>
    <style:style style:name="ce4" style:family="table-cell" style:parent-style-name="Default" style:data-style-name="N0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fo:padding="0.71mm"/>
    </style:style>
    <style:style style:name="ce6" style:family="table-cell" style:parent-style-name="Default">
      <style:table-cell-properties fo:padding="0.71mm"/>
      <style:text-properties style:font-name="Arial" style:font-name-complex="Arial"/>
    </style:style>
    <style:style style:name="ce7" style:family="table-cell" style:parent-style-name="Default">
      <style:table-cell-properties fo:padding="0.71mm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padding="0.71mm"/>
      <style:text-properties style:font-name="Arial" style:font-name-complex="Arial"/>
    </style:style>
    <style:style style:name="ce10" style:family="table-cell" style:parent-style-name="Default" style:data-style-name="N0">
      <style:text-properties style:font-name="Arial" style:font-name-complex="Arial"/>
    </style:style>
    <style:style style:name="ce11" style:family="table-cell" style:parent-style-name="Default" style:data-style-name="N121">
      <style:table-cell-properties fo:padding="0.71mm"/>
    </style:style>
    <style:style style:name="ce12" style:family="table-cell" style:parent-style-name="Default" style:data-style-name="N120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20"/>
    <style:style style:name="ce14" style:family="table-cell" style:parent-style-name="Default" style:data-style-name="N0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padding="0.71mm"/>
    </style:style>
    <style:style style:name="ce16" style:family="table-cell" style:parent-style-name="Default" style:data-style-name="N121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9" table:default-cell-style-name="Default"/>
        <table:table-row table:style-name="ro1">
          <table:table-cell office:value-type="string" calcext:value-type="string">
            <text:p>COOL_24_1_POWEROFF</text:p>
          </table:table-cell>
          <table:table-cell office:value-type="string" calcext:value-type="string">
            <text:p>COOL_24_1_POWERON</text:p>
          </table:table-cell>
          <table:table-cell office:value-type="string" calcext:value-type="string">
            <text:p>COOL_24_1_SWINGOFF</text:p>
          </table:table-cell>
          <table:table-cell office:value-type="string" calcext:value-type="string">
            <text:p>COOL_24_1_SWINGON</text:p>
          </table:table-cell>
          <table:table-cell office:value-type="string" calcext:value-type="string">
            <text:p>COOL_24_4_SWINGOFF_FAN</text:p>
          </table:table-cell>
          <table:table-cell office:value-type="string" calcext:value-type="string">
            <text:p>COOL_24_4_SWINGON_FAN</text:p>
          </table:table-cell>
          <table:table-cell table:style-name="ce2" table:number-columns-repeated="29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3283" calcext:value-type="float">
            <text:p>3283</text:p>
          </table:table-cell>
          <table:table-cell office:value-type="float" office:value="3316" calcext:value-type="float">
            <text:p>3316</text:p>
          </table:table-cell>
          <table:table-cell office:value-type="float" office:value="3272" calcext:value-type="float">
            <text:p>3272</text:p>
          </table:table-cell>
          <table:table-cell office:value-type="float" office:value="3264" calcext:value-type="float">
            <text:p>3264</text:p>
          </table:table-cell>
          <table:table-cell office:value-type="float" office:value="3269" calcext:value-type="float">
            <text:p>3269</text:p>
          </table:table-cell>
          <table:table-cell table:number-columns-repeated="29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1669" calcext:value-type="float">
            <text:p>1669</text:p>
          </table:table-cell>
          <table:table-cell office:value-type="float" office:value="1614" calcext:value-type="float">
            <text:p>1614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1668" calcext:value-type="float">
            <text:p>1668</text:p>
          </table:table-cell>
          <table:table-cell table:number-columns-repeated="2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87" calcext:value-type="float">
            <text:p>387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6" calcext:value-type="float">
            <text:p>436</text:p>
          </table:table-cell>
          <table:table-cell office:value-type="float" office:value="382" calcext:value-type="float">
            <text:p>382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8" calcext:value-type="float">
            <text:p>388</text:p>
          </table:table-cell>
          <table:table-cell office:value-type="float" office:value="445" calcext:value-type="float">
            <text:p>445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5" calcext:value-type="float">
            <text:p>435</text:p>
          </table:table-cell>
          <table:table-cell office:value-type="float" office:value="380" calcext:value-type="float">
            <text:p>380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59" calcext:value-type="float">
            <text:p>1259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float" office:value="1258" calcext:value-type="float">
            <text:p>1258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261" calcext:value-type="float">
            <text:p>1261</text:p>
          </table:table-cell>
          <table:table-cell office:value-type="float" office:value="1206" calcext:value-type="float">
            <text:p>1206</text:p>
          </table:table-cell>
          <table:table-cell office:value-type="float" office:value="1258" calcext:value-type="float">
            <text:p>1258</text:p>
          </table:table-cell>
          <table:table-cell office:value-type="float" office:value="1259" calcext:value-type="float">
            <text:p>1259</text:p>
          </table:table-cell>
          <table:table-cell office:value-type="float" office:value="1257" calcext:value-type="float">
            <text:p>1257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7" calcext:value-type="float">
            <text:p>387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5" calcext:value-type="float">
            <text:p>395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0" calcext:value-type="float">
            <text:p>430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9" calcext:value-type="float">
            <text:p>389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9" calcext:value-type="float">
            <text:p>439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85" calcext:value-type="float">
            <text:p>385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36" calcext:value-type="float">
            <text:p>436</text:p>
          </table:table-cell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258" calcext:value-type="float">
            <text:p>1258</text:p>
          </table:table-cell>
          <table:table-cell office:value-type="float" office:value="1207" calcext:value-type="float">
            <text:p>1207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258" calcext:value-type="float">
            <text:p>1258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office:value-type="float" office:value="393" calcext:value-type="float">
            <text:p>393</text:p>
          </table:table-cell>
          <table:table-cell table:number-columns-repeated="2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258" calcext:value-type="float">
            <text:p>1258</text:p>
          </table:table-cell>
          <table:table-cell office:value-type="float" office:value="1209" calcext:value-type="float">
            <text:p>1209</text:p>
          </table:table-cell>
          <table:table-cell office:value-type="float" office:value="1263" calcext:value-type="float">
            <text:p>1263</text:p>
          </table:table-cell>
          <table:table-cell office:value-type="float" office:value="1259" calcext:value-type="float">
            <text:p>1259</text:p>
          </table:table-cell>
          <table:table-cell office:value-type="float" office:value="1254" calcext:value-type="float">
            <text:p>1254</text:p>
          </table:table-cell>
          <table:table-cell table:number-columns-repeated="2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88" calcext:value-type="float">
            <text:p>388</text:p>
          </table:table-cell>
          <table:table-cell office:value-type="float" office:value="436" calcext:value-type="float">
            <text:p>436</text:p>
          </table:table-cell>
          <table:table-cell office:value-type="float" office:value="385" calcext:value-type="float">
            <text:p>385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table:number-columns-repeated="3"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382" calcext:value-type="float">
            <text:p>382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57" calcext:value-type="float">
            <text:p>1257</text:p>
          </table:table-cell>
          <table:table-cell office:value-type="float" office:value="1207" calcext:value-type="float">
            <text:p>1207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office:value-type="float" office:value="1255" calcext:value-type="float">
            <text:p>1255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table:number-columns-repeated="2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60" calcext:value-type="float">
            <text:p>1260</text:p>
          </table:table-cell>
          <table:table-cell office:value-type="float" office:value="1206" calcext:value-type="float">
            <text:p>1206</text:p>
          </table:table-cell>
          <table:table-cell office:value-type="float" office:value="1258" calcext:value-type="float">
            <text:p>1258</text:p>
          </table:table-cell>
          <table:table-cell office:value-type="float" office:value="1256" calcext:value-type="float">
            <text:p>1256</text:p>
          </table:table-cell>
          <table:table-cell office:value-type="float" office:value="1255" calcext:value-type="float">
            <text:p>1255</text:p>
          </table:table-cell>
          <table:table-cell table:number-columns-repeated="2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87" calcext:value-type="float">
            <text:p>387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50" calcext:value-type="float">
            <text:p>450</text:p>
          </table:table-cell>
          <table:table-cell office:value-type="float" office:value="383" calcext:value-type="float">
            <text:p>383</text:p>
          </table:table-cell>
          <table:table-cell office:value-type="float" office:value="436" calcext:value-type="float">
            <text:p>436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75" calcext:value-type="float">
            <text:p>375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8" calcext:value-type="float">
            <text:p>438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office:value-type="float" office:value="442" calcext:value-type="float">
            <text:p>442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8" calcext:value-type="float">
            <text:p>438</text:p>
          </table:table-cell>
          <table:table-cell office:value-type="float" office:value="386" calcext:value-type="float">
            <text:p>386</text:p>
          </table:table-cell>
          <table:table-cell office:value-type="float" office:value="433" calcext:value-type="float">
            <text:p>433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office:value-type="float" office:value="438" calcext:value-type="float">
            <text:p>438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9" calcext:value-type="float">
            <text:p>439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9" calcext:value-type="float">
            <text:p>399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6" calcext:value-type="float">
            <text:p>436</text:p>
          </table:table-cell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426" calcext:value-type="float">
            <text:p>426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8" calcext:value-type="float">
            <text:p>388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7" calcext:value-type="float">
            <text:p>437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7" calcext:value-type="float">
            <text:p>387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36" calcext:value-type="float">
            <text:p>436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401" calcext:value-type="float">
            <text:p>401</text:p>
          </table:table-cell>
          <table:table-cell office:value-type="float" office:value="388" calcext:value-type="float">
            <text:p>388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9" calcext:value-type="float">
            <text:p>439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25" calcext:value-type="float">
            <text:p>425</text:p>
          </table:table-cell>
          <table:table-cell office:value-type="float" office:value="436" calcext:value-type="float">
            <text:p>436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87" calcext:value-type="float">
            <text:p>387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6" calcext:value-type="float">
            <text:p>436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97" calcext:value-type="float">
            <text:p>397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403" calcext:value-type="float">
            <text:p>403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27" calcext:value-type="float">
            <text:p>427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6" calcext:value-type="float">
            <text:p>436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59" calcext:value-type="float">
            <text:p>1259</text:p>
          </table:table-cell>
          <table:table-cell office:value-type="float" office:value="1207" calcext:value-type="float">
            <text:p>1207</text:p>
          </table:table-cell>
          <table:table-cell office:value-type="float" office:value="1257" calcext:value-type="float">
            <text:p>1257</text:p>
          </table:table-cell>
          <table:table-cell office:value-type="float" office:value="1259" calcext:value-type="float">
            <text:p>1259</text:p>
          </table:table-cell>
          <table:table-cell office:value-type="float" office:value="1256" calcext:value-type="float">
            <text:p>1256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36" calcext:value-type="float">
            <text:p>436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7" calcext:value-type="float">
            <text:p>387</text:p>
          </table:table-cell>
          <table:table-cell office:value-type="float" office:value="441" calcext:value-type="float">
            <text:p>441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34" calcext:value-type="float">
            <text:p>434</text:p>
          </table:table-cell>
          <table:table-cell office:value-type="float" office:value="387" calcext:value-type="float">
            <text:p>387</text:p>
          </table:table-cell>
          <table:table-cell office:value-type="float" office:value="429" calcext:value-type="float">
            <text:p>429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91" calcext:value-type="float">
            <text:p>391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3" calcext:value-type="float">
            <text:p>433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5" calcext:value-type="float">
            <text:p>445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79" calcext:value-type="float">
            <text:p>37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6" calcext:value-type="float">
            <text:p>436</text:p>
          </table:table-cell>
          <table:table-cell office:value-type="float" office:value="382" calcext:value-type="float">
            <text:p>382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87" calcext:value-type="float">
            <text:p>387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402" calcext:value-type="float">
            <text:p>402</text:p>
          </table:table-cell>
          <table:table-cell table:number-columns-repeated="2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36" calcext:value-type="float">
            <text:p>436</text:p>
          </table:table-cell>
          <table:table-cell office:value-type="float" office:value="382" calcext:value-type="float">
            <text:p>382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office:value-type="float" office:value="424" calcext:value-type="float">
            <text:p>424</text:p>
          </table:table-cell>
          <table:table-cell table:number-columns-repeated="2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88" calcext:value-type="float">
            <text:p>388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6" calcext:value-type="float">
            <text:p>436</text:p>
          </table:table-cell>
          <table:table-cell office:value-type="float" office:value="382" calcext:value-type="float">
            <text:p>382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59" calcext:value-type="float">
            <text:p>1259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table:number-columns-repeated="2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88" calcext:value-type="float">
            <text:p>388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35" calcext:value-type="float">
            <text:p>435</text:p>
          </table:table-cell>
          <table:table-cell office:value-type="float" office:value="385" calcext:value-type="float">
            <text:p>385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office:value-type="float" office:value="443" calcext:value-type="float">
            <text:p>443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3" calcext:value-type="float">
            <text:p>383</text:p>
          </table:table-cell>
          <table:table-cell table:number-columns-repeated="2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382" calcext:value-type="float">
            <text:p>382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8" calcext:value-type="float">
            <text:p>388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44" calcext:value-type="float">
            <text:p>444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2" calcext:value-type="float">
            <text:p>382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7" calcext:value-type="float">
            <text:p>387</text:p>
          </table:table-cell>
          <table:table-cell office:value-type="float" office:value="441" calcext:value-type="float">
            <text:p>441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table:number-columns-repeated="2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62" calcext:value-type="float">
            <text:p>1262</text:p>
          </table:table-cell>
          <table:table-cell office:value-type="float" office:value="1209" calcext:value-type="float">
            <text:p>1209</text:p>
          </table:table-cell>
          <table:table-cell office:value-type="float" office:value="1253" calcext:value-type="float">
            <text:p>1253</text:p>
          </table:table-cell>
          <table:table-cell office:value-type="float" office:value="1260" calcext:value-type="float">
            <text:p>1260</text:p>
          </table:table-cell>
          <table:table-cell office:value-type="float" office:value="1258" calcext:value-type="float">
            <text:p>1258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6" calcext:value-type="float">
            <text:p>386</text:p>
          </table:table-cell>
          <table:table-cell office:value-type="float" office:value="438" calcext:value-type="float">
            <text:p>438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58" calcext:value-type="float">
            <text:p>1258</text:p>
          </table:table-cell>
          <table:table-cell office:value-type="float" office:value="1206" calcext:value-type="float">
            <text:p>1206</text:p>
          </table:table-cell>
          <table:table-cell office:value-type="float" office:value="1259" calcext:value-type="float">
            <text:p>1259</text:p>
          </table:table-cell>
          <table:table-cell office:value-type="float" office:value="1261" calcext:value-type="float">
            <text:p>1261</text:p>
          </table:table-cell>
          <table:table-cell office:value-type="float" office:value="1262" calcext:value-type="float">
            <text:p>1262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401" calcext:value-type="float">
            <text:p>401</text:p>
          </table:table-cell>
          <table:table-cell office:value-type="float" office:value="386" calcext:value-type="float">
            <text:p>386</text:p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257" calcext:value-type="float">
            <text:p>1257</text:p>
          </table:table-cell>
          <table:table-cell office:value-type="float" office:value="1206" calcext:value-type="float">
            <text:p>1206</text:p>
          </table:table-cell>
          <table:table-cell office:value-type="float" office:value="1258" calcext:value-type="float">
            <text:p>1258</text:p>
          </table:table-cell>
          <table:table-cell office:value-type="float" office:value="1244" calcext:value-type="float">
            <text:p>1244</text:p>
          </table:table-cell>
          <table:table-cell office:value-type="float" office:value="1262" calcext:value-type="float">
            <text:p>1262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58" calcext:value-type="float">
            <text:p>1258</text:p>
          </table:table-cell>
          <table:table-cell office:value-type="float" office:value="1205" calcext:value-type="float">
            <text:p>1205</text:p>
          </table:table-cell>
          <table:table-cell table:number-columns-repeated="2" office:value-type="float" office:value="1257" calcext:value-type="float">
            <text:p>1257</text:p>
          </table:table-cell>
          <table:table-cell office:value-type="float" office:value="1255" calcext:value-type="float">
            <text:p>1255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260" calcext:value-type="float">
            <text:p>1260</text:p>
          </table:table-cell>
          <table:table-cell office:value-type="float" office:value="1207" calcext:value-type="float">
            <text:p>1207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1255" calcext:value-type="float">
            <text:p>1255</text:p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87" calcext:value-type="float">
            <text:p>387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258" calcext:value-type="float">
            <text:p>1258</text:p>
          </table:table-cell>
          <table:table-cell office:value-type="float" office:value="1205" calcext:value-type="float">
            <text:p>1205</text:p>
          </table:table-cell>
          <table:table-cell office:value-type="float" office:value="1256" calcext:value-type="float">
            <text:p>1256</text:p>
          </table:table-cell>
          <table:table-cell office:value-type="float" office:value="1253" calcext:value-type="float">
            <text:p>1253</text:p>
          </table:table-cell>
          <table:table-cell office:value-type="float" office:value="1254" calcext:value-type="float">
            <text:p>1254</text:p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389" calcext:value-type="float">
            <text:p>389</text:p>
          </table:table-cell>
          <table:table-cell office:value-type="float" office:value="440" calcext:value-type="float">
            <text:p>44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393" calcext:value-type="float">
            <text:p>393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259" calcext:value-type="float">
            <text:p>1259</text:p>
          </table:table-cell>
          <table:table-cell office:value-type="float" office:value="1209" calcext:value-type="float">
            <text:p>1209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float" office:value="1256" calcext:value-type="float">
            <text:p>1256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8" calcext:value-type="float">
            <text:p>388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258" calcext:value-type="float">
            <text:p>1258</text:p>
          </table:table-cell>
          <table:table-cell office:value-type="float" office:value="1205" calcext:value-type="float">
            <text:p>1205</text:p>
          </table:table-cell>
          <table:table-cell office:value-type="float" office:value="1256" calcext:value-type="float">
            <text:p>1256</text:p>
          </table:table-cell>
          <table:table-cell office:value-type="float" office:value="1258" calcext:value-type="float">
            <text:p>1258</text:p>
          </table:table-cell>
          <table:table-cell office:value-type="float" office:value="1256" calcext:value-type="float">
            <text:p>1256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8" calcext:value-type="float">
            <text:p>388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36" calcext:value-type="float">
            <text:p>436</text:p>
          </table:table-cell>
          <table:table-cell office:value-type="float" office:value="382" calcext:value-type="float">
            <text:p>382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436" calcext:value-type="float">
            <text:p>436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87" calcext:value-type="float">
            <text:p>387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59" calcext:value-type="float">
            <text:p>1259</text:p>
          </table:table-cell>
          <table:table-cell office:value-type="float" office:value="1207" calcext:value-type="float">
            <text:p>1207</text:p>
          </table:table-cell>
          <table:table-cell office:value-type="float" office:value="1259" calcext:value-type="float">
            <text:p>1259</text:p>
          </table:table-cell>
          <table:table-cell office:value-type="float" office:value="1257" calcext:value-type="float">
            <text:p>1257</text:p>
          </table:table-cell>
          <table:table-cell office:value-type="float" office:value="1256" calcext:value-type="float">
            <text:p>1256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440" calcext:value-type="float">
            <text:p>440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82" calcext:value-type="float">
            <text:p>382</text:p>
          </table:table-cell>
          <table:table-cell office:value-type="float" office:value="438" calcext:value-type="float">
            <text:p>438</text:p>
          </table:table-cell>
          <table:table-cell table:number-columns-repeated="3"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437" calcext:value-type="float">
            <text:p>437</text:p>
          </table:table-cell>
          <table:table-cell office:value-type="float" office:value="386" calcext:value-type="float">
            <text:p>386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8" calcext:value-type="float">
            <text:p>388</text:p>
          </table:table-cell>
          <table:table-cell office:value-type="float" office:value="439" calcext:value-type="float">
            <text:p>439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88" calcext:value-type="float">
            <text:p>388</text:p>
          </table:table-cell>
          <table:table-cell table:number-columns-repeated="29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435" calcext:value-type="float">
            <text:p>435</text:p>
          </table:table-cell>
          <table:table-cell office:value-type="float" office:value="385" calcext:value-type="float">
            <text:p>385</text:p>
          </table:table-cell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94" calcext:value-type="float">
            <text:p>394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number-columns-repeated="29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430" calcext:value-type="float">
            <text:p>430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table:number-columns-repeated="3"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383" calcext:value-type="float">
            <text:p>383</text:p>
          </table:table-cell>
          <table:table-cell office:value-type="float" office:value="439" calcext:value-type="float">
            <text:p>439</text:p>
          </table:table-cell>
          <table:table-cell office:value-type="float" office:value="444" calcext:value-type="float">
            <text:p>444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444" calcext:value-type="float">
            <text:p>444</text:p>
          </table:table-cell>
          <table:table-cell office:value-type="float" office:value="385" calcext:value-type="float">
            <text:p>385</text:p>
          </table:table-cell>
          <table:table-cell office:value-type="float" office:value="380" calcext:value-type="float">
            <text:p>380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380" calcext:value-type="float">
            <text:p>380</text:p>
          </table:table-cell>
          <table:table-cell table:number-columns-repeated="3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40" calcext:value-type="float">
            <text:p>440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44" calcext:value-type="float">
            <text:p>44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83" calcext:value-type="float">
            <text:p>38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382" calcext:value-type="float">
            <text:p>382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1205" calcext:value-type="float">
            <text:p>1205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1256" calcext:value-type="float">
            <text:p>125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1206" calcext:value-type="float">
            <text:p>1206</text:p>
          </table:table-cell>
          <table:table-cell office:value-type="float" office:value="1257" calcext:value-type="float">
            <text:p>1257</text:p>
          </table:table-cell>
          <table:table-cell office:value-type="float" office:value="1255" calcext:value-type="float">
            <text:p>1255</text:p>
          </table:table-cell>
          <table:table-cell office:value-type="float" office:value="1260" calcext:value-type="float">
            <text:p>126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1" calcext:value-type="float">
            <text:p>391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481" calcext:value-type="float">
            <text:p>481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45" calcext:value-type="float">
            <text:p>345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9" calcext:value-type="float">
            <text:p>43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382" calcext:value-type="float">
            <text:p>382</text:p>
          </table:table-cell>
          <table:table-cell office:value-type="float" office:value="439" calcext:value-type="float">
            <text:p>439</text:p>
          </table:table-cell>
          <table:table-cell office:value-type="float" office:value="436" calcext:value-type="float">
            <text:p>436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445" calcext:value-type="float">
            <text:p>445</text:p>
          </table:table-cell>
          <table:table-cell office:value-type="float" office:value="386" calcext:value-type="float">
            <text:p>386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float" office:value="434" calcext:value-type="float">
            <text:p>434</text:p>
          </table:table-cell>
          <table:table-cell office:value-type="float" office:value="440" calcext:value-type="float">
            <text:p>440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2" calcext:value-type="float">
            <text:p>442</text:p>
          </table:table-cell>
          <table:table-cell office:value-type="float" office:value="390" calcext:value-type="float">
            <text:p>390</text:p>
          </table:table-cell>
          <table:table-cell office:value-type="float" office:value="383" calcext:value-type="float">
            <text:p>383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382" calcext:value-type="float">
            <text:p>382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96" calcext:value-type="float">
            <text:p>396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5" calcext:value-type="float">
            <text:p>385</text:p>
          </table:table-cell>
          <table:table-cell office:value-type="float" office:value="434" calcext:value-type="float">
            <text:p>434</text:p>
          </table:table-cell>
          <table:table-cell office:value-type="float" office:value="428" calcext:value-type="float">
            <text:p>428</text:p>
          </table:table-cell>
          <table:table-cell office:value-type="float" office:value="442" calcext:value-type="float">
            <text:p>44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office:value-type="float" office:value="388" calcext:value-type="float">
            <text:p>388</text:p>
          </table:table-cell>
          <table:table-cell office:value-type="float" office:value="383" calcext:value-type="float">
            <text:p>38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1206" calcext:value-type="float">
            <text:p>1206</text:p>
          </table:table-cell>
          <table:table-cell office:value-type="float" office:value="1259" calcext:value-type="float">
            <text:p>1259</text:p>
          </table:table-cell>
          <table:table-cell table:number-columns-repeated="2" office:value-type="float" office:value="1258" calcext:value-type="float">
            <text:p>125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1205" calcext:value-type="float">
            <text:p>1205</text:p>
          </table:table-cell>
          <table:table-cell office:value-type="float" office:value="1257" calcext:value-type="float">
            <text:p>1257</text:p>
          </table:table-cell>
          <table:table-cell table:number-columns-repeated="2" office:value-type="float" office:value="1256" calcext:value-type="float">
            <text:p>125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0" calcext:value-type="float">
            <text:p>440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438" calcext:value-type="float">
            <text:p>438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445" calcext:value-type="float">
            <text:p>445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380" calcext:value-type="float">
            <text:p>380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440" calcext:value-type="float">
            <text:p>44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1213" calcext:value-type="float">
            <text:p>1213</text:p>
          </table:table-cell>
          <table:table-cell office:value-type="float" office:value="1258" calcext:value-type="float">
            <text:p>1258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434" calcext:value-type="float">
            <text:p>434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61" calcext:value-type="float">
            <text:p>1261</text:p>
          </table:table-cell>
          <table:table-cell office:value-type="float" office:value="1207" calcext:value-type="float">
            <text:p>1207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float" office:value="384" calcext:value-type="float">
            <text:p>384</text:p>
          </table:table-cell>
          <table:table-cell office:value-type="float" office:value="1258" calcext:value-type="float">
            <text:p>1258</text:p>
          </table:table-cell>
          <table:table-cell office:value-type="float" office:value="1256" calcext:value-type="float">
            <text:p>1256</text:p>
          </table:table-cell>
          <table:table-cell office:value-type="float" office:value="1257" calcext:value-type="float">
            <text:p>125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382" calcext:value-type="float">
            <text:p>382</text:p>
          </table:table-cell>
          <table:table-cell office:value-type="float" office:value="435" calcext:value-type="float">
            <text:p>435</text:p>
          </table:table-cell>
          <table:table-cell office:value-type="float" office:value="453" calcext:value-type="float">
            <text:p>453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72" calcext:value-type="float">
            <text:p>372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6" calcext:value-type="float">
            <text:p>43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8" calcext:value-type="float">
            <text:p>388</text:p>
          </table:table-cell>
          <table:table-cell office:value-type="float" office:value="435" calcext:value-type="float">
            <text:p>435</text:p>
          </table:table-cell>
          <table:table-cell office:value-type="float" office:value="444" calcext:value-type="float">
            <text:p>444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37" calcext:value-type="float">
            <text:p>437</text:p>
          </table:table-cell>
          <table:table-cell office:value-type="float" office:value="389" calcext:value-type="float">
            <text:p>389</text:p>
          </table:table-cell>
          <table:table-cell office:value-type="float" office:value="376" calcext:value-type="float">
            <text:p>376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table:number-columns-repeated="3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439" calcext:value-type="float">
            <text:p>439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384" calcext:value-type="float">
            <text:p>384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442" calcext:value-type="float">
            <text:p>44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2" calcext:value-type="float">
            <text:p>382</text:p>
          </table:table-cell>
          <table:table-cell table:number-columns-repeated="29"/>
        </table:table-row>
        <table:table-row table:style-name="ro1">
          <table:table-cell/>
          <table:table-cell table:number-columns-repeated="2"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1" calcext:value-type="float">
            <text:p>43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office:value-type="float" office:value="387" calcext:value-type="float">
            <text:p>387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3" calcext:value-type="float">
            <text:p>39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2" calcext:value-type="float">
            <text:p>442</text:p>
          </table:table-cell>
          <table:table-cell table:number-columns-repeated="3"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383" calcext:value-type="float">
            <text:p>383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37" calcext:value-type="float">
            <text:p>437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441" calcext:value-type="float">
            <text:p>441</text:p>
          </table:table-cell>
          <table:table-cell office:value-type="float" office:value="390" calcext:value-type="float">
            <text:p>390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388" calcext:value-type="float">
            <text:p>38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office:value-type="float" office:value="444" calcext:value-type="float">
            <text:p>444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441" calcext:value-type="float">
            <text:p>441</text:p>
          </table:table-cell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office:value-type="float" office:value="408" calcext:value-type="float">
            <text:p>40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17" calcext:value-type="float">
            <text:p>41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float" office:value="432" calcext:value-type="float">
            <text:p>43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383" calcext:value-type="float">
            <text:p>383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53" calcext:value-type="float">
            <text:p>45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39" calcext:value-type="float">
            <text:p>43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72" calcext:value-type="float">
            <text:p>37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office:value-type="float" office:value="397" calcext:value-type="float">
            <text:p>397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27" calcext:value-type="float">
            <text:p>427</text:p>
          </table:table-cell>
          <table:table-cell office:value-type="float" office:value="436" calcext:value-type="float">
            <text:p>43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39" calcext:value-type="float">
            <text:p>439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388" calcext:value-type="float">
            <text:p>388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float" office:value="440" calcext:value-type="float">
            <text:p>44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office:value-type="float" office:value="435" calcext:value-type="float">
            <text:p>435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39" calcext:value-type="float">
            <text:p>439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4" calcext:value-type="float">
            <text:p>384</text:p>
          </table:table-cell>
          <table:table-cell office:value-type="float" office:value="433" calcext:value-type="float">
            <text:p>433</text:p>
          </table:table-cell>
          <table:table-cell office:value-type="float" office:value="426" calcext:value-type="float">
            <text:p>426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number-columns-repeated="3" office:value-type="float" office:value="391" calcext:value-type="float">
            <text:p>391</text:p>
          </table:table-cell>
          <table:table-cell office:value-type="float" office:value="388" calcext:value-type="float">
            <text:p>38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float" office:value="431" calcext:value-type="float">
            <text:p>431</text:p>
          </table:table-cell>
          <table:table-cell office:value-type="float" office:value="438" calcext:value-type="float">
            <text:p>43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7" calcext:value-type="float">
            <text:p>38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436" calcext:value-type="float">
            <text:p>436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62" calcext:value-type="float">
            <text:p>1262</text:p>
          </table:table-cell>
          <table:table-cell office:value-type="float" office:value="1207" calcext:value-type="float">
            <text:p>1207</text:p>
          </table:table-cell>
          <table:table-cell office:value-type="float" office:value="1257" calcext:value-type="float">
            <text:p>1257</text:p>
          </table:table-cell>
          <table:table-cell office:value-type="float" office:value="1258" calcext:value-type="float">
            <text:p>1258</text:p>
          </table:table-cell>
          <table:table-cell office:value-type="float" office:value="1256" calcext:value-type="float">
            <text:p>125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table:number-columns-repeated="2"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391" calcext:value-type="float">
            <text:p>391</text:p>
          </table:table-cell>
          <table:table-cell table:number-columns-repeated="3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68" calcext:value-type="float">
            <text:p>1268</text:p>
          </table:table-cell>
          <table:table-cell office:value-type="float" office:value="433" calcext:value-type="float">
            <text:p>433</text:p>
          </table:table-cell>
          <table:table-cell office:value-type="float" office:value="435" calcext:value-type="float">
            <text:p>435</text:p>
          </table:table-cell>
          <table:table-cell office:value-type="float" office:value="1257" calcext:value-type="float">
            <text:p>1257</text:p>
          </table:table-cell>
          <table:table-cell office:value-type="float" office:value="1259" calcext:value-type="float">
            <text:p>125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float" office:value="383" calcext:value-type="float">
            <text:p>383</text:p>
          </table:table-cell>
          <table:table-cell office:value-type="float" office:value="434" calcext:value-type="float">
            <text:p>434</text:p>
          </table:table-cell>
          <table:table-cell office:value-type="float" office:value="1255" calcext:value-type="float">
            <text:p>1255</text:p>
          </table:table-cell>
          <table:table-cell office:value-type="float" office:value="1256" calcext:value-type="float">
            <text:p>125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91" calcext:value-type="float">
            <text:p>391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1260" calcext:value-type="float">
            <text:p>1260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436" calcext:value-type="float">
            <text:p>436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90" calcext:value-type="float">
            <text:p>390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8" calcext:value-type="float">
            <text:p>1258</text:p>
          </table:table-cell>
          <table:table-cell office:value-type="float" office:value="1207" calcext:value-type="float">
            <text:p>1207</text:p>
          </table:table-cell>
          <table:table-cell office:value-type="float" office:value="1258" calcext:value-type="float">
            <text:p>1258</text:p>
          </table:table-cell>
          <table:table-cell table:number-columns-repeated="2" office:value-type="float" office:value="1257" calcext:value-type="float">
            <text:p>1257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439" calcext:value-type="float">
            <text:p>439</text:p>
          </table:table-cell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1259" calcext:value-type="float">
            <text:p>1259</text:p>
          </table:table-cell>
          <table:table-cell office:value-type="float" office:value="384" calcext:value-type="float">
            <text:p>384</text:p>
          </table:table-cell>
          <table:table-cell office:value-type="float" office:value="1257" calcext:value-type="float">
            <text:p>1257</text:p>
          </table:table-cell>
          <table:table-cell office:value-type="float" office:value="1256" calcext:value-type="float">
            <text:p>1256</text:p>
          </table:table-cell>
          <table:table-cell office:value-type="float" office:value="1258" calcext:value-type="float">
            <text:p>1258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1255" calcext:value-type="float">
            <text:p>1255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432" calcext:value-type="float">
            <text:p>432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float" office:value="433" calcext:value-type="float">
            <text:p>433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440" calcext:value-type="float">
            <text:p>440</text:p>
          </table:table-cell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384" calcext:value-type="float">
            <text:p>384</text:p>
          </table:table-cell>
          <table:table-cell office:value-type="float" office:value="434" calcext:value-type="float">
            <text:p>434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441" calcext:value-type="float">
            <text:p>441</text:p>
          </table:table-cell>
          <table:table-cell office:value-type="float" office:value="389" calcext:value-type="float">
            <text:p>389</text:p>
          </table:table-cell>
          <table:table-cell office:value-type="float" office:value="391" calcext:value-type="float">
            <text:p>391</text:p>
          </table:table-cell>
          <table:table-cell office:value-type="float" office:value="389" calcext:value-type="float">
            <text:p>389</text:p>
          </table:table-cell>
          <table:table-cell table:number-columns-repeated="29"/>
        </table:table-row>
      </table:table>
      <table:table table:name="Hoja2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0" table:default-cell-style-name="ce4"/>
        <table:table-row table:style-name="ro1">
          <table:table-cell table:style-name="ce3" table:formula="of:=[$Hoja1.A1]" office:value-type="string" office:string-value="COOL_24_1_POWEROFF" calcext:value-type="string">
            <text:p>COOL_24_1_POWEROFF</text:p>
          </table:table-cell>
          <table:table-cell table:style-name="ce3" table:formula="of:=[$Hoja1.B1]" office:value-type="string" office:string-value="COOL_24_1_POWERON" calcext:value-type="string">
            <text:p>COOL_24_1_POWERON</text:p>
          </table:table-cell>
          <table:table-cell table:style-name="ce3" table:formula="of:=[$Hoja1.C1]" office:value-type="string" office:string-value="COOL_24_1_SWINGOFF" calcext:value-type="string">
            <text:p>COOL_24_1_SWINGOFF</text:p>
          </table:table-cell>
          <table:table-cell table:style-name="ce3" table:formula="of:=[$Hoja1.D1]" office:value-type="string" office:string-value="COOL_24_1_SWINGON" calcext:value-type="string">
            <text:p>COOL_24_1_SWINGON</text:p>
          </table:table-cell>
          <table:table-cell table:style-name="ce3" table:formula="of:=[$Hoja1.E1]" office:value-type="string" office:string-value="COOL_24_4_SWINGOFF_FAN" calcext:value-type="string">
            <text:p>COOL_24_4_SWINGOFF_FAN</text:p>
          </table:table-cell>
          <table:table-cell table:style-name="ce3" table:formula="of:=[$Hoja1.F1]" office:value-type="string" office:string-value="COOL_24_4_SWINGON_FAN" calcext:value-type="string">
            <text:p>COOL_24_4_SWINGON_FAN</text:p>
          </table:table-cell>
          <table:table-cell table:style-name="ce5" table:formula="of:=[$Hoja1.G1]" office:value-type="float" office:value="0" calcext:value-type="float">
            <text:p>0</text:p>
          </table:table-cell>
          <table:table-cell table:style-name="ce5" table:formula="of:=[$Hoja1.H1]" office:value-type="float" office:value="0" calcext:value-type="float">
            <text:p>0</text:p>
          </table:table-cell>
          <table:table-cell table:style-name="ce5" table:formula="of:=[$Hoja1.I1]" office:value-type="float" office:value="0" calcext:value-type="float">
            <text:p>0</text:p>
          </table:table-cell>
          <table:table-cell table:style-name="ce5" table:formula="of:=[$Hoja1.J1]" office:value-type="float" office:value="0" calcext:value-type="float">
            <text:p>0</text:p>
          </table:table-cell>
          <table:table-cell table:style-name="ce5" table:formula="of:=[$Hoja1.K1]" office:value-type="float" office:value="0" calcext:value-type="float">
            <text:p>0</text:p>
          </table:table-cell>
          <table:table-cell table:style-name="ce5" table:formula="of:=[$Hoja1.L1]" office:value-type="float" office:value="0" calcext:value-type="float">
            <text:p>0</text:p>
          </table:table-cell>
          <table:table-cell table:style-name="ce5" table:formula="of:=[$Hoja1.M1]" office:value-type="float" office:value="0" calcext:value-type="float">
            <text:p>0</text:p>
          </table:table-cell>
          <table:table-cell table:style-name="ce5" table:formula="of:=[$Hoja1.N1]" office:value-type="float" office:value="0" calcext:value-type="float">
            <text:p>0</text:p>
          </table:table-cell>
          <table:table-cell table:style-name="ce5" table:formula="of:=[$Hoja1.O1]" office:value-type="float" office:value="0" calcext:value-type="float">
            <text:p>0</text:p>
          </table:table-cell>
          <table:table-cell table:style-name="ce5" table:formula="of:=[$Hoja1.P1]" office:value-type="float" office:value="0" calcext:value-type="float">
            <text:p>0</text:p>
          </table:table-cell>
          <table:table-cell table:style-name="ce5" table:formula="of:=[$Hoja1.Q1]" office:value-type="float" office:value="0" calcext:value-type="float">
            <text:p>0</text:p>
          </table:table-cell>
          <table:table-cell table:style-name="ce5" table:formula="of:=[$Hoja1.R1]" office:value-type="float" office:value="0" calcext:value-type="float">
            <text:p>0</text:p>
          </table:table-cell>
          <table:table-cell table:style-name="ce5" table:formula="of:=[$Hoja1.S1]" office:value-type="float" office:value="0" calcext:value-type="float">
            <text:p>0</text:p>
          </table:table-cell>
          <table:table-cell table:style-name="ce5" table:formula="of:=[$Hoja1.T1]" office:value-type="float" office:value="0" calcext:value-type="float">
            <text:p>0</text:p>
          </table:table-cell>
          <table:table-cell table:style-name="ce5" table:formula="of:=[$Hoja1.U1]" office:value-type="float" office:value="0" calcext:value-type="float">
            <text:p>0</text:p>
          </table:table-cell>
          <table:table-cell table:style-name="ce5" table:formula="of:=[$Hoja1.V1]" office:value-type="float" office:value="0" calcext:value-type="float">
            <text:p>0</text:p>
          </table:table-cell>
          <table:table-cell table:style-name="ce3"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1" calcext:value-type="float">
            <text:p>1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1" calcext:value-type="float">
            <text:p>1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1" calcext:value-type="float">
            <text:p>1</text:p>
          </table:table-cell>
          <table:table-cell table:formula="of:=IF(INDEX([$Hoja1.E$1:$Hoja1.E$260];ROW()*2+1)&gt;600;1;0)" office:value-type="float" office:value="1" calcext:value-type="float">
            <text:p>1</text:p>
          </table:table-cell>
          <table:table-cell table:formula="of:=IF(INDEX([$Hoja1.F$1:$Hoja1.F$260];ROW()*2+1)&gt;600;1;0)" office:value-type="float" office:value="1" calcext:value-type="float">
            <text:p>1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1" calcext:value-type="float">
            <text:p>1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INDEX([$Hoja1.A$1:$Hoja1.A$260];ROW()*2+1)&gt;600;1;0)" office:value-type="float" office:value="0" calcext:value-type="float">
            <text:p>0</text:p>
          </table:table-cell>
          <table:table-cell table:formula="of:=IF(INDEX([$Hoja1.B$1:$Hoja1.B$260];ROW()*2+1)&gt;600;1;0)" office:value-type="float" office:value="0" calcext:value-type="float">
            <text:p>0</text:p>
          </table:table-cell>
          <table:table-cell table:formula="of:=IF(INDEX([$Hoja1.C$1:$Hoja1.C$260];ROW()*2+1)&gt;600;1;0)" office:value-type="float" office:value="0" calcext:value-type="float">
            <text:p>0</text:p>
          </table:table-cell>
          <table:table-cell table:formula="of:=IF(INDEX([$Hoja1.D$1:$Hoja1.D$260];ROW()*2+1)&gt;600;1;0)" office:value-type="float" office:value="0" calcext:value-type="float">
            <text:p>0</text:p>
          </table:table-cell>
          <table:table-cell table:formula="of:=IF(INDEX([$Hoja1.E$1:$Hoja1.E$260];ROW()*2+1)&gt;600;1;0)" office:value-type="float" office:value="0" calcext:value-type="float">
            <text:p>0</text:p>
          </table:table-cell>
          <table:table-cell table:formula="of:=IF(INDEX([$Hoja1.F$1:$Hoja1.F$260];ROW()*2+1)&gt;600;1;0)" office:value-type="float" office:value="0" calcext:value-type="float">
            <text:p>0</text:p>
          </table:table-cell>
          <table:table-cell table:formula="of:=IF(INDEX([$Hoja1.G$1:$Hoja1.G$260];ROW()*2+1)&gt;600;1;0)" office:value-type="float" office:value="0" calcext:value-type="float">
            <text:p>0</text:p>
          </table:table-cell>
          <table:table-cell table:formula="of:=IF(INDEX([$Hoja1.H$1:$Hoja1.H$260];ROW()*2+1)&gt;600;1;0)" office:value-type="float" office:value="0" calcext:value-type="float">
            <text:p>0</text:p>
          </table:table-cell>
          <table:table-cell table:formula="of:=IF(INDEX([$Hoja1.I$1:$Hoja1.I$260];ROW()*2+1)&gt;600;1;0)" office:value-type="float" office:value="0" calcext:value-type="float">
            <text:p>0</text:p>
          </table:table-cell>
          <table:table-cell table:formula="of:=IF(INDEX([$Hoja1.J$1:$Hoja1.J$260];ROW()*2+1)&gt;600;1;0)" office:value-type="float" office:value="0" calcext:value-type="float">
            <text:p>0</text:p>
          </table:table-cell>
          <table:table-cell table:formula="of:=IF(INDEX([$Hoja1.K$1:$Hoja1.K$260];ROW()*2+1)&gt;600;1;0)" office:value-type="float" office:value="0" calcext:value-type="float">
            <text:p>0</text:p>
          </table:table-cell>
          <table:table-cell table:formula="of:=IF(INDEX([$Hoja1.L$1:$Hoja1.L$260];ROW()*2+1)&gt;600;1;0)" office:value-type="float" office:value="0" calcext:value-type="float">
            <text:p>0</text:p>
          </table:table-cell>
          <table:table-cell table:formula="of:=IF(INDEX([$Hoja1.M$1:$Hoja1.M$260];ROW()*2+1)&gt;600;1;0)" office:value-type="float" office:value="0" calcext:value-type="float">
            <text:p>0</text:p>
          </table:table-cell>
          <table:table-cell table:formula="of:=IF(INDEX([$Hoja1.N$1:$Hoja1.N$260];ROW()*2+1)&gt;600;1;0)" office:value-type="float" office:value="0" calcext:value-type="float">
            <text:p>0</text:p>
          </table:table-cell>
          <table:table-cell table:formula="of:=IF(INDEX([$Hoja1.O$1:$Hoja1.O$260];ROW()*2+1)&gt;600;1;0)" office:value-type="float" office:value="0" calcext:value-type="float">
            <text:p>0</text:p>
          </table:table-cell>
          <table:table-cell table:formula="of:=IF(INDEX([$Hoja1.P$1:$Hoja1.P$260];ROW()*2+1)&gt;600;1;0)" office:value-type="float" office:value="0" calcext:value-type="float">
            <text:p>0</text:p>
          </table:table-cell>
          <table:table-cell table:formula="of:=IF(INDEX([$Hoja1.Q$1:$Hoja1.Q$260];ROW()*2+1)&gt;600;1;0)" office:value-type="float" office:value="0" calcext:value-type="float">
            <text:p>0</text:p>
          </table:table-cell>
          <table:table-cell table:formula="of:=IF(INDEX([$Hoja1.R$1:$Hoja1.R$260];ROW()*2+1)&gt;600;1;0)" office:value-type="float" office:value="0" calcext:value-type="float">
            <text:p>0</text:p>
          </table:table-cell>
          <table:table-cell table:formula="of:=IF(INDEX([$Hoja1.S$1:$Hoja1.S$260];ROW()*2+1)&gt;600;1;0)" office:value-type="float" office:value="0" calcext:value-type="float">
            <text:p>0</text:p>
          </table:table-cell>
          <table:table-cell table:formula="of:=IF(INDEX([$Hoja1.T$1:$Hoja1.T$260];ROW()*2+1)&gt;600;1;0)" office:value-type="float" office:value="0" calcext:value-type="float">
            <text:p>0</text:p>
          </table:table-cell>
          <table:table-cell table:formula="of:=IF(INDEX([$Hoja1.U$1:$Hoja1.U$260];ROW()*2+1)&gt;600;1;0)" office:value-type="float" office:value="0" calcext:value-type="float">
            <text:p>0</text:p>
          </table:table-cell>
          <table:table-cell table:formula="of:=IF(INDEX([$Hoja1.V$1:$Hoja1.V$260];ROW()*2+1)&gt;600;1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5"/>
        </table:table-row>
      </table:table>
      <table:table table:name="Hoja3" table:style-name="ta1">
        <table:table-column table:style-name="co5" table:default-cell-style-name="ce3"/>
        <table:table-column table:style-name="co8" table:default-cell-style-name="ce5"/>
        <table:table-column table:style-name="co9" table:number-columns-repeated="128" table:default-cell-style-name="ce3"/>
        <table:table-row table:style-name="ro1">
          <table:table-cell table:formula="of:=[$Hoja2.A1]" office:value-type="string" office:string-value="COOL_24_1_POWEROFF" calcext:value-type="string">
            <text:p>COOL_24_1_POWEROFF</text:p>
          </table:table-cell>
          <table:table-cell table:formula="of:=COM.MICROSOFT.TEXTJOIN(&quot;&quot;;TRUE();[.C1:.DZ1])" office:value-type="string" office:string-value="00101000110001100000000000001000000010000100000010111111000000000000000000000000000000000000000000000000000000000000000000000000" calcext:value-type="string">
            <text:p>001010001100011000000000000010000000100001000000101111110000000000000000000000000000000000000000000000000000000000000000000000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</table:table-row>
        <table:table-row table:style-name="ro1">
          <table:table-cell table:formula="of:=[$Hoja2.B1]" office:value-type="string" office:string-value="COOL_24_1_POWERON" calcext:value-type="string">
            <text:p>COOL_24_1_POWERON</text:p>
          </table:table-cell>
          <table:table-cell table:formula="of:=COM.MICROSOFT.TEXTJOIN(&quot;&quot;;TRUE();[.C2:.DZ2])" office:value-type="string" office:string-value="00101000110001100000000000001000000010000111111110010000000011001000000110000000110010000000000000000000000000000000010011011000" calcext:value-type="string">
            <text:p>001010001100011000000000000010000000100001111111100100000000110010000001100000001100100000000000000000000000000000000100110110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</table:table-row>
        <table:table-row table:style-name="ro1">
          <table:table-cell table:style-name="ce6" table:formula="of:=[$Hoja2.C1]" office:value-type="string" office:string-value="COOL_24_1_SWINGOFF" calcext:value-type="string">
            <text:p>COOL_24_1_SWINGOFF</text:p>
          </table:table-cell>
          <table:table-cell table:formula="of:=COM.MICROSOFT.TEXTJOIN(&quot;&quot;;TRUE();[.C3:.DZ3])" office:value-type="string" office:string-value="00101000110001100000000000001000000010000111111110010000000011000000000110000000110000000000000000000000000000000000010000110100" calcext:value-type="string">
            <text:p>001010001100011000000000000010000000100001111111100100000000110000000001100000001100000000000000000000000000000000000100001101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</table:table-row>
        <table:table-row table:style-name="ro1">
          <table:table-cell table:style-name="ce7" table:formula="of:=[$Hoja2.D1]" office:value-type="string" office:string-value="COOL_24_1_SWINGON" calcext:value-type="string">
            <text:p>COOL_24_1_SWINGON</text:p>
          </table:table-cell>
          <table:table-cell table:formula="of:=COM.MICROSOFT.TEXTJOIN(&quot;&quot;;TRUE();[.C4:.DZ4])" office:value-type="string" office:string-value="00101000110001100000000000001000000010000111111110010000000011000000000110000000110010000000000000000000000000000000010000111000" calcext:value-type="string">
            <text:p>001010001100011000000000000010000000100001111111100100000000110000000001100000001100100000000000000000000000000000000100001110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</table:table-row>
        <table:table-row table:style-name="ro1">
          <table:table-cell table:style-name="ce8" table:formula="of:=[$Hoja2.E1]" office:value-type="string" office:string-value="COOL_24_4_SWINGOFF_FAN" calcext:value-type="string">
            <text:p>COOL_24_4_SWINGOFF_FAN</text:p>
          </table:table-cell>
          <table:table-cell table:formula="of:=COM.MICROSOFT.TEXTJOIN(&quot;&quot;;TRUE();[.C5:.DZ5])" office:value-type="string" office:string-value="00101000110001100000000000001000000010000111111110010000000011000000000110000000001010000000000000000000000000000000010011011000" calcext:value-type="string">
            <text:p>001010001100011000000000000010000000100001111111100100000000110000000001100000000010100000000000000000000000000000000100110110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</table:table-row>
        <table:table-row table:style-name="ro1">
          <table:table-cell table:style-name="ce8" table:formula="of:=[$Hoja2.F1]" office:value-type="string" office:string-value="COOL_24_4_SWINGON_FAN" calcext:value-type="string">
            <text:p>COOL_24_4_SWINGON_FAN</text:p>
          </table:table-cell>
          <table:table-cell table:formula="of:=COM.MICROSOFT.TEXTJOIN(&quot;&quot;;TRUE();[.C6:.DZ6])" office:value-type="string" office:string-value="00101000110001100000000000001000000010000111111110010000000011000000000110000000001010000000000000000000000000000000010011011000" calcext:value-type="string">
            <text:p>0010100011000110000000000000100000001000011111111001000000001100000000011000000000101000000000000000000000000000000001001101100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1" calcext:value-type="float">
            <text:p>1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  <table:table-cell table:formula="of:=IF(ISBLANK(INDIRECT((ADDRESS(COLUMN()-1;ROW();4;;&quot;Hoja2&quot;))));&quot;&quot;;INDIRECT((ADDRESS(COLUMN()-1;ROW();4;;&quot;Hoja2&quot;))))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number-columns-repeated="129"/>
        </table:table-row>
        <table:table-row table:style-name="ro1">
          <table:table-cell table:number-columns-repeated="130"/>
        </table:table-row>
        <table:table-row table:style-name="ro1">
          <table:table-cell table:style-name="ce6"/>
          <table:table-cell table:number-columns-repeated="129"/>
        </table:table-row>
        <table:table-row table:style-name="ro1">
          <table:table-cell table:style-name="ce7"/>
          <table:table-cell table:number-columns-repeated="129"/>
        </table:table-row>
        <table:table-row table:style-name="ro1" table:number-rows-repeated="2">
          <table:table-cell table:style-name="ce8"/>
          <table:table-cell table:number-columns-repeated="129"/>
        </table:table-row>
        <table:table-row table:style-name="ro1" table:number-rows-repeated="2">
          <table:table-cell table:number-columns-repeated="130"/>
        </table:table-row>
        <table:table-row table:style-name="ro1" table:number-rows-repeated="12">
          <table:table-cell table:style-name="ce8"/>
          <table:table-cell table:number-columns-repeated="129"/>
        </table:table-row>
        <table:table-row table:style-name="ro1" table:number-rows-repeated="18">
          <table:table-cell table:number-columns-repeated="130"/>
        </table:table-row>
        <table:table-row table:style-name="ro1">
          <table:table-cell table:number-columns-repeated="130"/>
        </table:table-row>
      </table:table>
      <table:table table:name="Hoja4" table:style-name="ta1">
        <table:table-column table:style-name="co5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ce11"/>
        <table:table-column table:style-name="co10" table:number-columns-repeated="4" table:default-cell-style-name="ce11"/>
        <table:table-column table:style-name="co10" table:default-cell-style-name="Default"/>
        <table:table-column table:style-name="co10" table:number-columns-repeated="2" table:default-cell-style-name="ce11"/>
        <table:table-column table:style-name="co10" table:number-columns-repeated="5" table:default-cell-style-name="Default"/>
        <table:table-column table:style-name="co10" table:number-columns-repeated="6" table:default-cell-style-name="ce11"/>
        <table:table-column table:style-name="co10" table:number-columns-repeated="10" table:default-cell-style-name="Default"/>
        <table:table-row table:style-name="ro1">
          <table:table-cell table:style-name="ce3" table:formula="of:=[$Hoja3.A1]" office:value-type="string" office:string-value="COOL_24_1_POWEROFF" calcext:value-type="string">
            <text:p>COOL_24_1_POWEROFF</text:p>
          </table:table-cell>
          <table:table-cell table:style-name="ce10" table:formula="of:=MID([$Hoja3.B1];(COLUMN()-2)*4+1;4)" office:value-type="string" office:string-value="0010" calcext:value-type="string">
            <text:p>0010</text:p>
          </table:table-cell>
          <table:table-cell table:style-name="ce10" table:formula="of:=MID([$Hoja3.B1];(COLUMN()-2)*4+1;4)" office:value-type="string" office:string-value="1000" calcext:value-type="string">
            <text:p>1000</text:p>
          </table:table-cell>
          <table:table-cell table:style-name="ce10" table:formula="of:=MID([$Hoja3.B1];(COLUMN()-2)*4+1;4)" office:value-type="string" office:string-value="1100" calcext:value-type="string">
            <text:p>1100</text:p>
          </table:table-cell>
          <table:table-cell table:style-name="ce14" table:formula="of:=MID([$Hoja3.B1];(COLUMN()-2)*4+1;4)" office:value-type="string" office:string-value="0110" calcext:value-type="string">
            <text:p>011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1000" calcext:value-type="string">
            <text:p>1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1000" calcext:value-type="string">
            <text:p>1000</text:p>
          </table:table-cell>
          <table:table-cell table:style-name="ce14" table:formula="of:=MID([$Hoja3.B1];(COLUMN()-2)*4+1;4)" office:value-type="string" office:string-value="0100" calcext:value-type="string">
            <text:p>01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1011" calcext:value-type="string">
            <text:p>1011</text:p>
          </table:table-cell>
          <table:table-cell table:style-name="ce14" table:formula="of:=MID([$Hoja3.B1];(COLUMN()-2)*4+1;4)" office:value-type="string" office:string-value="1111" calcext:value-type="string">
            <text:p>1111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  <table:table-cell table:style-name="ce14" table:formula="of:=MID([$Hoja3.B1];(COLUMN()-2)*4+1;4)" office:value-type="string" office:string-value="0000" calcext:value-type="string">
            <text:p>0000</text:p>
          </table:table-cell>
        </table:table-row>
        <table:table-row table:style-name="ro1">
          <table:table-cell table:style-name="ce3" table:formula="of:=[$Hoja3.A2]" office:value-type="string" office:string-value="COOL_24_1_POWERON" calcext:value-type="string">
            <text:p>COOL_24_1_POWERON</text:p>
          </table:table-cell>
          <table:table-cell table:style-name="ce10" table:formula="of:=MID([$Hoja3.B2];(COLUMN()-2)*4+1;4)" office:value-type="string" office:string-value="0010" calcext:value-type="string">
            <text:p>0010</text:p>
          </table:table-cell>
          <table:table-cell table:style-name="ce10" table:formula="of:=MID([$Hoja3.B2];(COLUMN()-2)*4+1;4)" office:value-type="string" office:string-value="1000" calcext:value-type="string">
            <text:p>1000</text:p>
          </table:table-cell>
          <table:table-cell table:style-name="ce10" table:formula="of:=MID([$Hoja3.B2];(COLUMN()-2)*4+1;4)" office:value-type="string" office:string-value="1100" calcext:value-type="string">
            <text:p>1100</text:p>
          </table:table-cell>
          <table:table-cell table:style-name="ce14" table:formula="of:=MID([$Hoja3.B2];(COLUMN()-2)*4+1;4)" office:value-type="string" office:string-value="0110" calcext:value-type="string">
            <text:p>011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1000" calcext:value-type="string">
            <text:p>1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1000" calcext:value-type="string">
            <text:p>1000</text:p>
          </table:table-cell>
          <table:table-cell table:style-name="ce14" table:formula="of:=MID([$Hoja3.B2];(COLUMN()-2)*4+1;4)" office:value-type="string" office:string-value="0111" calcext:value-type="string">
            <text:p>0111</text:p>
          </table:table-cell>
          <table:table-cell table:style-name="ce14" table:formula="of:=MID([$Hoja3.B2];(COLUMN()-2)*4+1;4)" office:value-type="string" office:string-value="1111" calcext:value-type="string">
            <text:p>1111</text:p>
          </table:table-cell>
          <table:table-cell table:style-name="ce14" table:formula="of:=MID([$Hoja3.B2];(COLUMN()-2)*4+1;4)" office:value-type="string" office:string-value="1001" calcext:value-type="string">
            <text:p>1001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1100" calcext:value-type="string">
            <text:p>1100</text:p>
          </table:table-cell>
          <table:table-cell table:style-name="ce14" table:formula="of:=MID([$Hoja3.B2];(COLUMN()-2)*4+1;4)" office:value-type="string" office:string-value="1000" calcext:value-type="string">
            <text:p>1000</text:p>
          </table:table-cell>
          <table:table-cell table:style-name="ce14" table:formula="of:=MID([$Hoja3.B2];(COLUMN()-2)*4+1;4)" office:value-type="string" office:string-value="0001" calcext:value-type="string">
            <text:p>0001</text:p>
          </table:table-cell>
          <table:table-cell table:style-name="ce14" table:formula="of:=MID([$Hoja3.B2];(COLUMN()-2)*4+1;4)" office:value-type="string" office:string-value="1000" calcext:value-type="string">
            <text:p>1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1100" calcext:value-type="string">
            <text:p>1100</text:p>
          </table:table-cell>
          <table:table-cell table:style-name="ce14" table:formula="of:=MID([$Hoja3.B2];(COLUMN()-2)*4+1;4)" office:value-type="string" office:string-value="1000" calcext:value-type="string">
            <text:p>1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000" calcext:value-type="string">
            <text:p>0000</text:p>
          </table:table-cell>
          <table:table-cell table:style-name="ce14" table:formula="of:=MID([$Hoja3.B2];(COLUMN()-2)*4+1;4)" office:value-type="string" office:string-value="0100" calcext:value-type="string">
            <text:p>0100</text:p>
          </table:table-cell>
          <table:table-cell table:style-name="ce14" table:formula="of:=MID([$Hoja3.B2];(COLUMN()-2)*4+1;4)" office:value-type="string" office:string-value="1101" calcext:value-type="string">
            <text:p>1101</text:p>
          </table:table-cell>
          <table:table-cell table:style-name="ce14" table:formula="of:=MID([$Hoja3.B2];(COLUMN()-2)*4+1;4)" office:value-type="string" office:string-value="1000" calcext:value-type="string">
            <text:p>1000</text:p>
          </table:table-cell>
        </table:table-row>
        <table:table-row table:style-name="ro1">
          <table:table-cell table:style-name="ce3" table:formula="of:=[$Hoja3.A3]" office:value-type="string" office:string-value="COOL_24_1_SWINGOFF" calcext:value-type="string">
            <text:p>COOL_24_1_SWINGOFF</text:p>
          </table:table-cell>
          <table:table-cell table:style-name="ce10" table:formula="of:=MID([$Hoja3.B3];(COLUMN()-2)*4+1;4)" office:value-type="string" office:string-value="0010" calcext:value-type="string">
            <text:p>0010</text:p>
          </table:table-cell>
          <table:table-cell table:style-name="ce10" table:formula="of:=MID([$Hoja3.B3];(COLUMN()-2)*4+1;4)" office:value-type="string" office:string-value="1000" calcext:value-type="string">
            <text:p>1000</text:p>
          </table:table-cell>
          <table:table-cell table:style-name="ce10" table:formula="of:=MID([$Hoja3.B3];(COLUMN()-2)*4+1;4)" office:value-type="string" office:string-value="1100" calcext:value-type="string">
            <text:p>1100</text:p>
          </table:table-cell>
          <table:table-cell table:style-name="ce14" table:formula="of:=MID([$Hoja3.B3];(COLUMN()-2)*4+1;4)" office:value-type="string" office:string-value="0110" calcext:value-type="string">
            <text:p>011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1000" calcext:value-type="string">
            <text:p>1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1000" calcext:value-type="string">
            <text:p>1000</text:p>
          </table:table-cell>
          <table:table-cell table:style-name="ce14" table:formula="of:=MID([$Hoja3.B3];(COLUMN()-2)*4+1;4)" office:value-type="string" office:string-value="0111" calcext:value-type="string">
            <text:p>0111</text:p>
          </table:table-cell>
          <table:table-cell table:style-name="ce14" table:formula="of:=MID([$Hoja3.B3];(COLUMN()-2)*4+1;4)" office:value-type="string" office:string-value="1111" calcext:value-type="string">
            <text:p>1111</text:p>
          </table:table-cell>
          <table:table-cell table:style-name="ce14" table:formula="of:=MID([$Hoja3.B3];(COLUMN()-2)*4+1;4)" office:value-type="string" office:string-value="1001" calcext:value-type="string">
            <text:p>1001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1100" calcext:value-type="string">
            <text:p>11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1" calcext:value-type="string">
            <text:p>0001</text:p>
          </table:table-cell>
          <table:table-cell table:style-name="ce14" table:formula="of:=MID([$Hoja3.B3];(COLUMN()-2)*4+1;4)" office:value-type="string" office:string-value="1000" calcext:value-type="string">
            <text:p>1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1100" calcext:value-type="string">
            <text:p>11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000" calcext:value-type="string">
            <text:p>0000</text:p>
          </table:table-cell>
          <table:table-cell table:style-name="ce14" table:formula="of:=MID([$Hoja3.B3];(COLUMN()-2)*4+1;4)" office:value-type="string" office:string-value="0100" calcext:value-type="string">
            <text:p>0100</text:p>
          </table:table-cell>
          <table:table-cell table:style-name="ce14" table:formula="of:=MID([$Hoja3.B3];(COLUMN()-2)*4+1;4)" office:value-type="string" office:string-value="0011" calcext:value-type="string">
            <text:p>0011</text:p>
          </table:table-cell>
          <table:table-cell table:style-name="ce14" table:formula="of:=MID([$Hoja3.B3];(COLUMN()-2)*4+1;4)" office:value-type="string" office:string-value="0100" calcext:value-type="string">
            <text:p>0100</text:p>
          </table:table-cell>
        </table:table-row>
        <table:table-row table:style-name="ro1">
          <table:table-cell table:style-name="ce3" table:formula="of:=[$Hoja3.A4]" office:value-type="string" office:string-value="COOL_24_1_SWINGON" calcext:value-type="string">
            <text:p>COOL_24_1_SWINGON</text:p>
          </table:table-cell>
          <table:table-cell table:style-name="ce10" table:formula="of:=MID([$Hoja3.B4];(COLUMN()-2)*4+1;4)" office:value-type="string" office:string-value="0010" calcext:value-type="string">
            <text:p>0010</text:p>
          </table:table-cell>
          <table:table-cell table:style-name="ce10" table:formula="of:=MID([$Hoja3.B4];(COLUMN()-2)*4+1;4)" office:value-type="string" office:string-value="1000" calcext:value-type="string">
            <text:p>1000</text:p>
          </table:table-cell>
          <table:table-cell table:style-name="ce10" table:formula="of:=MID([$Hoja3.B4];(COLUMN()-2)*4+1;4)" office:value-type="string" office:string-value="1100" calcext:value-type="string">
            <text:p>1100</text:p>
          </table:table-cell>
          <table:table-cell table:style-name="ce14" table:formula="of:=MID([$Hoja3.B4];(COLUMN()-2)*4+1;4)" office:value-type="string" office:string-value="0110" calcext:value-type="string">
            <text:p>011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1000" calcext:value-type="string">
            <text:p>1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1000" calcext:value-type="string">
            <text:p>1000</text:p>
          </table:table-cell>
          <table:table-cell table:style-name="ce14" table:formula="of:=MID([$Hoja3.B4];(COLUMN()-2)*4+1;4)" office:value-type="string" office:string-value="0111" calcext:value-type="string">
            <text:p>0111</text:p>
          </table:table-cell>
          <table:table-cell table:style-name="ce14" table:formula="of:=MID([$Hoja3.B4];(COLUMN()-2)*4+1;4)" office:value-type="string" office:string-value="1111" calcext:value-type="string">
            <text:p>1111</text:p>
          </table:table-cell>
          <table:table-cell table:style-name="ce14" table:formula="of:=MID([$Hoja3.B4];(COLUMN()-2)*4+1;4)" office:value-type="string" office:string-value="1001" calcext:value-type="string">
            <text:p>1001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1100" calcext:value-type="string">
            <text:p>11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1" calcext:value-type="string">
            <text:p>0001</text:p>
          </table:table-cell>
          <table:table-cell table:style-name="ce14" table:formula="of:=MID([$Hoja3.B4];(COLUMN()-2)*4+1;4)" office:value-type="string" office:string-value="1000" calcext:value-type="string">
            <text:p>1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1100" calcext:value-type="string">
            <text:p>1100</text:p>
          </table:table-cell>
          <table:table-cell table:style-name="ce14" table:formula="of:=MID([$Hoja3.B4];(COLUMN()-2)*4+1;4)" office:value-type="string" office:string-value="1000" calcext:value-type="string">
            <text:p>1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000" calcext:value-type="string">
            <text:p>0000</text:p>
          </table:table-cell>
          <table:table-cell table:style-name="ce14" table:formula="of:=MID([$Hoja3.B4];(COLUMN()-2)*4+1;4)" office:value-type="string" office:string-value="0100" calcext:value-type="string">
            <text:p>0100</text:p>
          </table:table-cell>
          <table:table-cell table:style-name="ce14" table:formula="of:=MID([$Hoja3.B4];(COLUMN()-2)*4+1;4)" office:value-type="string" office:string-value="0011" calcext:value-type="string">
            <text:p>0011</text:p>
          </table:table-cell>
          <table:table-cell table:style-name="ce14" table:formula="of:=MID([$Hoja3.B4];(COLUMN()-2)*4+1;4)" office:value-type="string" office:string-value="1000" calcext:value-type="string">
            <text:p>1000</text:p>
          </table:table-cell>
        </table:table-row>
        <table:table-row table:style-name="ro1">
          <table:table-cell table:style-name="ce3" table:formula="of:=[$Hoja3.A5]" office:value-type="string" office:string-value="COOL_24_4_SWINGOFF_FAN" calcext:value-type="string">
            <text:p>COOL_24_4_SWINGOFF_FAN</text:p>
          </table:table-cell>
          <table:table-cell table:style-name="ce10" table:formula="of:=MID([$Hoja3.B5];(COLUMN()-2)*4+1;4)" office:value-type="string" office:string-value="0010" calcext:value-type="string">
            <text:p>0010</text:p>
          </table:table-cell>
          <table:table-cell table:style-name="ce10" table:formula="of:=MID([$Hoja3.B5];(COLUMN()-2)*4+1;4)" office:value-type="string" office:string-value="1000" calcext:value-type="string">
            <text:p>1000</text:p>
          </table:table-cell>
          <table:table-cell table:style-name="ce10" table:formula="of:=MID([$Hoja3.B5];(COLUMN()-2)*4+1;4)" office:value-type="string" office:string-value="1100" calcext:value-type="string">
            <text:p>1100</text:p>
          </table:table-cell>
          <table:table-cell table:style-name="ce14" table:formula="of:=MID([$Hoja3.B5];(COLUMN()-2)*4+1;4)" office:value-type="string" office:string-value="0110" calcext:value-type="string">
            <text:p>011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1000" calcext:value-type="string">
            <text:p>1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1000" calcext:value-type="string">
            <text:p>1000</text:p>
          </table:table-cell>
          <table:table-cell table:style-name="ce14" table:formula="of:=MID([$Hoja3.B5];(COLUMN()-2)*4+1;4)" office:value-type="string" office:string-value="0111" calcext:value-type="string">
            <text:p>0111</text:p>
          </table:table-cell>
          <table:table-cell table:style-name="ce14" table:formula="of:=MID([$Hoja3.B5];(COLUMN()-2)*4+1;4)" office:value-type="string" office:string-value="1111" calcext:value-type="string">
            <text:p>1111</text:p>
          </table:table-cell>
          <table:table-cell table:style-name="ce14" table:formula="of:=MID([$Hoja3.B5];(COLUMN()-2)*4+1;4)" office:value-type="string" office:string-value="1001" calcext:value-type="string">
            <text:p>1001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1100" calcext:value-type="string">
            <text:p>11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1" calcext:value-type="string">
            <text:p>0001</text:p>
          </table:table-cell>
          <table:table-cell table:style-name="ce14" table:formula="of:=MID([$Hoja3.B5];(COLUMN()-2)*4+1;4)" office:value-type="string" office:string-value="1000" calcext:value-type="string">
            <text:p>1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10" calcext:value-type="string">
            <text:p>0010</text:p>
          </table:table-cell>
          <table:table-cell table:style-name="ce14" table:formula="of:=MID([$Hoja3.B5];(COLUMN()-2)*4+1;4)" office:value-type="string" office:string-value="1000" calcext:value-type="string">
            <text:p>1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000" calcext:value-type="string">
            <text:p>0000</text:p>
          </table:table-cell>
          <table:table-cell table:style-name="ce14" table:formula="of:=MID([$Hoja3.B5];(COLUMN()-2)*4+1;4)" office:value-type="string" office:string-value="0100" calcext:value-type="string">
            <text:p>0100</text:p>
          </table:table-cell>
          <table:table-cell table:style-name="ce14" table:formula="of:=MID([$Hoja3.B5];(COLUMN()-2)*4+1;4)" office:value-type="string" office:string-value="1101" calcext:value-type="string">
            <text:p>1101</text:p>
          </table:table-cell>
          <table:table-cell table:style-name="ce14" table:formula="of:=MID([$Hoja3.B5];(COLUMN()-2)*4+1;4)" office:value-type="string" office:string-value="1000" calcext:value-type="string">
            <text:p>1000</text:p>
          </table:table-cell>
        </table:table-row>
        <table:table-row table:style-name="ro1">
          <table:table-cell table:style-name="ce3" table:formula="of:=[$Hoja3.A6]" office:value-type="string" office:string-value="COOL_24_4_SWINGON_FAN" calcext:value-type="string">
            <text:p>COOL_24_4_SWINGON_FAN</text:p>
          </table:table-cell>
          <table:table-cell table:style-name="ce10" table:formula="of:=MID([$Hoja3.B6];(COLUMN()-2)*4+1;4)" office:value-type="string" office:string-value="0010" calcext:value-type="string">
            <text:p>0010</text:p>
          </table:table-cell>
          <table:table-cell table:style-name="ce10" table:formula="of:=MID([$Hoja3.B6];(COLUMN()-2)*4+1;4)" office:value-type="string" office:string-value="1000" calcext:value-type="string">
            <text:p>1000</text:p>
          </table:table-cell>
          <table:table-cell table:style-name="ce10" table:formula="of:=MID([$Hoja3.B6];(COLUMN()-2)*4+1;4)" office:value-type="string" office:string-value="1100" calcext:value-type="string">
            <text:p>1100</text:p>
          </table:table-cell>
          <table:table-cell table:style-name="ce14" table:formula="of:=MID([$Hoja3.B6];(COLUMN()-2)*4+1;4)" office:value-type="string" office:string-value="0110" calcext:value-type="string">
            <text:p>011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1000" calcext:value-type="string">
            <text:p>1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1000" calcext:value-type="string">
            <text:p>1000</text:p>
          </table:table-cell>
          <table:table-cell table:style-name="ce14" table:formula="of:=MID([$Hoja3.B6];(COLUMN()-2)*4+1;4)" office:value-type="string" office:string-value="0111" calcext:value-type="string">
            <text:p>0111</text:p>
          </table:table-cell>
          <table:table-cell table:style-name="ce14" table:formula="of:=MID([$Hoja3.B6];(COLUMN()-2)*4+1;4)" office:value-type="string" office:string-value="1111" calcext:value-type="string">
            <text:p>1111</text:p>
          </table:table-cell>
          <table:table-cell table:style-name="ce14" table:formula="of:=MID([$Hoja3.B6];(COLUMN()-2)*4+1;4)" office:value-type="string" office:string-value="1001" calcext:value-type="string">
            <text:p>1001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1100" calcext:value-type="string">
            <text:p>11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1" calcext:value-type="string">
            <text:p>0001</text:p>
          </table:table-cell>
          <table:table-cell table:style-name="ce14" table:formula="of:=MID([$Hoja3.B6];(COLUMN()-2)*4+1;4)" office:value-type="string" office:string-value="1000" calcext:value-type="string">
            <text:p>1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10" calcext:value-type="string">
            <text:p>0010</text:p>
          </table:table-cell>
          <table:table-cell table:style-name="ce14" table:formula="of:=MID([$Hoja3.B6];(COLUMN()-2)*4+1;4)" office:value-type="string" office:string-value="1000" calcext:value-type="string">
            <text:p>1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000" calcext:value-type="string">
            <text:p>0000</text:p>
          </table:table-cell>
          <table:table-cell table:style-name="ce14" table:formula="of:=MID([$Hoja3.B6];(COLUMN()-2)*4+1;4)" office:value-type="string" office:string-value="0100" calcext:value-type="string">
            <text:p>0100</text:p>
          </table:table-cell>
          <table:table-cell table:style-name="ce14" table:formula="of:=MID([$Hoja3.B6];(COLUMN()-2)*4+1;4)" office:value-type="string" office:string-value="1101" calcext:value-type="string">
            <text:p>1101</text:p>
          </table:table-cell>
          <table:table-cell table:style-name="ce14" table:formula="of:=MID([$Hoja3.B6];(COLUMN()-2)*4+1;4)" office:value-type="string" office:string-value="1000" calcext:value-type="string">
            <text:p>1000</text:p>
          </table:table-cell>
        </table:table-row>
        <table:table-row table:style-name="ro1">
          <table:table-cell table:style-name="ce3" table:formula="of:=[$Hoja3.A7]" office:value-type="float" office:value="0" calcext:value-type="float">
            <text:p>0</text:p>
          </table:table-cell>
          <table:table-cell table:style-name="ce10" table:formula="of:=MID([$Hoja3.B7];(COLUMN()-2)*4+1;4)">
            <text:p/>
          </table:table-cell>
          <table:table-cell table:style-name="ce10" table:formula="of:=MID([$Hoja3.B7];(COLUMN()-2)*4+1;4)">
            <text:p/>
          </table:table-cell>
          <table:table-cell table:style-name="ce10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  <table:table-cell table:style-name="ce14" table:formula="of:=MID([$Hoja3.B7];(COLUMN()-2)*4+1;4)">
            <text:p/>
          </table:table-cell>
        </table:table-row>
        <table:table-row table:style-name="ro1">
          <table:table-cell table:style-name="ce3" table:formula="of:=[$Hoja3.A8]" office:value-type="float" office:value="0" calcext:value-type="float">
            <text:p>0</text:p>
          </table:table-cell>
          <table:table-cell table:style-name="ce10" table:formula="of:=MID([$Hoja3.B8];(COLUMN()-2)*4+1;4)">
            <text:p/>
          </table:table-cell>
          <table:table-cell table:style-name="ce10" table:formula="of:=MID([$Hoja3.B8];(COLUMN()-2)*4+1;4)">
            <text:p/>
          </table:table-cell>
          <table:table-cell table:style-name="ce10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  <table:table-cell table:style-name="ce14" table:formula="of:=MID([$Hoja3.B8];(COLUMN()-2)*4+1;4)">
            <text:p/>
          </table:table-cell>
        </table:table-row>
        <table:table-row table:style-name="ro1">
          <table:table-cell table:style-name="ce3" table:formula="of:=[$Hoja3.A9]" office:value-type="float" office:value="0" calcext:value-type="float">
            <text:p>0</text:p>
          </table:table-cell>
          <table:table-cell table:style-name="ce10" table:formula="of:=MID([$Hoja3.B9];(COLUMN()-2)*4+1;4)">
            <text:p/>
          </table:table-cell>
          <table:table-cell table:style-name="ce10" table:formula="of:=MID([$Hoja3.B9];(COLUMN()-2)*4+1;4)">
            <text:p/>
          </table:table-cell>
          <table:table-cell table:style-name="ce10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  <table:table-cell table:style-name="ce14" table:formula="of:=MID([$Hoja3.B9];(COLUMN()-2)*4+1;4)">
            <text:p/>
          </table:table-cell>
        </table:table-row>
        <table:table-row table:style-name="ro1">
          <table:table-cell table:style-name="ce3" table:formula="of:=[$Hoja3.A10]" office:value-type="float" office:value="0" calcext:value-type="float">
            <text:p>0</text:p>
          </table:table-cell>
          <table:table-cell table:style-name="ce10" table:formula="of:=MID([$Hoja3.B10];(COLUMN()-2)*4+1;4)">
            <text:p/>
          </table:table-cell>
          <table:table-cell table:style-name="ce10" table:formula="of:=MID([$Hoja3.B10];(COLUMN()-2)*4+1;4)">
            <text:p/>
          </table:table-cell>
          <table:table-cell table:style-name="ce10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  <table:table-cell table:style-name="ce14" table:formula="of:=MID([$Hoja3.B10];(COLUMN()-2)*4+1;4)">
            <text:p/>
          </table:table-cell>
        </table:table-row>
        <table:table-row table:style-name="ro1">
          <table:table-cell table:style-name="ce3" table:formula="of:=[$Hoja3.A11]" office:value-type="float" office:value="0" calcext:value-type="float">
            <text:p>0</text:p>
          </table:table-cell>
          <table:table-cell table:style-name="ce10" table:formula="of:=MID([$Hoja3.B11];(COLUMN()-2)*4+1;4)">
            <text:p/>
          </table:table-cell>
          <table:table-cell table:style-name="ce10" table:formula="of:=MID([$Hoja3.B11];(COLUMN()-2)*4+1;4)">
            <text:p/>
          </table:table-cell>
          <table:table-cell table:style-name="ce10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  <table:table-cell table:style-name="ce14" table:formula="of:=MID([$Hoja3.B11];(COLUMN()-2)*4+1;4)">
            <text:p/>
          </table:table-cell>
        </table:table-row>
        <table:table-row table:style-name="ro1">
          <table:table-cell table:style-name="ce3" table:formula="of:=[$Hoja3.A12]" office:value-type="float" office:value="0" calcext:value-type="float">
            <text:p>0</text:p>
          </table:table-cell>
          <table:table-cell table:style-name="ce10" table:formula="of:=MID([$Hoja3.B12];(COLUMN()-2)*4+1;4)">
            <text:p/>
          </table:table-cell>
          <table:table-cell table:style-name="ce10" table:formula="of:=MID([$Hoja3.B12];(COLUMN()-2)*4+1;4)">
            <text:p/>
          </table:table-cell>
          <table:table-cell table:style-name="ce10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  <table:table-cell table:style-name="ce14" table:formula="of:=MID([$Hoja3.B12];(COLUMN()-2)*4+1;4)">
            <text:p/>
          </table:table-cell>
        </table:table-row>
        <table:table-row table:style-name="ro1">
          <table:table-cell table:style-name="ce3" table:formula="of:=[$Hoja3.A13]" office:value-type="float" office:value="0" calcext:value-type="float">
            <text:p>0</text:p>
          </table:table-cell>
          <table:table-cell table:style-name="ce10" table:formula="of:=MID([$Hoja3.B13];(COLUMN()-2)*4+1;4)">
            <text:p/>
          </table:table-cell>
          <table:table-cell table:style-name="ce10" table:formula="of:=MID([$Hoja3.B13];(COLUMN()-2)*4+1;4)">
            <text:p/>
          </table:table-cell>
          <table:table-cell table:style-name="ce10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  <table:table-cell table:style-name="ce14" table:formula="of:=MID([$Hoja3.B13];(COLUMN()-2)*4+1;4)">
            <text:p/>
          </table:table-cell>
        </table:table-row>
        <table:table-row table:style-name="ro1">
          <table:table-cell table:style-name="ce3" table:formula="of:=[$Hoja3.A14]" office:value-type="float" office:value="0" calcext:value-type="float">
            <text:p>0</text:p>
          </table:table-cell>
          <table:table-cell table:style-name="ce10" table:formula="of:=MID([$Hoja3.B14];(COLUMN()-2)*4+1;4)">
            <text:p/>
          </table:table-cell>
          <table:table-cell table:style-name="ce10" table:formula="of:=MID([$Hoja3.B14];(COLUMN()-2)*4+1;4)">
            <text:p/>
          </table:table-cell>
          <table:table-cell table:style-name="ce10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  <table:table-cell table:style-name="ce14" table:formula="of:=MID([$Hoja3.B14];(COLUMN()-2)*4+1;4)">
            <text:p/>
          </table:table-cell>
        </table:table-row>
        <table:table-row table:style-name="ro1">
          <table:table-cell table:style-name="ce3" table:formula="of:=[$Hoja3.A15]" office:value-type="float" office:value="0" calcext:value-type="float">
            <text:p>0</text:p>
          </table:table-cell>
          <table:table-cell table:style-name="ce10" table:formula="of:=MID([$Hoja3.B15];(COLUMN()-2)*4+1;4)">
            <text:p/>
          </table:table-cell>
          <table:table-cell table:style-name="ce10" table:formula="of:=MID([$Hoja3.B15];(COLUMN()-2)*4+1;4)">
            <text:p/>
          </table:table-cell>
          <table:table-cell table:style-name="ce10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  <table:table-cell table:style-name="ce14" table:formula="of:=MID([$Hoja3.B15];(COLUMN()-2)*4+1;4)">
            <text:p/>
          </table:table-cell>
        </table:table-row>
        <table:table-row table:style-name="ro1">
          <table:table-cell table:style-name="ce3" table:formula="of:=[$Hoja3.A16]" office:value-type="float" office:value="0" calcext:value-type="float">
            <text:p>0</text:p>
          </table:table-cell>
          <table:table-cell table:style-name="ce10" table:formula="of:=MID([$Hoja3.B16];(COLUMN()-2)*4+1;4)">
            <text:p/>
          </table:table-cell>
          <table:table-cell table:style-name="ce10" table:formula="of:=MID([$Hoja3.B16];(COLUMN()-2)*4+1;4)">
            <text:p/>
          </table:table-cell>
          <table:table-cell table:style-name="ce10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  <table:table-cell table:style-name="ce14" table:formula="of:=MID([$Hoja3.B16];(COLUMN()-2)*4+1;4)">
            <text:p/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"/>
        </table:table-row>
        <table:table-row table:style-name="ro1">
          <table:table-cell office:value-type="string" calcext:value-type="string">
            <text:p>BYTES INVERTIDOS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"/>
        </table:table-row>
        <table:table-row table:style-name="ro1">
          <table:table-cell table:formula="of:=[.A1]" office:value-type="string" office:string-value="COOL_24_1_POWEROFF" calcext:value-type="string">
            <text:p>COOL_24_1_POWEROFF</text:p>
          </table:table-cell>
          <table:table-cell table:style-name="ce11" table:formula="of:=REVERSE([.B1])" office:value-type="string" office:string-value="0100" calcext:value-type="string">
            <text:p>0100</text:p>
          </table:table-cell>
          <table:table-cell table:style-name="ce11" table:formula="of:=REVERSE([.C1])" office:value-type="string" office:string-value="0001" calcext:value-type="string">
            <text:p>0001</text:p>
          </table:table-cell>
          <table:table-cell table:formula="of:=REVERSE([.D1])" office:value-type="string" office:string-value="0011" calcext:value-type="string">
            <text:p>0011</text:p>
          </table:table-cell>
          <table:table-cell table:formula="of:=REVERSE([.E1])" office:value-type="string" office:string-value="0110" calcext:value-type="string">
            <text:p>0110</text:p>
          </table:table-cell>
          <table:table-cell table:formula="of:=REVERSE([.F1])" office:value-type="string" office:string-value="0000" calcext:value-type="string">
            <text:p>0000</text:p>
          </table:table-cell>
          <table:table-cell table:formula="of:=REVERSE([.G1])" office:value-type="string" office:string-value="0000" calcext:value-type="string">
            <text:p>0000</text:p>
          </table:table-cell>
          <table:table-cell table:formula="of:=REVERSE([.H1])" office:value-type="string" office:string-value="0000" calcext:value-type="string">
            <text:p>0000</text:p>
          </table:table-cell>
          <table:table-cell table:formula="of:=REVERSE([.I1])" office:value-type="string" office:string-value="0001" calcext:value-type="string">
            <text:p>0001</text:p>
          </table:table-cell>
          <table:table-cell table:style-name="ce11" table:formula="of:=REVERSE([.J1])" office:value-type="string" office:string-value="0000" calcext:value-type="string">
            <text:p>0000</text:p>
          </table:table-cell>
          <table:table-cell table:formula="of:=REVERSE([.K1])" office:value-type="string" office:string-value="0001" calcext:value-type="string">
            <text:p>0001</text:p>
          </table:table-cell>
          <table:table-cell table:formula="of:=REVERSE([.L1])" office:value-type="string" office:string-value="0010" calcext:value-type="string">
            <text:p>0010</text:p>
          </table:table-cell>
          <table:table-cell table:style-name="ce11" table:formula="of:=REVERSE([.M1])" office:value-type="string" office:string-value="0000" calcext:value-type="string">
            <text:p>0000</text:p>
          </table:table-cell>
          <table:table-cell table:style-name="ce11" table:formula="of:=REVERSE([.N1])" office:value-type="string" office:string-value="1101" calcext:value-type="string">
            <text:p>1101</text:p>
          </table:table-cell>
          <table:table-cell table:style-name="ce11" table:formula="of:=REVERSE([.O1])" office:value-type="string" office:string-value="1111" calcext:value-type="string">
            <text:p>1111</text:p>
          </table:table-cell>
          <table:table-cell table:style-name="ce11" table:formula="of:=REVERSE([.P1])" office:value-type="string" office:string-value="0000" calcext:value-type="string">
            <text:p>0000</text:p>
          </table:table-cell>
          <table:table-cell table:style-name="ce11" table:formula="of:=REVERSE([.Q1])" office:value-type="string" office:string-value="0000" calcext:value-type="string">
            <text:p>0000</text:p>
          </table:table-cell>
          <table:table-cell table:formula="of:=REVERSE([.R1])" office:value-type="string" office:string-value="0000" calcext:value-type="string">
            <text:p>0000</text:p>
          </table:table-cell>
          <table:table-cell table:formula="of:=REVERSE([.S1])" office:value-type="string" office:string-value="0000" calcext:value-type="string">
            <text:p>0000</text:p>
          </table:table-cell>
          <table:table-cell table:formula="of:=REVERSE([.T1])" office:value-type="string" office:string-value="0000" calcext:value-type="string">
            <text:p>0000</text:p>
          </table:table-cell>
          <table:table-cell table:formula="of:=REVERSE([.U1])" office:value-type="string" office:string-value="0000" calcext:value-type="string">
            <text:p>0000</text:p>
          </table:table-cell>
          <table:table-cell table:formula="of:=REVERSE([.V1])" office:value-type="string" office:string-value="0000" calcext:value-type="string">
            <text:p>0000</text:p>
          </table:table-cell>
          <table:table-cell table:formula="of:=REVERSE([.W1])" office:value-type="string" office:string-value="0000" calcext:value-type="string">
            <text:p>0000</text:p>
          </table:table-cell>
          <table:table-cell table:style-name="ce11" table:formula="of:=REVERSE([.X1])" office:value-type="string" office:string-value="0000" calcext:value-type="string">
            <text:p>0000</text:p>
          </table:table-cell>
          <table:table-cell table:style-name="ce11" table:formula="of:=REVERSE([.Y1])" office:value-type="string" office:string-value="0000" calcext:value-type="string">
            <text:p>0000</text:p>
          </table:table-cell>
          <table:table-cell table:style-name="ce11" table:formula="of:=REVERSE([.Z1])" office:value-type="string" office:string-value="0000" calcext:value-type="string">
            <text:p>0000</text:p>
          </table:table-cell>
          <table:table-cell table:style-name="ce11" table:formula="of:=REVERSE([.AA1])" office:value-type="string" office:string-value="0000" calcext:value-type="string">
            <text:p>0000</text:p>
          </table:table-cell>
          <table:table-cell table:style-name="ce11" table:formula="of:=REVERSE([.AB1])" office:value-type="string" office:string-value="0000" calcext:value-type="string">
            <text:p>0000</text:p>
          </table:table-cell>
          <table:table-cell table:style-name="ce11" table:formula="of:=REVERSE([.AC1])" office:value-type="string" office:string-value="0000" calcext:value-type="string">
            <text:p>0000</text:p>
          </table:table-cell>
          <table:table-cell table:style-name="ce11" table:formula="of:=REVERSE([.AD1])" office:value-type="string" office:string-value="0000" calcext:value-type="string">
            <text:p>0000</text:p>
          </table:table-cell>
          <table:table-cell table:style-name="ce11" table:formula="of:=REVERSE([.AE1])" office:value-type="string" office:string-value="0000" calcext:value-type="string">
            <text:p>0000</text:p>
          </table:table-cell>
          <table:table-cell table:style-name="ce11" table:formula="of:=REVERSE([.AF1])" office:value-type="string" office:string-value="0000" calcext:value-type="string">
            <text:p>0000</text:p>
          </table:table-cell>
          <table:table-cell table:style-name="ce11" table:formula="of:=REVERSE([.AG1])" office:value-type="string" office:string-value="0000" calcext:value-type="string">
            <text:p>0000</text:p>
          </table:table-cell>
        </table:table-row>
        <table:table-row table:style-name="ro1">
          <table:table-cell table:formula="of:=[.A2]" office:value-type="string" office:string-value="COOL_24_1_POWERON" calcext:value-type="string">
            <text:p>COOL_24_1_POWERON</text:p>
          </table:table-cell>
          <table:table-cell table:style-name="ce11" table:formula="of:=REVERSE([.B2])" office:value-type="string" office:string-value="0100" calcext:value-type="string">
            <text:p>0100</text:p>
          </table:table-cell>
          <table:table-cell table:style-name="ce11" table:formula="of:=REVERSE([.C2])" office:value-type="string" office:string-value="0001" calcext:value-type="string">
            <text:p>0001</text:p>
          </table:table-cell>
          <table:table-cell table:formula="of:=REVERSE([.D2])" office:value-type="string" office:string-value="0011" calcext:value-type="string">
            <text:p>0011</text:p>
          </table:table-cell>
          <table:table-cell table:formula="of:=REVERSE([.E2])" office:value-type="string" office:string-value="0110" calcext:value-type="string">
            <text:p>0110</text:p>
          </table:table-cell>
          <table:table-cell table:formula="of:=REVERSE([.F2])" office:value-type="string" office:string-value="0000" calcext:value-type="string">
            <text:p>0000</text:p>
          </table:table-cell>
          <table:table-cell table:formula="of:=REVERSE([.G2])" office:value-type="string" office:string-value="0000" calcext:value-type="string">
            <text:p>0000</text:p>
          </table:table-cell>
          <table:table-cell table:formula="of:=REVERSE([.H2])" office:value-type="string" office:string-value="0000" calcext:value-type="string">
            <text:p>0000</text:p>
          </table:table-cell>
          <table:table-cell table:formula="of:=REVERSE([.I2])" office:value-type="string" office:string-value="0001" calcext:value-type="string">
            <text:p>0001</text:p>
          </table:table-cell>
          <table:table-cell table:style-name="ce11" table:formula="of:=REVERSE([.J2])" office:value-type="string" office:string-value="0000" calcext:value-type="string">
            <text:p>0000</text:p>
          </table:table-cell>
          <table:table-cell table:formula="of:=REVERSE([.K2])" office:value-type="string" office:string-value="0001" calcext:value-type="string">
            <text:p>0001</text:p>
          </table:table-cell>
          <table:table-cell table:formula="of:=REVERSE([.L2])" office:value-type="string" office:string-value="1110" calcext:value-type="string">
            <text:p>1110</text:p>
          </table:table-cell>
          <table:table-cell table:style-name="ce11" table:formula="of:=REVERSE([.M2])" office:value-type="string" office:string-value="1111" calcext:value-type="string">
            <text:p>1111</text:p>
          </table:table-cell>
          <table:table-cell table:style-name="ce11" table:formula="of:=REVERSE([.N2])" office:value-type="string" office:string-value="1001" calcext:value-type="string">
            <text:p>1001</text:p>
          </table:table-cell>
          <table:table-cell table:style-name="ce11" table:formula="of:=REVERSE([.O2])" office:value-type="string" office:string-value="0000" calcext:value-type="string">
            <text:p>0000</text:p>
          </table:table-cell>
          <table:table-cell table:style-name="ce11" table:formula="of:=REVERSE([.P2])" office:value-type="string" office:string-value="0000" calcext:value-type="string">
            <text:p>0000</text:p>
          </table:table-cell>
          <table:table-cell table:style-name="ce11" table:formula="of:=REVERSE([.Q2])" office:value-type="string" office:string-value="0011" calcext:value-type="string">
            <text:p>0011</text:p>
          </table:table-cell>
          <table:table-cell table:formula="of:=REVERSE([.R2])" office:value-type="string" office:string-value="0001" calcext:value-type="string">
            <text:p>0001</text:p>
          </table:table-cell>
          <table:table-cell table:formula="of:=REVERSE([.S2])" office:value-type="string" office:string-value="1000" calcext:value-type="string">
            <text:p>1000</text:p>
          </table:table-cell>
          <table:table-cell table:formula="of:=REVERSE([.T2])" office:value-type="string" office:string-value="0001" calcext:value-type="string">
            <text:p>0001</text:p>
          </table:table-cell>
          <table:table-cell table:formula="of:=REVERSE([.U2])" office:value-type="string" office:string-value="0000" calcext:value-type="string">
            <text:p>0000</text:p>
          </table:table-cell>
          <table:table-cell table:formula="of:=REVERSE([.V2])" office:value-type="string" office:string-value="0011" calcext:value-type="string">
            <text:p>0011</text:p>
          </table:table-cell>
          <table:table-cell table:formula="of:=REVERSE([.W2])" office:value-type="string" office:string-value="0001" calcext:value-type="string">
            <text:p>0001</text:p>
          </table:table-cell>
          <table:table-cell table:style-name="ce11" table:formula="of:=REVERSE([.X2])" office:value-type="string" office:string-value="0000" calcext:value-type="string">
            <text:p>0000</text:p>
          </table:table-cell>
          <table:table-cell table:style-name="ce11" table:formula="of:=REVERSE([.Y2])" office:value-type="string" office:string-value="0000" calcext:value-type="string">
            <text:p>0000</text:p>
          </table:table-cell>
          <table:table-cell table:style-name="ce11" table:formula="of:=REVERSE([.Z2])" office:value-type="string" office:string-value="0000" calcext:value-type="string">
            <text:p>0000</text:p>
          </table:table-cell>
          <table:table-cell table:style-name="ce11" table:formula="of:=REVERSE([.AA2])" office:value-type="string" office:string-value="0000" calcext:value-type="string">
            <text:p>0000</text:p>
          </table:table-cell>
          <table:table-cell table:style-name="ce11" table:formula="of:=REVERSE([.AB2])" office:value-type="string" office:string-value="0000" calcext:value-type="string">
            <text:p>0000</text:p>
          </table:table-cell>
          <table:table-cell table:style-name="ce11" table:formula="of:=REVERSE([.AC2])" office:value-type="string" office:string-value="0000" calcext:value-type="string">
            <text:p>0000</text:p>
          </table:table-cell>
          <table:table-cell table:style-name="ce11" table:formula="of:=REVERSE([.AD2])" office:value-type="string" office:string-value="0000" calcext:value-type="string">
            <text:p>0000</text:p>
          </table:table-cell>
          <table:table-cell table:style-name="ce11" table:formula="of:=REVERSE([.AE2])" office:value-type="string" office:string-value="0010" calcext:value-type="string">
            <text:p>0010</text:p>
          </table:table-cell>
          <table:table-cell table:style-name="ce11" table:formula="of:=REVERSE([.AF2])" office:value-type="string" office:string-value="1011" calcext:value-type="string">
            <text:p>1011</text:p>
          </table:table-cell>
          <table:table-cell table:style-name="ce11" table:formula="of:=REVERSE([.AG2])" office:value-type="string" office:string-value="0001" calcext:value-type="string">
            <text:p>0001</text:p>
          </table:table-cell>
        </table:table-row>
        <table:table-row table:style-name="ro1">
          <table:table-cell table:formula="of:=[.A3]" office:value-type="string" office:string-value="COOL_24_1_SWINGOFF" calcext:value-type="string">
            <text:p>COOL_24_1_SWINGOFF</text:p>
          </table:table-cell>
          <table:table-cell table:style-name="ce11" table:formula="of:=REVERSE([.B3])" office:value-type="string" office:string-value="0100" calcext:value-type="string">
            <text:p>0100</text:p>
          </table:table-cell>
          <table:table-cell table:style-name="ce11" table:formula="of:=REVERSE([.C3])" office:value-type="string" office:string-value="0001" calcext:value-type="string">
            <text:p>0001</text:p>
          </table:table-cell>
          <table:table-cell table:formula="of:=REVERSE([.D3])" office:value-type="string" office:string-value="0011" calcext:value-type="string">
            <text:p>0011</text:p>
          </table:table-cell>
          <table:table-cell table:formula="of:=REVERSE([.E3])" office:value-type="string" office:string-value="0110" calcext:value-type="string">
            <text:p>0110</text:p>
          </table:table-cell>
          <table:table-cell table:formula="of:=REVERSE([.F3])" office:value-type="string" office:string-value="0000" calcext:value-type="string">
            <text:p>0000</text:p>
          </table:table-cell>
          <table:table-cell table:formula="of:=REVERSE([.G3])" office:value-type="string" office:string-value="0000" calcext:value-type="string">
            <text:p>0000</text:p>
          </table:table-cell>
          <table:table-cell table:formula="of:=REVERSE([.H3])" office:value-type="string" office:string-value="0000" calcext:value-type="string">
            <text:p>0000</text:p>
          </table:table-cell>
          <table:table-cell table:formula="of:=REVERSE([.I3])" office:value-type="string" office:string-value="0001" calcext:value-type="string">
            <text:p>0001</text:p>
          </table:table-cell>
          <table:table-cell table:style-name="ce11" table:formula="of:=REVERSE([.J3])" office:value-type="string" office:string-value="0000" calcext:value-type="string">
            <text:p>0000</text:p>
          </table:table-cell>
          <table:table-cell table:formula="of:=REVERSE([.K3])" office:value-type="string" office:string-value="0001" calcext:value-type="string">
            <text:p>0001</text:p>
          </table:table-cell>
          <table:table-cell table:formula="of:=REVERSE([.L3])" office:value-type="string" office:string-value="1110" calcext:value-type="string">
            <text:p>1110</text:p>
          </table:table-cell>
          <table:table-cell table:style-name="ce11" table:formula="of:=REVERSE([.M3])" office:value-type="string" office:string-value="1111" calcext:value-type="string">
            <text:p>1111</text:p>
          </table:table-cell>
          <table:table-cell table:style-name="ce11" table:formula="of:=REVERSE([.N3])" office:value-type="string" office:string-value="1001" calcext:value-type="string">
            <text:p>1001</text:p>
          </table:table-cell>
          <table:table-cell table:style-name="ce11" table:formula="of:=REVERSE([.O3])" office:value-type="string" office:string-value="0000" calcext:value-type="string">
            <text:p>0000</text:p>
          </table:table-cell>
          <table:table-cell table:style-name="ce11" table:formula="of:=REVERSE([.P3])" office:value-type="string" office:string-value="0000" calcext:value-type="string">
            <text:p>0000</text:p>
          </table:table-cell>
          <table:table-cell table:style-name="ce11" table:formula="of:=REVERSE([.Q3])" office:value-type="string" office:string-value="0011" calcext:value-type="string">
            <text:p>0011</text:p>
          </table:table-cell>
          <table:table-cell table:formula="of:=REVERSE([.R3])" office:value-type="string" office:string-value="0000" calcext:value-type="string">
            <text:p>0000</text:p>
          </table:table-cell>
          <table:table-cell table:formula="of:=REVERSE([.S3])" office:value-type="string" office:string-value="1000" calcext:value-type="string">
            <text:p>1000</text:p>
          </table:table-cell>
          <table:table-cell table:formula="of:=REVERSE([.T3])" office:value-type="string" office:string-value="0001" calcext:value-type="string">
            <text:p>0001</text:p>
          </table:table-cell>
          <table:table-cell table:formula="of:=REVERSE([.U3])" office:value-type="string" office:string-value="0000" calcext:value-type="string">
            <text:p>0000</text:p>
          </table:table-cell>
          <table:table-cell table:formula="of:=REVERSE([.V3])" office:value-type="string" office:string-value="0011" calcext:value-type="string">
            <text:p>0011</text:p>
          </table:table-cell>
          <table:table-cell table:formula="of:=REVERSE([.W3])" office:value-type="string" office:string-value="0000" calcext:value-type="string">
            <text:p>0000</text:p>
          </table:table-cell>
          <table:table-cell table:style-name="ce11" table:formula="of:=REVERSE([.X3])" office:value-type="string" office:string-value="0000" calcext:value-type="string">
            <text:p>0000</text:p>
          </table:table-cell>
          <table:table-cell table:style-name="ce11" table:formula="of:=REVERSE([.Y3])" office:value-type="string" office:string-value="0000" calcext:value-type="string">
            <text:p>0000</text:p>
          </table:table-cell>
          <table:table-cell table:style-name="ce11" table:formula="of:=REVERSE([.Z3])" office:value-type="string" office:string-value="0000" calcext:value-type="string">
            <text:p>0000</text:p>
          </table:table-cell>
          <table:table-cell table:style-name="ce11" table:formula="of:=REVERSE([.AA3])" office:value-type="string" office:string-value="0000" calcext:value-type="string">
            <text:p>0000</text:p>
          </table:table-cell>
          <table:table-cell table:style-name="ce11" table:formula="of:=REVERSE([.AB3])" office:value-type="string" office:string-value="0000" calcext:value-type="string">
            <text:p>0000</text:p>
          </table:table-cell>
          <table:table-cell table:style-name="ce11" table:formula="of:=REVERSE([.AC3])" office:value-type="string" office:string-value="0000" calcext:value-type="string">
            <text:p>0000</text:p>
          </table:table-cell>
          <table:table-cell table:style-name="ce11" table:formula="of:=REVERSE([.AD3])" office:value-type="string" office:string-value="0000" calcext:value-type="string">
            <text:p>0000</text:p>
          </table:table-cell>
          <table:table-cell table:style-name="ce11" table:formula="of:=REVERSE([.AE3])" office:value-type="string" office:string-value="0010" calcext:value-type="string">
            <text:p>0010</text:p>
          </table:table-cell>
          <table:table-cell table:style-name="ce11" table:formula="of:=REVERSE([.AF3])" office:value-type="string" office:string-value="1100" calcext:value-type="string">
            <text:p>1100</text:p>
          </table:table-cell>
          <table:table-cell table:style-name="ce11" table:formula="of:=REVERSE([.AG3])" office:value-type="string" office:string-value="0010" calcext:value-type="string">
            <text:p>0010</text:p>
          </table:table-cell>
        </table:table-row>
        <table:table-row table:style-name="ro1">
          <table:table-cell table:formula="of:=[.A4]" office:value-type="string" office:string-value="COOL_24_1_SWINGON" calcext:value-type="string">
            <text:p>COOL_24_1_SWINGON</text:p>
          </table:table-cell>
          <table:table-cell table:style-name="ce11" table:formula="of:=REVERSE([.B4])" office:value-type="string" office:string-value="0100" calcext:value-type="string">
            <text:p>0100</text:p>
          </table:table-cell>
          <table:table-cell table:style-name="ce11" table:formula="of:=REVERSE([.C4])" office:value-type="string" office:string-value="0001" calcext:value-type="string">
            <text:p>0001</text:p>
          </table:table-cell>
          <table:table-cell table:formula="of:=REVERSE([.D4])" office:value-type="string" office:string-value="0011" calcext:value-type="string">
            <text:p>0011</text:p>
          </table:table-cell>
          <table:table-cell table:formula="of:=REVERSE([.E4])" office:value-type="string" office:string-value="0110" calcext:value-type="string">
            <text:p>0110</text:p>
          </table:table-cell>
          <table:table-cell table:formula="of:=REVERSE([.F4])" office:value-type="string" office:string-value="0000" calcext:value-type="string">
            <text:p>0000</text:p>
          </table:table-cell>
          <table:table-cell table:formula="of:=REVERSE([.G4])" office:value-type="string" office:string-value="0000" calcext:value-type="string">
            <text:p>0000</text:p>
          </table:table-cell>
          <table:table-cell table:formula="of:=REVERSE([.H4])" office:value-type="string" office:string-value="0000" calcext:value-type="string">
            <text:p>0000</text:p>
          </table:table-cell>
          <table:table-cell table:formula="of:=REVERSE([.I4])" office:value-type="string" office:string-value="0001" calcext:value-type="string">
            <text:p>0001</text:p>
          </table:table-cell>
          <table:table-cell table:style-name="ce11" table:formula="of:=REVERSE([.J4])" office:value-type="string" office:string-value="0000" calcext:value-type="string">
            <text:p>0000</text:p>
          </table:table-cell>
          <table:table-cell table:formula="of:=REVERSE([.K4])" office:value-type="string" office:string-value="0001" calcext:value-type="string">
            <text:p>0001</text:p>
          </table:table-cell>
          <table:table-cell table:formula="of:=REVERSE([.L4])" office:value-type="string" office:string-value="1110" calcext:value-type="string">
            <text:p>1110</text:p>
          </table:table-cell>
          <table:table-cell table:style-name="ce11" table:formula="of:=REVERSE([.M4])" office:value-type="string" office:string-value="1111" calcext:value-type="string">
            <text:p>1111</text:p>
          </table:table-cell>
          <table:table-cell table:style-name="ce11" table:formula="of:=REVERSE([.N4])" office:value-type="string" office:string-value="1001" calcext:value-type="string">
            <text:p>1001</text:p>
          </table:table-cell>
          <table:table-cell table:style-name="ce11" table:formula="of:=REVERSE([.O4])" office:value-type="string" office:string-value="0000" calcext:value-type="string">
            <text:p>0000</text:p>
          </table:table-cell>
          <table:table-cell table:style-name="ce11" table:formula="of:=REVERSE([.P4])" office:value-type="string" office:string-value="0000" calcext:value-type="string">
            <text:p>0000</text:p>
          </table:table-cell>
          <table:table-cell table:style-name="ce11" table:formula="of:=REVERSE([.Q4])" office:value-type="string" office:string-value="0011" calcext:value-type="string">
            <text:p>0011</text:p>
          </table:table-cell>
          <table:table-cell table:formula="of:=REVERSE([.R4])" office:value-type="string" office:string-value="0000" calcext:value-type="string">
            <text:p>0000</text:p>
          </table:table-cell>
          <table:table-cell table:formula="of:=REVERSE([.S4])" office:value-type="string" office:string-value="1000" calcext:value-type="string">
            <text:p>1000</text:p>
          </table:table-cell>
          <table:table-cell table:formula="of:=REVERSE([.T4])" office:value-type="string" office:string-value="0001" calcext:value-type="string">
            <text:p>0001</text:p>
          </table:table-cell>
          <table:table-cell table:formula="of:=REVERSE([.U4])" office:value-type="string" office:string-value="0000" calcext:value-type="string">
            <text:p>0000</text:p>
          </table:table-cell>
          <table:table-cell table:formula="of:=REVERSE([.V4])" office:value-type="string" office:string-value="0011" calcext:value-type="string">
            <text:p>0011</text:p>
          </table:table-cell>
          <table:table-cell table:formula="of:=REVERSE([.W4])" office:value-type="string" office:string-value="0001" calcext:value-type="string">
            <text:p>0001</text:p>
          </table:table-cell>
          <table:table-cell table:style-name="ce11" table:formula="of:=REVERSE([.X4])" office:value-type="string" office:string-value="0000" calcext:value-type="string">
            <text:p>0000</text:p>
          </table:table-cell>
          <table:table-cell table:style-name="ce11" table:formula="of:=REVERSE([.Y4])" office:value-type="string" office:string-value="0000" calcext:value-type="string">
            <text:p>0000</text:p>
          </table:table-cell>
          <table:table-cell table:style-name="ce11" table:formula="of:=REVERSE([.Z4])" office:value-type="string" office:string-value="0000" calcext:value-type="string">
            <text:p>0000</text:p>
          </table:table-cell>
          <table:table-cell table:style-name="ce11" table:formula="of:=REVERSE([.AA4])" office:value-type="string" office:string-value="0000" calcext:value-type="string">
            <text:p>0000</text:p>
          </table:table-cell>
          <table:table-cell table:style-name="ce11" table:formula="of:=REVERSE([.AB4])" office:value-type="string" office:string-value="0000" calcext:value-type="string">
            <text:p>0000</text:p>
          </table:table-cell>
          <table:table-cell table:style-name="ce11" table:formula="of:=REVERSE([.AC4])" office:value-type="string" office:string-value="0000" calcext:value-type="string">
            <text:p>0000</text:p>
          </table:table-cell>
          <table:table-cell table:style-name="ce11" table:formula="of:=REVERSE([.AD4])" office:value-type="string" office:string-value="0000" calcext:value-type="string">
            <text:p>0000</text:p>
          </table:table-cell>
          <table:table-cell table:style-name="ce11" table:formula="of:=REVERSE([.AE4])" office:value-type="string" office:string-value="0010" calcext:value-type="string">
            <text:p>0010</text:p>
          </table:table-cell>
          <table:table-cell table:style-name="ce11" table:formula="of:=REVERSE([.AF4])" office:value-type="string" office:string-value="1100" calcext:value-type="string">
            <text:p>1100</text:p>
          </table:table-cell>
          <table:table-cell table:style-name="ce11" table:formula="of:=REVERSE([.AG4])" office:value-type="string" office:string-value="0001" calcext:value-type="string">
            <text:p>0001</text:p>
          </table:table-cell>
        </table:table-row>
        <table:table-row table:style-name="ro1">
          <table:table-cell table:formula="of:=[.A5]" office:value-type="string" office:string-value="COOL_24_4_SWINGOFF_FAN" calcext:value-type="string">
            <text:p>COOL_24_4_SWINGOFF_FAN</text:p>
          </table:table-cell>
          <table:table-cell table:style-name="ce11" table:formula="of:=REVERSE([.B5])" office:value-type="string" office:string-value="0100" calcext:value-type="string">
            <text:p>0100</text:p>
          </table:table-cell>
          <table:table-cell table:style-name="ce11" table:formula="of:=REVERSE([.C5])" office:value-type="string" office:string-value="0001" calcext:value-type="string">
            <text:p>0001</text:p>
          </table:table-cell>
          <table:table-cell table:formula="of:=REVERSE([.D5])" office:value-type="string" office:string-value="0011" calcext:value-type="string">
            <text:p>0011</text:p>
          </table:table-cell>
          <table:table-cell table:formula="of:=REVERSE([.E5])" office:value-type="string" office:string-value="0110" calcext:value-type="string">
            <text:p>0110</text:p>
          </table:table-cell>
          <table:table-cell table:formula="of:=REVERSE([.F5])" office:value-type="string" office:string-value="0000" calcext:value-type="string">
            <text:p>0000</text:p>
          </table:table-cell>
          <table:table-cell table:formula="of:=REVERSE([.G5])" office:value-type="string" office:string-value="0000" calcext:value-type="string">
            <text:p>0000</text:p>
          </table:table-cell>
          <table:table-cell table:formula="of:=REVERSE([.H5])" office:value-type="string" office:string-value="0000" calcext:value-type="string">
            <text:p>0000</text:p>
          </table:table-cell>
          <table:table-cell table:formula="of:=REVERSE([.I5])" office:value-type="string" office:string-value="0001" calcext:value-type="string">
            <text:p>0001</text:p>
          </table:table-cell>
          <table:table-cell table:style-name="ce11" table:formula="of:=REVERSE([.J5])" office:value-type="string" office:string-value="0000" calcext:value-type="string">
            <text:p>0000</text:p>
          </table:table-cell>
          <table:table-cell table:formula="of:=REVERSE([.K5])" office:value-type="string" office:string-value="0001" calcext:value-type="string">
            <text:p>0001</text:p>
          </table:table-cell>
          <table:table-cell table:formula="of:=REVERSE([.L5])" office:value-type="string" office:string-value="1110" calcext:value-type="string">
            <text:p>1110</text:p>
          </table:table-cell>
          <table:table-cell table:style-name="ce11" table:formula="of:=REVERSE([.M5])" office:value-type="string" office:string-value="1111" calcext:value-type="string">
            <text:p>1111</text:p>
          </table:table-cell>
          <table:table-cell table:style-name="ce11" table:formula="of:=REVERSE([.N5])" office:value-type="string" office:string-value="1001" calcext:value-type="string">
            <text:p>1001</text:p>
          </table:table-cell>
          <table:table-cell table:style-name="ce11" table:formula="of:=REVERSE([.O5])" office:value-type="string" office:string-value="0000" calcext:value-type="string">
            <text:p>0000</text:p>
          </table:table-cell>
          <table:table-cell table:style-name="ce11" table:formula="of:=REVERSE([.P5])" office:value-type="string" office:string-value="0000" calcext:value-type="string">
            <text:p>0000</text:p>
          </table:table-cell>
          <table:table-cell table:style-name="ce11" table:formula="of:=REVERSE([.Q5])" office:value-type="string" office:string-value="0011" calcext:value-type="string">
            <text:p>0011</text:p>
          </table:table-cell>
          <table:table-cell table:formula="of:=REVERSE([.R5])" office:value-type="string" office:string-value="0000" calcext:value-type="string">
            <text:p>0000</text:p>
          </table:table-cell>
          <table:table-cell table:formula="of:=REVERSE([.S5])" office:value-type="string" office:string-value="1000" calcext:value-type="string">
            <text:p>1000</text:p>
          </table:table-cell>
          <table:table-cell table:formula="of:=REVERSE([.T5])" office:value-type="string" office:string-value="0001" calcext:value-type="string">
            <text:p>0001</text:p>
          </table:table-cell>
          <table:table-cell table:formula="of:=REVERSE([.U5])" office:value-type="string" office:string-value="0000" calcext:value-type="string">
            <text:p>0000</text:p>
          </table:table-cell>
          <table:table-cell table:formula="of:=REVERSE([.V5])" office:value-type="string" office:string-value="0100" calcext:value-type="string">
            <text:p>0100</text:p>
          </table:table-cell>
          <table:table-cell table:formula="of:=REVERSE([.W5])" office:value-type="string" office:string-value="0001" calcext:value-type="string">
            <text:p>0001</text:p>
          </table:table-cell>
          <table:table-cell table:style-name="ce11" table:formula="of:=REVERSE([.X5])" office:value-type="string" office:string-value="0000" calcext:value-type="string">
            <text:p>0000</text:p>
          </table:table-cell>
          <table:table-cell table:style-name="ce11" table:formula="of:=REVERSE([.Y5])" office:value-type="string" office:string-value="0000" calcext:value-type="string">
            <text:p>0000</text:p>
          </table:table-cell>
          <table:table-cell table:style-name="ce11" table:formula="of:=REVERSE([.Z5])" office:value-type="string" office:string-value="0000" calcext:value-type="string">
            <text:p>0000</text:p>
          </table:table-cell>
          <table:table-cell table:style-name="ce11" table:formula="of:=REVERSE([.AA5])" office:value-type="string" office:string-value="0000" calcext:value-type="string">
            <text:p>0000</text:p>
          </table:table-cell>
          <table:table-cell table:style-name="ce11" table:formula="of:=REVERSE([.AB5])" office:value-type="string" office:string-value="0000" calcext:value-type="string">
            <text:p>0000</text:p>
          </table:table-cell>
          <table:table-cell table:style-name="ce11" table:formula="of:=REVERSE([.AC5])" office:value-type="string" office:string-value="0000" calcext:value-type="string">
            <text:p>0000</text:p>
          </table:table-cell>
          <table:table-cell table:style-name="ce11" table:formula="of:=REVERSE([.AD5])" office:value-type="string" office:string-value="0000" calcext:value-type="string">
            <text:p>0000</text:p>
          </table:table-cell>
          <table:table-cell table:style-name="ce11" table:formula="of:=REVERSE([.AE5])" office:value-type="string" office:string-value="0010" calcext:value-type="string">
            <text:p>0010</text:p>
          </table:table-cell>
          <table:table-cell table:style-name="ce11" table:formula="of:=REVERSE([.AF5])" office:value-type="string" office:string-value="1011" calcext:value-type="string">
            <text:p>1011</text:p>
          </table:table-cell>
          <table:table-cell table:style-name="ce11" table:formula="of:=REVERSE([.AG5])" office:value-type="string" office:string-value="0001" calcext:value-type="string">
            <text:p>0001</text:p>
          </table:table-cell>
        </table:table-row>
        <table:table-row table:style-name="ro1">
          <table:table-cell table:formula="of:=[.A6]" office:value-type="string" office:string-value="COOL_24_4_SWINGON_FAN" calcext:value-type="string">
            <text:p>COOL_24_4_SWINGON_FAN</text:p>
          </table:table-cell>
          <table:table-cell table:style-name="ce11" table:formula="of:=REVERSE([.B6])" office:value-type="string" office:string-value="0100" calcext:value-type="string">
            <text:p>0100</text:p>
          </table:table-cell>
          <table:table-cell table:style-name="ce11" table:formula="of:=REVERSE([.C6])" office:value-type="string" office:string-value="0001" calcext:value-type="string">
            <text:p>0001</text:p>
          </table:table-cell>
          <table:table-cell table:formula="of:=REVERSE([.D6])" office:value-type="string" office:string-value="0011" calcext:value-type="string">
            <text:p>0011</text:p>
          </table:table-cell>
          <table:table-cell table:formula="of:=REVERSE([.E6])" office:value-type="string" office:string-value="0110" calcext:value-type="string">
            <text:p>0110</text:p>
          </table:table-cell>
          <table:table-cell table:formula="of:=REVERSE([.F6])" office:value-type="string" office:string-value="0000" calcext:value-type="string">
            <text:p>0000</text:p>
          </table:table-cell>
          <table:table-cell table:formula="of:=REVERSE([.G6])" office:value-type="string" office:string-value="0000" calcext:value-type="string">
            <text:p>0000</text:p>
          </table:table-cell>
          <table:table-cell table:formula="of:=REVERSE([.H6])" office:value-type="string" office:string-value="0000" calcext:value-type="string">
            <text:p>0000</text:p>
          </table:table-cell>
          <table:table-cell table:formula="of:=REVERSE([.I6])" office:value-type="string" office:string-value="0001" calcext:value-type="string">
            <text:p>0001</text:p>
          </table:table-cell>
          <table:table-cell table:style-name="ce11" table:formula="of:=REVERSE([.J6])" office:value-type="string" office:string-value="0000" calcext:value-type="string">
            <text:p>0000</text:p>
          </table:table-cell>
          <table:table-cell table:formula="of:=REVERSE([.K6])" office:value-type="string" office:string-value="0001" calcext:value-type="string">
            <text:p>0001</text:p>
          </table:table-cell>
          <table:table-cell table:formula="of:=REVERSE([.L6])" office:value-type="string" office:string-value="1110" calcext:value-type="string">
            <text:p>1110</text:p>
          </table:table-cell>
          <table:table-cell table:style-name="ce11" table:formula="of:=REVERSE([.M6])" office:value-type="string" office:string-value="1111" calcext:value-type="string">
            <text:p>1111</text:p>
          </table:table-cell>
          <table:table-cell table:style-name="ce11" table:formula="of:=REVERSE([.N6])" office:value-type="string" office:string-value="1001" calcext:value-type="string">
            <text:p>1001</text:p>
          </table:table-cell>
          <table:table-cell table:style-name="ce11" table:formula="of:=REVERSE([.O6])" office:value-type="string" office:string-value="0000" calcext:value-type="string">
            <text:p>0000</text:p>
          </table:table-cell>
          <table:table-cell table:style-name="ce11" table:formula="of:=REVERSE([.P6])" office:value-type="string" office:string-value="0000" calcext:value-type="string">
            <text:p>0000</text:p>
          </table:table-cell>
          <table:table-cell table:style-name="ce11" table:formula="of:=REVERSE([.Q6])" office:value-type="string" office:string-value="0011" calcext:value-type="string">
            <text:p>0011</text:p>
          </table:table-cell>
          <table:table-cell table:formula="of:=REVERSE([.R6])" office:value-type="string" office:string-value="0000" calcext:value-type="string">
            <text:p>0000</text:p>
          </table:table-cell>
          <table:table-cell table:formula="of:=REVERSE([.S6])" office:value-type="string" office:string-value="1000" calcext:value-type="string">
            <text:p>1000</text:p>
          </table:table-cell>
          <table:table-cell table:formula="of:=REVERSE([.T6])" office:value-type="string" office:string-value="0001" calcext:value-type="string">
            <text:p>0001</text:p>
          </table:table-cell>
          <table:table-cell table:formula="of:=REVERSE([.U6])" office:value-type="string" office:string-value="0000" calcext:value-type="string">
            <text:p>0000</text:p>
          </table:table-cell>
          <table:table-cell table:formula="of:=REVERSE([.V6])" office:value-type="string" office:string-value="0100" calcext:value-type="string">
            <text:p>0100</text:p>
          </table:table-cell>
          <table:table-cell table:formula="of:=REVERSE([.W6])" office:value-type="string" office:string-value="0001" calcext:value-type="string">
            <text:p>0001</text:p>
          </table:table-cell>
          <table:table-cell table:style-name="ce11" table:formula="of:=REVERSE([.X6])" office:value-type="string" office:string-value="0000" calcext:value-type="string">
            <text:p>0000</text:p>
          </table:table-cell>
          <table:table-cell table:style-name="ce11" table:formula="of:=REVERSE([.Y6])" office:value-type="string" office:string-value="0000" calcext:value-type="string">
            <text:p>0000</text:p>
          </table:table-cell>
          <table:table-cell table:style-name="ce11" table:formula="of:=REVERSE([.Z6])" office:value-type="string" office:string-value="0000" calcext:value-type="string">
            <text:p>0000</text:p>
          </table:table-cell>
          <table:table-cell table:style-name="ce11" table:formula="of:=REVERSE([.AA6])" office:value-type="string" office:string-value="0000" calcext:value-type="string">
            <text:p>0000</text:p>
          </table:table-cell>
          <table:table-cell table:style-name="ce11" table:formula="of:=REVERSE([.AB6])" office:value-type="string" office:string-value="0000" calcext:value-type="string">
            <text:p>0000</text:p>
          </table:table-cell>
          <table:table-cell table:style-name="ce11" table:formula="of:=REVERSE([.AC6])" office:value-type="string" office:string-value="0000" calcext:value-type="string">
            <text:p>0000</text:p>
          </table:table-cell>
          <table:table-cell table:style-name="ce11" table:formula="of:=REVERSE([.AD6])" office:value-type="string" office:string-value="0000" calcext:value-type="string">
            <text:p>0000</text:p>
          </table:table-cell>
          <table:table-cell table:style-name="ce11" table:formula="of:=REVERSE([.AE6])" office:value-type="string" office:string-value="0010" calcext:value-type="string">
            <text:p>0010</text:p>
          </table:table-cell>
          <table:table-cell table:style-name="ce11" table:formula="of:=REVERSE([.AF6])" office:value-type="string" office:string-value="1011" calcext:value-type="string">
            <text:p>1011</text:p>
          </table:table-cell>
          <table:table-cell table:style-name="ce11" table:formula="of:=REVERSE([.AG6])" office:value-type="string" office:string-value="0001" calcext:value-type="string">
            <text:p>0001</text:p>
          </table:table-cell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style-name="ce11" table:formula="of:=REVERSE([.B7])">
            <text:p/>
          </table:table-cell>
          <table:table-cell table:style-name="ce11" table:formula="of:=REVERSE([.C7])">
            <text:p/>
          </table:table-cell>
          <table:table-cell table:formula="of:=REVERSE([.D7])">
            <text:p/>
          </table:table-cell>
          <table:table-cell table:formula="of:=REVERSE([.E7])">
            <text:p/>
          </table:table-cell>
          <table:table-cell table:formula="of:=REVERSE([.F7])">
            <text:p/>
          </table:table-cell>
          <table:table-cell table:formula="of:=REVERSE([.G7])">
            <text:p/>
          </table:table-cell>
          <table:table-cell table:formula="of:=REVERSE([.H7])">
            <text:p/>
          </table:table-cell>
          <table:table-cell table:formula="of:=REVERSE([.I7])">
            <text:p/>
          </table:table-cell>
          <table:table-cell table:style-name="ce11" table:formula="of:=REVERSE([.J7])">
            <text:p/>
          </table:table-cell>
          <table:table-cell table:formula="of:=REVERSE([.K7])">
            <text:p/>
          </table:table-cell>
          <table:table-cell table:formula="of:=REVERSE([.L7])">
            <text:p/>
          </table:table-cell>
          <table:table-cell table:style-name="ce11" table:formula="of:=REVERSE([.M7])">
            <text:p/>
          </table:table-cell>
          <table:table-cell table:style-name="ce11" table:formula="of:=REVERSE([.N7])">
            <text:p/>
          </table:table-cell>
          <table:table-cell table:style-name="ce11" table:formula="of:=REVERSE([.O7])">
            <text:p/>
          </table:table-cell>
          <table:table-cell table:style-name="ce11" table:formula="of:=REVERSE([.P7])">
            <text:p/>
          </table:table-cell>
          <table:table-cell table:style-name="ce11" table:formula="of:=REVERSE([.Q7])">
            <text:p/>
          </table:table-cell>
          <table:table-cell table:formula="of:=REVERSE([.R7])">
            <text:p/>
          </table:table-cell>
          <table:table-cell table:formula="of:=REVERSE([.S7])">
            <text:p/>
          </table:table-cell>
          <table:table-cell table:formula="of:=REVERSE([.T7])">
            <text:p/>
          </table:table-cell>
          <table:table-cell table:formula="of:=REVERSE([.U7])">
            <text:p/>
          </table:table-cell>
          <table:table-cell table:formula="of:=REVERSE([.V7])">
            <text:p/>
          </table:table-cell>
          <table:table-cell table:formula="of:=REVERSE([.W7])">
            <text:p/>
          </table:table-cell>
          <table:table-cell table:style-name="ce11" table:formula="of:=REVERSE([.X7])">
            <text:p/>
          </table:table-cell>
          <table:table-cell table:style-name="ce11" table:formula="of:=REVERSE([.Y7])">
            <text:p/>
          </table:table-cell>
          <table:table-cell table:style-name="ce11" table:formula="of:=REVERSE([.Z7])">
            <text:p/>
          </table:table-cell>
          <table:table-cell table:style-name="ce11" table:formula="of:=REVERSE([.AA7])">
            <text:p/>
          </table:table-cell>
          <table:table-cell table:style-name="ce11" table:formula="of:=REVERSE([.AB7])">
            <text:p/>
          </table:table-cell>
          <table:table-cell table:style-name="ce11" table:formula="of:=REVERSE([.AC7])">
            <text:p/>
          </table:table-cell>
          <table:table-cell table:style-name="ce11" table:formula="of:=REVERSE([.AD7])">
            <text:p/>
          </table:table-cell>
          <table:table-cell table:style-name="ce11" table:formula="of:=REVERSE([.AE7])">
            <text:p/>
          </table:table-cell>
          <table:table-cell table:style-name="ce11" table:formula="of:=REVERSE([.AF7])">
            <text:p/>
          </table:table-cell>
          <table:table-cell table:style-name="ce11" table:formula="of:=REVERSE([.AG7])">
            <text:p/>
          </table:table-cell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style-name="ce11" table:formula="of:=REVERSE([.B8])">
            <text:p/>
          </table:table-cell>
          <table:table-cell table:style-name="ce11" table:formula="of:=REVERSE([.C8])">
            <text:p/>
          </table:table-cell>
          <table:table-cell table:formula="of:=REVERSE([.D8])">
            <text:p/>
          </table:table-cell>
          <table:table-cell table:formula="of:=REVERSE([.E8])">
            <text:p/>
          </table:table-cell>
          <table:table-cell table:formula="of:=REVERSE([.F8])">
            <text:p/>
          </table:table-cell>
          <table:table-cell table:formula="of:=REVERSE([.G8])">
            <text:p/>
          </table:table-cell>
          <table:table-cell table:formula="of:=REVERSE([.H8])">
            <text:p/>
          </table:table-cell>
          <table:table-cell table:formula="of:=REVERSE([.I8])">
            <text:p/>
          </table:table-cell>
          <table:table-cell table:style-name="ce11" table:formula="of:=REVERSE([.J8])">
            <text:p/>
          </table:table-cell>
          <table:table-cell table:formula="of:=REVERSE([.K8])">
            <text:p/>
          </table:table-cell>
          <table:table-cell table:formula="of:=REVERSE([.L8])">
            <text:p/>
          </table:table-cell>
          <table:table-cell table:style-name="ce11" table:formula="of:=REVERSE([.M8])">
            <text:p/>
          </table:table-cell>
          <table:table-cell table:style-name="ce11" table:formula="of:=REVERSE([.N8])">
            <text:p/>
          </table:table-cell>
          <table:table-cell table:style-name="ce11" table:formula="of:=REVERSE([.O8])">
            <text:p/>
          </table:table-cell>
          <table:table-cell table:style-name="ce11" table:formula="of:=REVERSE([.P8])">
            <text:p/>
          </table:table-cell>
          <table:table-cell table:style-name="ce11" table:formula="of:=REVERSE([.Q8])">
            <text:p/>
          </table:table-cell>
          <table:table-cell table:formula="of:=REVERSE([.R8])">
            <text:p/>
          </table:table-cell>
          <table:table-cell table:formula="of:=REVERSE([.S8])">
            <text:p/>
          </table:table-cell>
          <table:table-cell table:formula="of:=REVERSE([.T8])">
            <text:p/>
          </table:table-cell>
          <table:table-cell table:formula="of:=REVERSE([.U8])">
            <text:p/>
          </table:table-cell>
          <table:table-cell table:formula="of:=REVERSE([.V8])">
            <text:p/>
          </table:table-cell>
          <table:table-cell table:formula="of:=REVERSE([.W8])">
            <text:p/>
          </table:table-cell>
          <table:table-cell table:style-name="ce11" table:formula="of:=REVERSE([.X8])">
            <text:p/>
          </table:table-cell>
          <table:table-cell table:style-name="ce11" table:formula="of:=REVERSE([.Y8])">
            <text:p/>
          </table:table-cell>
          <table:table-cell table:style-name="ce11" table:formula="of:=REVERSE([.Z8])">
            <text:p/>
          </table:table-cell>
          <table:table-cell table:style-name="ce11" table:formula="of:=REVERSE([.AA8])">
            <text:p/>
          </table:table-cell>
          <table:table-cell table:style-name="ce11" table:formula="of:=REVERSE([.AB8])">
            <text:p/>
          </table:table-cell>
          <table:table-cell table:style-name="ce11" table:formula="of:=REVERSE([.AC8])">
            <text:p/>
          </table:table-cell>
          <table:table-cell table:style-name="ce11" table:formula="of:=REVERSE([.AD8])">
            <text:p/>
          </table:table-cell>
          <table:table-cell table:style-name="ce11" table:formula="of:=REVERSE([.AE8])">
            <text:p/>
          </table:table-cell>
          <table:table-cell table:style-name="ce11" table:formula="of:=REVERSE([.AF8])">
            <text:p/>
          </table:table-cell>
          <table:table-cell table:style-name="ce11" table:formula="of:=REVERSE([.AG8])">
            <text:p/>
          </table:table-cell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style-name="ce11" table:formula="of:=REVERSE([.B9])">
            <text:p/>
          </table:table-cell>
          <table:table-cell table:style-name="ce11" table:formula="of:=REVERSE([.C9])">
            <text:p/>
          </table:table-cell>
          <table:table-cell table:formula="of:=REVERSE([.D9])">
            <text:p/>
          </table:table-cell>
          <table:table-cell table:formula="of:=REVERSE([.E9])">
            <text:p/>
          </table:table-cell>
          <table:table-cell table:formula="of:=REVERSE([.F9])">
            <text:p/>
          </table:table-cell>
          <table:table-cell table:formula="of:=REVERSE([.G9])">
            <text:p/>
          </table:table-cell>
          <table:table-cell table:formula="of:=REVERSE([.H9])">
            <text:p/>
          </table:table-cell>
          <table:table-cell table:formula="of:=REVERSE([.I9])">
            <text:p/>
          </table:table-cell>
          <table:table-cell table:style-name="ce11" table:formula="of:=REVERSE([.J9])">
            <text:p/>
          </table:table-cell>
          <table:table-cell table:formula="of:=REVERSE([.K9])">
            <text:p/>
          </table:table-cell>
          <table:table-cell table:formula="of:=REVERSE([.L9])">
            <text:p/>
          </table:table-cell>
          <table:table-cell table:style-name="ce11" table:formula="of:=REVERSE([.M9])">
            <text:p/>
          </table:table-cell>
          <table:table-cell table:style-name="ce11" table:formula="of:=REVERSE([.N9])">
            <text:p/>
          </table:table-cell>
          <table:table-cell table:style-name="ce11" table:formula="of:=REVERSE([.O9])">
            <text:p/>
          </table:table-cell>
          <table:table-cell table:style-name="ce11" table:formula="of:=REVERSE([.P9])">
            <text:p/>
          </table:table-cell>
          <table:table-cell table:style-name="ce11" table:formula="of:=REVERSE([.Q9])">
            <text:p/>
          </table:table-cell>
          <table:table-cell table:formula="of:=REVERSE([.R9])">
            <text:p/>
          </table:table-cell>
          <table:table-cell table:formula="of:=REVERSE([.S9])">
            <text:p/>
          </table:table-cell>
          <table:table-cell table:formula="of:=REVERSE([.T9])">
            <text:p/>
          </table:table-cell>
          <table:table-cell table:formula="of:=REVERSE([.U9])">
            <text:p/>
          </table:table-cell>
          <table:table-cell table:formula="of:=REVERSE([.V9])">
            <text:p/>
          </table:table-cell>
          <table:table-cell table:formula="of:=REVERSE([.W9])">
            <text:p/>
          </table:table-cell>
          <table:table-cell table:style-name="ce11" table:formula="of:=REVERSE([.X9])">
            <text:p/>
          </table:table-cell>
          <table:table-cell table:style-name="ce11" table:formula="of:=REVERSE([.Y9])">
            <text:p/>
          </table:table-cell>
          <table:table-cell table:style-name="ce11" table:formula="of:=REVERSE([.Z9])">
            <text:p/>
          </table:table-cell>
          <table:table-cell table:style-name="ce11" table:formula="of:=REVERSE([.AA9])">
            <text:p/>
          </table:table-cell>
          <table:table-cell table:style-name="ce11" table:formula="of:=REVERSE([.AB9])">
            <text:p/>
          </table:table-cell>
          <table:table-cell table:style-name="ce11" table:formula="of:=REVERSE([.AC9])">
            <text:p/>
          </table:table-cell>
          <table:table-cell table:style-name="ce11" table:formula="of:=REVERSE([.AD9])">
            <text:p/>
          </table:table-cell>
          <table:table-cell table:style-name="ce11" table:formula="of:=REVERSE([.AE9])">
            <text:p/>
          </table:table-cell>
          <table:table-cell table:style-name="ce11" table:formula="of:=REVERSE([.AF9])">
            <text:p/>
          </table:table-cell>
          <table:table-cell table:style-name="ce11" table:formula="of:=REVERSE([.AG9])">
            <text:p/>
          </table:table-cell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style-name="ce11" table:formula="of:=REVERSE([.B10])">
            <text:p/>
          </table:table-cell>
          <table:table-cell table:style-name="ce11" table:formula="of:=REVERSE([.C10])">
            <text:p/>
          </table:table-cell>
          <table:table-cell table:formula="of:=REVERSE([.D10])">
            <text:p/>
          </table:table-cell>
          <table:table-cell table:formula="of:=REVERSE([.E10])">
            <text:p/>
          </table:table-cell>
          <table:table-cell table:formula="of:=REVERSE([.F10])">
            <text:p/>
          </table:table-cell>
          <table:table-cell table:formula="of:=REVERSE([.G10])">
            <text:p/>
          </table:table-cell>
          <table:table-cell table:formula="of:=REVERSE([.H10])">
            <text:p/>
          </table:table-cell>
          <table:table-cell table:formula="of:=REVERSE([.I10])">
            <text:p/>
          </table:table-cell>
          <table:table-cell table:style-name="ce11" table:formula="of:=REVERSE([.J10])">
            <text:p/>
          </table:table-cell>
          <table:table-cell table:formula="of:=REVERSE([.K10])">
            <text:p/>
          </table:table-cell>
          <table:table-cell table:formula="of:=REVERSE([.L10])">
            <text:p/>
          </table:table-cell>
          <table:table-cell table:style-name="ce11" table:formula="of:=REVERSE([.M10])">
            <text:p/>
          </table:table-cell>
          <table:table-cell table:style-name="ce11" table:formula="of:=REVERSE([.N10])">
            <text:p/>
          </table:table-cell>
          <table:table-cell table:style-name="ce11" table:formula="of:=REVERSE([.O10])">
            <text:p/>
          </table:table-cell>
          <table:table-cell table:style-name="ce11" table:formula="of:=REVERSE([.P10])">
            <text:p/>
          </table:table-cell>
          <table:table-cell table:style-name="ce11" table:formula="of:=REVERSE([.Q10])">
            <text:p/>
          </table:table-cell>
          <table:table-cell table:formula="of:=REVERSE([.R10])">
            <text:p/>
          </table:table-cell>
          <table:table-cell table:formula="of:=REVERSE([.S10])">
            <text:p/>
          </table:table-cell>
          <table:table-cell table:formula="of:=REVERSE([.T10])">
            <text:p/>
          </table:table-cell>
          <table:table-cell table:formula="of:=REVERSE([.U10])">
            <text:p/>
          </table:table-cell>
          <table:table-cell table:formula="of:=REVERSE([.V10])">
            <text:p/>
          </table:table-cell>
          <table:table-cell table:formula="of:=REVERSE([.W10])">
            <text:p/>
          </table:table-cell>
          <table:table-cell table:style-name="ce11" table:formula="of:=REVERSE([.X10])">
            <text:p/>
          </table:table-cell>
          <table:table-cell table:style-name="ce11" table:formula="of:=REVERSE([.Y10])">
            <text:p/>
          </table:table-cell>
          <table:table-cell table:style-name="ce11" table:formula="of:=REVERSE([.Z10])">
            <text:p/>
          </table:table-cell>
          <table:table-cell table:style-name="ce11" table:formula="of:=REVERSE([.AA10])">
            <text:p/>
          </table:table-cell>
          <table:table-cell table:style-name="ce11" table:formula="of:=REVERSE([.AB10])">
            <text:p/>
          </table:table-cell>
          <table:table-cell table:style-name="ce11" table:formula="of:=REVERSE([.AC10])">
            <text:p/>
          </table:table-cell>
          <table:table-cell table:style-name="ce11" table:formula="of:=REVERSE([.AD10])">
            <text:p/>
          </table:table-cell>
          <table:table-cell table:style-name="ce11" table:formula="of:=REVERSE([.AE10])">
            <text:p/>
          </table:table-cell>
          <table:table-cell table:style-name="ce11" table:formula="of:=REVERSE([.AF10])">
            <text:p/>
          </table:table-cell>
          <table:table-cell table:style-name="ce11" table:formula="of:=REVERSE([.AG10])">
            <text:p/>
          </table:table-cell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style-name="ce11" table:formula="of:=REVERSE([.B11])">
            <text:p/>
          </table:table-cell>
          <table:table-cell table:style-name="ce11" table:formula="of:=REVERSE([.C11])">
            <text:p/>
          </table:table-cell>
          <table:table-cell table:formula="of:=REVERSE([.D11])">
            <text:p/>
          </table:table-cell>
          <table:table-cell table:formula="of:=REVERSE([.E11])">
            <text:p/>
          </table:table-cell>
          <table:table-cell table:formula="of:=REVERSE([.F11])">
            <text:p/>
          </table:table-cell>
          <table:table-cell table:formula="of:=REVERSE([.G11])">
            <text:p/>
          </table:table-cell>
          <table:table-cell table:formula="of:=REVERSE([.H11])">
            <text:p/>
          </table:table-cell>
          <table:table-cell table:formula="of:=REVERSE([.I11])">
            <text:p/>
          </table:table-cell>
          <table:table-cell table:style-name="ce11" table:formula="of:=REVERSE([.J11])">
            <text:p/>
          </table:table-cell>
          <table:table-cell table:formula="of:=REVERSE([.K11])">
            <text:p/>
          </table:table-cell>
          <table:table-cell table:formula="of:=REVERSE([.L11])">
            <text:p/>
          </table:table-cell>
          <table:table-cell table:style-name="ce11" table:formula="of:=REVERSE([.M11])">
            <text:p/>
          </table:table-cell>
          <table:table-cell table:style-name="ce11" table:formula="of:=REVERSE([.N11])">
            <text:p/>
          </table:table-cell>
          <table:table-cell table:style-name="ce11" table:formula="of:=REVERSE([.O11])">
            <text:p/>
          </table:table-cell>
          <table:table-cell table:style-name="ce11" table:formula="of:=REVERSE([.P11])">
            <text:p/>
          </table:table-cell>
          <table:table-cell table:style-name="ce11" table:formula="of:=REVERSE([.Q11])">
            <text:p/>
          </table:table-cell>
          <table:table-cell table:formula="of:=REVERSE([.R11])">
            <text:p/>
          </table:table-cell>
          <table:table-cell table:formula="of:=REVERSE([.S11])">
            <text:p/>
          </table:table-cell>
          <table:table-cell table:formula="of:=REVERSE([.T11])">
            <text:p/>
          </table:table-cell>
          <table:table-cell table:formula="of:=REVERSE([.U11])">
            <text:p/>
          </table:table-cell>
          <table:table-cell table:formula="of:=REVERSE([.V11])">
            <text:p/>
          </table:table-cell>
          <table:table-cell table:formula="of:=REVERSE([.W11])">
            <text:p/>
          </table:table-cell>
          <table:table-cell table:style-name="ce11" table:formula="of:=REVERSE([.X11])">
            <text:p/>
          </table:table-cell>
          <table:table-cell table:style-name="ce11" table:formula="of:=REVERSE([.Y11])">
            <text:p/>
          </table:table-cell>
          <table:table-cell table:style-name="ce11" table:formula="of:=REVERSE([.Z11])">
            <text:p/>
          </table:table-cell>
          <table:table-cell table:style-name="ce11" table:formula="of:=REVERSE([.AA11])">
            <text:p/>
          </table:table-cell>
          <table:table-cell table:style-name="ce11" table:formula="of:=REVERSE([.AB11])">
            <text:p/>
          </table:table-cell>
          <table:table-cell table:style-name="ce11" table:formula="of:=REVERSE([.AC11])">
            <text:p/>
          </table:table-cell>
          <table:table-cell table:style-name="ce11" table:formula="of:=REVERSE([.AD11])">
            <text:p/>
          </table:table-cell>
          <table:table-cell table:style-name="ce11" table:formula="of:=REVERSE([.AE11])">
            <text:p/>
          </table:table-cell>
          <table:table-cell table:style-name="ce11" table:formula="of:=REVERSE([.AF11])">
            <text:p/>
          </table:table-cell>
          <table:table-cell table:style-name="ce11" table:formula="of:=REVERSE([.AG11])">
            <text:p/>
          </table:table-cell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style-name="ce11" table:formula="of:=REVERSE([.B12])">
            <text:p/>
          </table:table-cell>
          <table:table-cell table:style-name="ce11" table:formula="of:=REVERSE([.C12])">
            <text:p/>
          </table:table-cell>
          <table:table-cell table:formula="of:=REVERSE([.D12])">
            <text:p/>
          </table:table-cell>
          <table:table-cell table:formula="of:=REVERSE([.E12])">
            <text:p/>
          </table:table-cell>
          <table:table-cell table:formula="of:=REVERSE([.F12])">
            <text:p/>
          </table:table-cell>
          <table:table-cell table:formula="of:=REVERSE([.G12])">
            <text:p/>
          </table:table-cell>
          <table:table-cell table:formula="of:=REVERSE([.H12])">
            <text:p/>
          </table:table-cell>
          <table:table-cell table:formula="of:=REVERSE([.I12])">
            <text:p/>
          </table:table-cell>
          <table:table-cell table:style-name="ce11" table:formula="of:=REVERSE([.J12])">
            <text:p/>
          </table:table-cell>
          <table:table-cell table:formula="of:=REVERSE([.K12])">
            <text:p/>
          </table:table-cell>
          <table:table-cell table:formula="of:=REVERSE([.L12])">
            <text:p/>
          </table:table-cell>
          <table:table-cell table:style-name="ce11" table:formula="of:=REVERSE([.M12])">
            <text:p/>
          </table:table-cell>
          <table:table-cell table:style-name="ce11" table:formula="of:=REVERSE([.N12])">
            <text:p/>
          </table:table-cell>
          <table:table-cell table:style-name="ce11" table:formula="of:=REVERSE([.O12])">
            <text:p/>
          </table:table-cell>
          <table:table-cell table:style-name="ce11" table:formula="of:=REVERSE([.P12])">
            <text:p/>
          </table:table-cell>
          <table:table-cell table:style-name="ce11" table:formula="of:=REVERSE([.Q12])">
            <text:p/>
          </table:table-cell>
          <table:table-cell table:formula="of:=REVERSE([.R12])">
            <text:p/>
          </table:table-cell>
          <table:table-cell table:formula="of:=REVERSE([.S12])">
            <text:p/>
          </table:table-cell>
          <table:table-cell table:formula="of:=REVERSE([.T12])">
            <text:p/>
          </table:table-cell>
          <table:table-cell table:formula="of:=REVERSE([.U12])">
            <text:p/>
          </table:table-cell>
          <table:table-cell table:formula="of:=REVERSE([.V12])">
            <text:p/>
          </table:table-cell>
          <table:table-cell table:formula="of:=REVERSE([.W12])">
            <text:p/>
          </table:table-cell>
          <table:table-cell table:style-name="ce11" table:formula="of:=REVERSE([.X12])">
            <text:p/>
          </table:table-cell>
          <table:table-cell table:style-name="ce11" table:formula="of:=REVERSE([.Y12])">
            <text:p/>
          </table:table-cell>
          <table:table-cell table:style-name="ce11" table:formula="of:=REVERSE([.Z12])">
            <text:p/>
          </table:table-cell>
          <table:table-cell table:style-name="ce11" table:formula="of:=REVERSE([.AA12])">
            <text:p/>
          </table:table-cell>
          <table:table-cell table:style-name="ce11" table:formula="of:=REVERSE([.AB12])">
            <text:p/>
          </table:table-cell>
          <table:table-cell table:style-name="ce11" table:formula="of:=REVERSE([.AC12])">
            <text:p/>
          </table:table-cell>
          <table:table-cell table:style-name="ce11" table:formula="of:=REVERSE([.AD12])">
            <text:p/>
          </table:table-cell>
          <table:table-cell table:style-name="ce11" table:formula="of:=REVERSE([.AE12])">
            <text:p/>
          </table:table-cell>
          <table:table-cell table:style-name="ce11" table:formula="of:=REVERSE([.AF12])">
            <text:p/>
          </table:table-cell>
          <table:table-cell table:style-name="ce11" table:formula="of:=REVERSE([.AG12])">
            <text:p/>
          </table:table-cell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style-name="ce11" table:formula="of:=REVERSE([.B13])">
            <text:p/>
          </table:table-cell>
          <table:table-cell table:style-name="ce11" table:formula="of:=REVERSE([.C13])">
            <text:p/>
          </table:table-cell>
          <table:table-cell table:formula="of:=REVERSE([.D13])">
            <text:p/>
          </table:table-cell>
          <table:table-cell table:formula="of:=REVERSE([.E13])">
            <text:p/>
          </table:table-cell>
          <table:table-cell table:formula="of:=REVERSE([.F13])">
            <text:p/>
          </table:table-cell>
          <table:table-cell table:formula="of:=REVERSE([.G13])">
            <text:p/>
          </table:table-cell>
          <table:table-cell table:formula="of:=REVERSE([.H13])">
            <text:p/>
          </table:table-cell>
          <table:table-cell table:formula="of:=REVERSE([.I13])">
            <text:p/>
          </table:table-cell>
          <table:table-cell table:style-name="ce11" table:formula="of:=REVERSE([.J13])">
            <text:p/>
          </table:table-cell>
          <table:table-cell table:formula="of:=REVERSE([.K13])">
            <text:p/>
          </table:table-cell>
          <table:table-cell table:formula="of:=REVERSE([.L13])">
            <text:p/>
          </table:table-cell>
          <table:table-cell table:style-name="ce11" table:formula="of:=REVERSE([.M13])">
            <text:p/>
          </table:table-cell>
          <table:table-cell table:style-name="ce11" table:formula="of:=REVERSE([.N13])">
            <text:p/>
          </table:table-cell>
          <table:table-cell table:style-name="ce11" table:formula="of:=REVERSE([.O13])">
            <text:p/>
          </table:table-cell>
          <table:table-cell table:style-name="ce11" table:formula="of:=REVERSE([.P13])">
            <text:p/>
          </table:table-cell>
          <table:table-cell table:style-name="ce11" table:formula="of:=REVERSE([.Q13])">
            <text:p/>
          </table:table-cell>
          <table:table-cell table:formula="of:=REVERSE([.R13])">
            <text:p/>
          </table:table-cell>
          <table:table-cell table:formula="of:=REVERSE([.S13])">
            <text:p/>
          </table:table-cell>
          <table:table-cell table:formula="of:=REVERSE([.T13])">
            <text:p/>
          </table:table-cell>
          <table:table-cell table:formula="of:=REVERSE([.U13])">
            <text:p/>
          </table:table-cell>
          <table:table-cell table:formula="of:=REVERSE([.V13])">
            <text:p/>
          </table:table-cell>
          <table:table-cell table:formula="of:=REVERSE([.W13])">
            <text:p/>
          </table:table-cell>
          <table:table-cell table:style-name="ce11" table:formula="of:=REVERSE([.X13])">
            <text:p/>
          </table:table-cell>
          <table:table-cell table:style-name="ce11" table:formula="of:=REVERSE([.Y13])">
            <text:p/>
          </table:table-cell>
          <table:table-cell table:style-name="ce11" table:formula="of:=REVERSE([.Z13])">
            <text:p/>
          </table:table-cell>
          <table:table-cell table:style-name="ce11" table:formula="of:=REVERSE([.AA13])">
            <text:p/>
          </table:table-cell>
          <table:table-cell table:style-name="ce11" table:formula="of:=REVERSE([.AB13])">
            <text:p/>
          </table:table-cell>
          <table:table-cell table:style-name="ce11" table:formula="of:=REVERSE([.AC13])">
            <text:p/>
          </table:table-cell>
          <table:table-cell table:style-name="ce11" table:formula="of:=REVERSE([.AD13])">
            <text:p/>
          </table:table-cell>
          <table:table-cell table:style-name="ce11" table:formula="of:=REVERSE([.AE13])">
            <text:p/>
          </table:table-cell>
          <table:table-cell table:style-name="ce11" table:formula="of:=REVERSE([.AF13])">
            <text:p/>
          </table:table-cell>
          <table:table-cell table:style-name="ce11" table:formula="of:=REVERSE([.AG13])">
            <text:p/>
          </table:table-cell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style-name="ce11" table:formula="of:=REVERSE([.B14])">
            <text:p/>
          </table:table-cell>
          <table:table-cell table:style-name="ce11" table:formula="of:=REVERSE([.C14])">
            <text:p/>
          </table:table-cell>
          <table:table-cell table:formula="of:=REVERSE([.D14])">
            <text:p/>
          </table:table-cell>
          <table:table-cell table:formula="of:=REVERSE([.E14])">
            <text:p/>
          </table:table-cell>
          <table:table-cell table:formula="of:=REVERSE([.F14])">
            <text:p/>
          </table:table-cell>
          <table:table-cell table:formula="of:=REVERSE([.G14])">
            <text:p/>
          </table:table-cell>
          <table:table-cell table:formula="of:=REVERSE([.H14])">
            <text:p/>
          </table:table-cell>
          <table:table-cell table:formula="of:=REVERSE([.I14])">
            <text:p/>
          </table:table-cell>
          <table:table-cell table:style-name="ce11" table:formula="of:=REVERSE([.J14])">
            <text:p/>
          </table:table-cell>
          <table:table-cell table:formula="of:=REVERSE([.K14])">
            <text:p/>
          </table:table-cell>
          <table:table-cell table:formula="of:=REVERSE([.L14])">
            <text:p/>
          </table:table-cell>
          <table:table-cell table:style-name="ce11" table:formula="of:=REVERSE([.M14])">
            <text:p/>
          </table:table-cell>
          <table:table-cell table:style-name="ce11" table:formula="of:=REVERSE([.N14])">
            <text:p/>
          </table:table-cell>
          <table:table-cell table:style-name="ce11" table:formula="of:=REVERSE([.O14])">
            <text:p/>
          </table:table-cell>
          <table:table-cell table:style-name="ce11" table:formula="of:=REVERSE([.P14])">
            <text:p/>
          </table:table-cell>
          <table:table-cell table:style-name="ce11" table:formula="of:=REVERSE([.Q14])">
            <text:p/>
          </table:table-cell>
          <table:table-cell table:formula="of:=REVERSE([.R14])">
            <text:p/>
          </table:table-cell>
          <table:table-cell table:formula="of:=REVERSE([.S14])">
            <text:p/>
          </table:table-cell>
          <table:table-cell table:formula="of:=REVERSE([.T14])">
            <text:p/>
          </table:table-cell>
          <table:table-cell table:formula="of:=REVERSE([.U14])">
            <text:p/>
          </table:table-cell>
          <table:table-cell table:formula="of:=REVERSE([.V14])">
            <text:p/>
          </table:table-cell>
          <table:table-cell table:formula="of:=REVERSE([.W14])">
            <text:p/>
          </table:table-cell>
          <table:table-cell table:style-name="ce11" table:formula="of:=REVERSE([.X14])">
            <text:p/>
          </table:table-cell>
          <table:table-cell table:style-name="ce11" table:formula="of:=REVERSE([.Y14])">
            <text:p/>
          </table:table-cell>
          <table:table-cell table:style-name="ce11" table:formula="of:=REVERSE([.Z14])">
            <text:p/>
          </table:table-cell>
          <table:table-cell table:style-name="ce11" table:formula="of:=REVERSE([.AA14])">
            <text:p/>
          </table:table-cell>
          <table:table-cell table:style-name="ce11" table:formula="of:=REVERSE([.AB14])">
            <text:p/>
          </table:table-cell>
          <table:table-cell table:style-name="ce11" table:formula="of:=REVERSE([.AC14])">
            <text:p/>
          </table:table-cell>
          <table:table-cell table:style-name="ce11" table:formula="of:=REVERSE([.AD14])">
            <text:p/>
          </table:table-cell>
          <table:table-cell table:style-name="ce11" table:formula="of:=REVERSE([.AE14])">
            <text:p/>
          </table:table-cell>
          <table:table-cell table:style-name="ce11" table:formula="of:=REVERSE([.AF14])">
            <text:p/>
          </table:table-cell>
          <table:table-cell table:style-name="ce11" table:formula="of:=REVERSE([.AG14])">
            <text:p/>
          </table:table-cell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style-name="ce11" table:formula="of:=REVERSE([.B15])">
            <text:p/>
          </table:table-cell>
          <table:table-cell table:style-name="ce11" table:formula="of:=REVERSE([.C15])">
            <text:p/>
          </table:table-cell>
          <table:table-cell table:formula="of:=REVERSE([.D15])">
            <text:p/>
          </table:table-cell>
          <table:table-cell table:formula="of:=REVERSE([.E15])">
            <text:p/>
          </table:table-cell>
          <table:table-cell table:formula="of:=REVERSE([.F15])">
            <text:p/>
          </table:table-cell>
          <table:table-cell table:formula="of:=REVERSE([.G15])">
            <text:p/>
          </table:table-cell>
          <table:table-cell table:formula="of:=REVERSE([.H15])">
            <text:p/>
          </table:table-cell>
          <table:table-cell table:formula="of:=REVERSE([.I15])">
            <text:p/>
          </table:table-cell>
          <table:table-cell table:style-name="ce11" table:formula="of:=REVERSE([.J15])">
            <text:p/>
          </table:table-cell>
          <table:table-cell table:formula="of:=REVERSE([.K15])">
            <text:p/>
          </table:table-cell>
          <table:table-cell table:formula="of:=REVERSE([.L15])">
            <text:p/>
          </table:table-cell>
          <table:table-cell table:style-name="ce11" table:formula="of:=REVERSE([.M15])">
            <text:p/>
          </table:table-cell>
          <table:table-cell table:style-name="ce11" table:formula="of:=REVERSE([.N15])">
            <text:p/>
          </table:table-cell>
          <table:table-cell table:style-name="ce11" table:formula="of:=REVERSE([.O15])">
            <text:p/>
          </table:table-cell>
          <table:table-cell table:style-name="ce11" table:formula="of:=REVERSE([.P15])">
            <text:p/>
          </table:table-cell>
          <table:table-cell table:style-name="ce11" table:formula="of:=REVERSE([.Q15])">
            <text:p/>
          </table:table-cell>
          <table:table-cell table:formula="of:=REVERSE([.R15])">
            <text:p/>
          </table:table-cell>
          <table:table-cell table:formula="of:=REVERSE([.S15])">
            <text:p/>
          </table:table-cell>
          <table:table-cell table:formula="of:=REVERSE([.T15])">
            <text:p/>
          </table:table-cell>
          <table:table-cell table:formula="of:=REVERSE([.U15])">
            <text:p/>
          </table:table-cell>
          <table:table-cell table:formula="of:=REVERSE([.V15])">
            <text:p/>
          </table:table-cell>
          <table:table-cell table:formula="of:=REVERSE([.W15])">
            <text:p/>
          </table:table-cell>
          <table:table-cell table:style-name="ce11" table:formula="of:=REVERSE([.X15])">
            <text:p/>
          </table:table-cell>
          <table:table-cell table:style-name="ce11" table:formula="of:=REVERSE([.Y15])">
            <text:p/>
          </table:table-cell>
          <table:table-cell table:style-name="ce11" table:formula="of:=REVERSE([.Z15])">
            <text:p/>
          </table:table-cell>
          <table:table-cell table:style-name="ce11" table:formula="of:=REVERSE([.AA15])">
            <text:p/>
          </table:table-cell>
          <table:table-cell table:style-name="ce11" table:formula="of:=REVERSE([.AB15])">
            <text:p/>
          </table:table-cell>
          <table:table-cell table:style-name="ce11" table:formula="of:=REVERSE([.AC15])">
            <text:p/>
          </table:table-cell>
          <table:table-cell table:style-name="ce11" table:formula="of:=REVERSE([.AD15])">
            <text:p/>
          </table:table-cell>
          <table:table-cell table:style-name="ce11" table:formula="of:=REVERSE([.AE15])">
            <text:p/>
          </table:table-cell>
          <table:table-cell table:style-name="ce11" table:formula="of:=REVERSE([.AF15])">
            <text:p/>
          </table:table-cell>
          <table:table-cell table:style-name="ce11" table:formula="of:=REVERSE([.AG15])">
            <text:p/>
          </table:table-cell>
        </table:table-row>
        <table:table-row table:style-name="ro1">
          <table:table-cell table:formula="of:=[.A16]" office:value-type="float" office:value="0" calcext:value-type="float">
            <text:p>0</text:p>
          </table:table-cell>
          <table:table-cell table:style-name="ce11" table:formula="of:=REVERSE([.B16])">
            <text:p/>
          </table:table-cell>
          <table:table-cell table:style-name="ce11" table:formula="of:=REVERSE([.C16])">
            <text:p/>
          </table:table-cell>
          <table:table-cell table:formula="of:=REVERSE([.D16])">
            <text:p/>
          </table:table-cell>
          <table:table-cell table:formula="of:=REVERSE([.E16])">
            <text:p/>
          </table:table-cell>
          <table:table-cell table:formula="of:=REVERSE([.F16])">
            <text:p/>
          </table:table-cell>
          <table:table-cell table:formula="of:=REVERSE([.G16])">
            <text:p/>
          </table:table-cell>
          <table:table-cell table:formula="of:=REVERSE([.H16])">
            <text:p/>
          </table:table-cell>
          <table:table-cell table:formula="of:=REVERSE([.I16])">
            <text:p/>
          </table:table-cell>
          <table:table-cell table:style-name="ce11" table:formula="of:=REVERSE([.J16])">
            <text:p/>
          </table:table-cell>
          <table:table-cell table:formula="of:=REVERSE([.K16])">
            <text:p/>
          </table:table-cell>
          <table:table-cell table:formula="of:=REVERSE([.L16])">
            <text:p/>
          </table:table-cell>
          <table:table-cell table:style-name="ce11" table:formula="of:=REVERSE([.M16])">
            <text:p/>
          </table:table-cell>
          <table:table-cell table:style-name="ce11" table:formula="of:=REVERSE([.N16])">
            <text:p/>
          </table:table-cell>
          <table:table-cell table:style-name="ce11" table:formula="of:=REVERSE([.O16])">
            <text:p/>
          </table:table-cell>
          <table:table-cell table:style-name="ce11" table:formula="of:=REVERSE([.P16])">
            <text:p/>
          </table:table-cell>
          <table:table-cell table:style-name="ce11" table:formula="of:=REVERSE([.Q16])">
            <text:p/>
          </table:table-cell>
          <table:table-cell table:formula="of:=REVERSE([.R16])">
            <text:p/>
          </table:table-cell>
          <table:table-cell table:formula="of:=REVERSE([.S16])">
            <text:p/>
          </table:table-cell>
          <table:table-cell table:formula="of:=REVERSE([.T16])">
            <text:p/>
          </table:table-cell>
          <table:table-cell table:formula="of:=REVERSE([.U16])">
            <text:p/>
          </table:table-cell>
          <table:table-cell table:formula="of:=REVERSE([.V16])">
            <text:p/>
          </table:table-cell>
          <table:table-cell table:formula="of:=REVERSE([.W16])">
            <text:p/>
          </table:table-cell>
          <table:table-cell table:style-name="ce11" table:formula="of:=REVERSE([.X16])">
            <text:p/>
          </table:table-cell>
          <table:table-cell table:style-name="ce11" table:formula="of:=REVERSE([.Y16])">
            <text:p/>
          </table:table-cell>
          <table:table-cell table:style-name="ce11" table:formula="of:=REVERSE([.Z16])">
            <text:p/>
          </table:table-cell>
          <table:table-cell table:style-name="ce11" table:formula="of:=REVERSE([.AA16])">
            <text:p/>
          </table:table-cell>
          <table:table-cell table:style-name="ce11" table:formula="of:=REVERSE([.AB16])">
            <text:p/>
          </table:table-cell>
          <table:table-cell table:style-name="ce11" table:formula="of:=REVERSE([.AC16])">
            <text:p/>
          </table:table-cell>
          <table:table-cell table:style-name="ce11" table:formula="of:=REVERSE([.AD16])">
            <text:p/>
          </table:table-cell>
          <table:table-cell table:style-name="ce11" table:formula="of:=REVERSE([.AE16])">
            <text:p/>
          </table:table-cell>
          <table:table-cell table:style-name="ce11" table:formula="of:=REVERSE([.AF16])">
            <text:p/>
          </table:table-cell>
          <table:table-cell table:style-name="ce11" table:formula="of:=REVERSE([.AG16])">
            <text:p/>
          </table:table-cell>
        </table:table-row>
        <table:table-row table:style-name="ro1">
          <table:table-cell table:formula="of:=[.A17]" office:value-type="float" office:value="0" calcext:value-type="float">
            <text:p>0</text:p>
          </table:table-cell>
          <table:table-cell table:style-name="ce11" table:formula="of:=REVERSE([.B17])">
            <text:p/>
          </table:table-cell>
          <table:table-cell table:style-name="ce11" table:formula="of:=REVERSE([.C17])">
            <text:p/>
          </table:table-cell>
          <table:table-cell table:formula="of:=REVERSE([.D17])">
            <text:p/>
          </table:table-cell>
          <table:table-cell table:formula="of:=REVERSE([.E17])">
            <text:p/>
          </table:table-cell>
          <table:table-cell table:formula="of:=REVERSE([.F17])">
            <text:p/>
          </table:table-cell>
          <table:table-cell table:formula="of:=REVERSE([.G17])">
            <text:p/>
          </table:table-cell>
          <table:table-cell table:formula="of:=REVERSE([.H17])">
            <text:p/>
          </table:table-cell>
          <table:table-cell table:formula="of:=REVERSE([.I17])">
            <text:p/>
          </table:table-cell>
          <table:table-cell table:style-name="ce11" table:formula="of:=REVERSE([.J17])">
            <text:p/>
          </table:table-cell>
          <table:table-cell table:formula="of:=REVERSE([.K17])">
            <text:p/>
          </table:table-cell>
          <table:table-cell table:formula="of:=REVERSE([.L17])">
            <text:p/>
          </table:table-cell>
          <table:table-cell table:style-name="ce11" table:formula="of:=REVERSE([.M17])">
            <text:p/>
          </table:table-cell>
          <table:table-cell table:style-name="ce11" table:formula="of:=REVERSE([.N17])">
            <text:p/>
          </table:table-cell>
          <table:table-cell table:style-name="ce11" table:formula="of:=REVERSE([.O17])">
            <text:p/>
          </table:table-cell>
          <table:table-cell table:style-name="ce11" table:formula="of:=REVERSE([.P17])">
            <text:p/>
          </table:table-cell>
          <table:table-cell table:style-name="ce11" table:formula="of:=REVERSE([.Q17])">
            <text:p/>
          </table:table-cell>
          <table:table-cell table:formula="of:=REVERSE([.R17])">
            <text:p/>
          </table:table-cell>
          <table:table-cell table:formula="of:=REVERSE([.S17])">
            <text:p/>
          </table:table-cell>
          <table:table-cell table:formula="of:=REVERSE([.T17])">
            <text:p/>
          </table:table-cell>
          <table:table-cell table:formula="of:=REVERSE([.U17])">
            <text:p/>
          </table:table-cell>
          <table:table-cell table:formula="of:=REVERSE([.V17])">
            <text:p/>
          </table:table-cell>
          <table:table-cell table:formula="of:=REVERSE([.W17])">
            <text:p/>
          </table:table-cell>
          <table:table-cell table:style-name="ce11" table:formula="of:=REVERSE([.X17])">
            <text:p/>
          </table:table-cell>
          <table:table-cell table:style-name="ce11" table:formula="of:=REVERSE([.Y17])">
            <text:p/>
          </table:table-cell>
          <table:table-cell table:style-name="ce11" table:formula="of:=REVERSE([.Z17])">
            <text:p/>
          </table:table-cell>
          <table:table-cell table:style-name="ce11" table:formula="of:=REVERSE([.AA17])">
            <text:p/>
          </table:table-cell>
          <table:table-cell table:style-name="ce11" table:formula="of:=REVERSE([.AB17])">
            <text:p/>
          </table:table-cell>
          <table:table-cell table:style-name="ce11" table:formula="of:=REVERSE([.AC17])">
            <text:p/>
          </table:table-cell>
          <table:table-cell table:style-name="ce11" table:formula="of:=REVERSE([.AD17])">
            <text:p/>
          </table:table-cell>
          <table:table-cell table:style-name="ce11" table:formula="of:=REVERSE([.AE17])">
            <text:p/>
          </table:table-cell>
          <table:table-cell table:style-name="ce11" table:formula="of:=REVERSE([.AF17])">
            <text:p/>
          </table:table-cell>
          <table:table-cell table:style-name="ce11" table:formula="of:=REVERSE([.AG17])">
            <text:p/>
          </table:table-cell>
        </table:table-row>
        <table:table-row table:style-name="ro1">
          <table:table-cell table:number-columns-repeated="3"/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INIT</text:p>
          </table:table-cell>
          <table:table-cell table:style-name="ce3"/>
          <table:table-cell table:style-name="ce3" office:value-type="string" calcext:value-type="string">
            <text:p>INIT</text:p>
          </table:table-cell>
          <table:table-cell table:style-name="ce3"/>
          <table:table-cell table:style-name="ce3" office:value-type="string" calcext:value-type="string">
            <text:p>INIT</text:p>
          </table:table-cell>
          <table:table-cell table:style-name="ce3"/>
          <table:table-cell table:style-name="ce3" office:value-type="string" calcext:value-type="string">
            <text:p>INIT</text:p>
          </table:table-cell>
          <table:table-cell table:style-name="ce3"/>
          <table:table-cell table:style-name="ce3" office:value-type="string" calcext:value-type="string">
            <text:p>INIT</text:p>
          </table:table-cell>
          <table:table-cell table:style-name="ce3"/>
          <table:table-cell table:style-name="ce3" office:value-type="string" calcext:value-type="string">
            <text:p>CODE TYPE</text:p>
          </table:table-cell>
          <table:table-cell table:style-name="ce3"/>
          <table:table-cell table:style-name="ce3" office:value-type="string" calcext:value-type="string">
            <text:p>STANDARD</text:p>
          </table:table-cell>
          <table:table-cell table:style-name="ce3"/>
          <table:table-cell table:style-name="ce3" office:value-type="string" calcext:value-type="string">
            <text:p>STANDARD</text:p>
          </table:table-cell>
          <table:table-cell table:style-name="ce3"/>
          <table:table-cell table:style-name="ce3" office:value-type="string" calcext:value-type="string">
            <text:p>Temp+OnOff</text:p>
          </table:table-cell>
          <table:table-cell table:style-name="ce3"/>
          <table:table-cell table:style-name="ce3" office:value-type="string" calcext:value-type="string">
            <text:p>Timer mode</text:p>
          </table:table-cell>
          <table:table-cell table:style-name="ce3"/>
          <table:table-cell table:style-name="ce3" office:value-type="string" calcext:value-type="string">
            <text:p>Swing+FAN</text:p>
          </table:table-cell>
          <table:table-cell table:style-name="ce3"/>
          <table:table-cell table:style-name="ce3" office:value-type="string" calcext:value-type="string">
            <text:p>Timer off</text:p>
          </table:table-cell>
          <table:table-cell table:style-name="ce3"/>
          <table:table-cell table:style-name="ce3" office:value-type="string" calcext:value-type="string">
            <text:p>new timer off</text:p>
          </table:table-cell>
          <table:table-cell table:style-name="ce3"/>
          <table:table-cell table:style-name="ce3" office:value-type="string" calcext:value-type="string">
            <text:p>Timer on</text:p>
          </table:table-cell>
          <table:table-cell table:style-name="ce3"/>
          <table:table-cell table:style-name="ce3" office:value-type="string" calcext:value-type="string">
            <text:p>STANDARD</text:p>
          </table:table-cell>
          <table:table-cell table:style-name="ce3"/>
          <table:table-cell table:style-name="ce3" office:value-type="string" calcext:value-type="string">
            <text:p>CRC</text:p>
          </table:table-cell>
          <table:table-cell table:style-name="ce16"/>
        </table:table-row>
        <table:table-row table:style-name="ro1">
          <table:table-cell table:formula="of:=[.A1]" office:value-type="string" office:string-value="COOL_24_1_POWEROFF" calcext:value-type="string">
            <text:p>COOL_24_1_POWEROFF</text:p>
          </table:table-cell>
          <table:table-cell table:style-name="ce12" table:formula="of:=BIN2HEX(CONCATENATE(TEXT([.C19];&quot;0000&quot;);TEXT([.B19];&quot;0000&quot;));2)" office:value-type="string" office:string-value="14" calcext:value-type="string">
            <text:p>14</text:p>
          </table:table-cell>
          <table:table-cell table:style-name="ce13"/>
          <table:table-cell table:style-name="ce12" table:formula="of:=BIN2HEX(CONCATENATE(TEXT([.E19];&quot;0000&quot;);TEXT([.D19];&quot;0000&quot;));2)" office:value-type="string" office:string-value="63" calcext:value-type="string">
            <text:p>63</text:p>
          </table:table-cell>
          <table:table-cell table:style-name="ce13"/>
          <table:table-cell table:style-name="ce12" table:formula="of:=BIN2HEX(CONCATENATE(TEXT([.G19];&quot;0000&quot;);TEXT([.F1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19];&quot;0000&quot;);TEXT([.H19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K19];&quot;0000&quot;);TEXT([.J19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M19];&quot;0000&quot;);TEXT([.L19];&quot;0000&quot;));2)" office:value-type="string" office:string-value="02" calcext:value-type="string">
            <text:p>02</text:p>
          </table:table-cell>
          <table:table-cell table:style-name="ce13"/>
          <table:table-cell table:style-name="ce12" table:formula="of:=BIN2HEX(CONCATENATE(TEXT([.O19];&quot;0000&quot;);TEXT([.N19];&quot;0000&quot;));2)" office:value-type="string" office:string-value="FD" calcext:value-type="string">
            <text:p>FD</text:p>
          </table:table-cell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6"/>
        </table:table-row>
        <table:table-row table:style-name="ro1">
          <table:table-cell table:formula="of:=[.A2]" office:value-type="string" office:string-value="COOL_24_1_POWERON" calcext:value-type="string">
            <text:p>COOL_24_1_POWERON</text:p>
          </table:table-cell>
          <table:table-cell table:style-name="ce12" table:formula="of:=BIN2HEX(CONCATENATE(TEXT([.C20];&quot;0000&quot;);TEXT([.B20];&quot;0000&quot;));2)" office:value-type="string" office:string-value="14" calcext:value-type="string">
            <text:p>14</text:p>
          </table:table-cell>
          <table:table-cell table:style-name="ce13"/>
          <table:table-cell table:style-name="ce12" table:formula="of:=BIN2HEX(CONCATENATE(TEXT([.E20];&quot;0000&quot;);TEXT([.D20];&quot;0000&quot;));2)" office:value-type="string" office:string-value="63" calcext:value-type="string">
            <text:p>63</text:p>
          </table:table-cell>
          <table:table-cell table:style-name="ce13"/>
          <table:table-cell table:style-name="ce12" table:formula="of:=BIN2HEX(CONCATENATE(TEXT([.G20];&quot;0000&quot;);TEXT([.F2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0];&quot;0000&quot;);TEXT([.H20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K20];&quot;0000&quot;);TEXT([.J20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M20];&quot;0000&quot;);TEXT([.L20];&quot;0000&quot;));2)" office:value-type="string" office:string-value="FE" calcext:value-type="string">
            <text:p>FE</text:p>
          </table:table-cell>
          <table:table-cell table:style-name="ce13"/>
          <table:table-cell table:style-name="ce12" table:formula="of:=BIN2HEX(CONCATENATE(TEXT([.O20];&quot;0000&quot;);TEXT([.N20];&quot;0000&quot;));2)" office:value-type="string" office:string-value="09" calcext:value-type="string">
            <text:p>09</text:p>
          </table:table-cell>
          <table:table-cell table:style-name="ce13"/>
          <table:table-cell table:style-name="ce12" table:formula="of:=BIN2HEX(CONCATENATE(TEXT([.Q20];&quot;0000&quot;);TEXT([.P20];&quot;0000&quot;));2)" office:value-type="string" office:string-value="30" calcext:value-type="string">
            <text:p>30</text:p>
          </table:table-cell>
          <table:table-cell table:style-name="ce13"/>
          <table:table-cell table:style-name="ce12" table:formula="of:=BIN2HEX(CONCATENATE(TEXT([.S20];&quot;0000&quot;);TEXT([.R20];&quot;0000&quot;));2)" office:value-type="string" office:string-value="81" calcext:value-type="string">
            <text:p>81</text:p>
          </table:table-cell>
          <table:table-cell table:style-name="ce13"/>
          <table:table-cell table:style-name="ce12" table:formula="of:=BIN2HEX(CONCATENATE(TEXT([.U20];&quot;0000&quot;);TEXT([.T20];&quot;0000&quot;));2)" office:value-type="string" office:string-value="01" calcext:value-type="string">
            <text:p>01</text:p>
          </table:table-cell>
          <table:table-cell table:style-name="ce13"/>
          <table:table-cell table:style-name="ce12" table:formula="of:=BIN2HEX(CONCATENATE(TEXT([.W20];&quot;0000&quot;);TEXT([.V20];&quot;0000&quot;));2)" office:value-type="string" office:string-value="13" calcext:value-type="string">
            <text:p>13</text:p>
          </table:table-cell>
          <table:table-cell table:style-name="ce13"/>
          <table:table-cell table:style-name="ce12" table:formula="of:=BIN2HEX(CONCATENATE(TEXT([.Y20];&quot;0000&quot;);TEXT([.X2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0];&quot;0000&quot;);TEXT([.Z2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0];&quot;0000&quot;);TEXT([.AB2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0];&quot;0000&quot;);TEXT([.AD20];&quot;0000&quot;));2)" office:value-type="string" office:string-value="20" calcext:value-type="string">
            <text:p>20</text:p>
          </table:table-cell>
          <table:table-cell table:style-name="ce13"/>
          <table:table-cell table:style-name="ce12" table:formula="of:=BIN2HEX(CONCATENATE(TEXT([.AG20];&quot;0000&quot;);TEXT([.AF20];&quot;0000&quot;));2)" office:value-type="string" office:string-value="1B" calcext:value-type="string">
            <text:p>1B</text:p>
          </table:table-cell>
          <table:table-cell table:style-name="ce16"/>
        </table:table-row>
        <table:table-row table:style-name="ro1">
          <table:table-cell table:formula="of:=[.A3]" office:value-type="string" office:string-value="COOL_24_1_SWINGOFF" calcext:value-type="string">
            <text:p>COOL_24_1_SWINGOFF</text:p>
          </table:table-cell>
          <table:table-cell table:style-name="ce12" table:formula="of:=BIN2HEX(CONCATENATE(TEXT([.C21];&quot;0000&quot;);TEXT([.B21];&quot;0000&quot;));2)" office:value-type="string" office:string-value="14" calcext:value-type="string">
            <text:p>14</text:p>
          </table:table-cell>
          <table:table-cell table:style-name="ce13"/>
          <table:table-cell table:style-name="ce12" table:formula="of:=BIN2HEX(CONCATENATE(TEXT([.E21];&quot;0000&quot;);TEXT([.D21];&quot;0000&quot;));2)" office:value-type="string" office:string-value="63" calcext:value-type="string">
            <text:p>63</text:p>
          </table:table-cell>
          <table:table-cell table:style-name="ce13"/>
          <table:table-cell table:style-name="ce12" table:formula="of:=BIN2HEX(CONCATENATE(TEXT([.G21];&quot;0000&quot;);TEXT([.F2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1];&quot;0000&quot;);TEXT([.H21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K21];&quot;0000&quot;);TEXT([.J21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M21];&quot;0000&quot;);TEXT([.L21];&quot;0000&quot;));2)" office:value-type="string" office:string-value="FE" calcext:value-type="string">
            <text:p>FE</text:p>
          </table:table-cell>
          <table:table-cell table:style-name="ce13"/>
          <table:table-cell table:style-name="ce12" table:formula="of:=BIN2HEX(CONCATENATE(TEXT([.O21];&quot;0000&quot;);TEXT([.N21];&quot;0000&quot;));2)" office:value-type="string" office:string-value="09" calcext:value-type="string">
            <text:p>09</text:p>
          </table:table-cell>
          <table:table-cell table:style-name="ce13"/>
          <table:table-cell table:style-name="ce12" table:formula="of:=BIN2HEX(CONCATENATE(TEXT([.Q21];&quot;0000&quot;);TEXT([.P21];&quot;0000&quot;));2)" office:value-type="string" office:string-value="30" calcext:value-type="string">
            <text:p>30</text:p>
          </table:table-cell>
          <table:table-cell table:style-name="ce13"/>
          <table:table-cell table:style-name="ce12" table:formula="of:=BIN2HEX(CONCATENATE(TEXT([.S21];&quot;0000&quot;);TEXT([.R21];&quot;0000&quot;));2)" office:value-type="string" office:string-value="80" calcext:value-type="string">
            <text:p>80</text:p>
          </table:table-cell>
          <table:table-cell table:style-name="ce13"/>
          <table:table-cell table:style-name="ce12" table:formula="of:=BIN2HEX(CONCATENATE(TEXT([.U21];&quot;0000&quot;);TEXT([.T21];&quot;0000&quot;));2)" office:value-type="string" office:string-value="01" calcext:value-type="string">
            <text:p>01</text:p>
          </table:table-cell>
          <table:table-cell table:style-name="ce13"/>
          <table:table-cell table:style-name="ce12" table:formula="of:=BIN2HEX(CONCATENATE(TEXT([.W21];&quot;0000&quot;);TEXT([.V21];&quot;0000&quot;));2)" office:value-type="string" office:string-value="03" calcext:value-type="string">
            <text:p>03</text:p>
          </table:table-cell>
          <table:table-cell table:style-name="ce13"/>
          <table:table-cell table:style-name="ce12" table:formula="of:=BIN2HEX(CONCATENATE(TEXT([.Y21];&quot;0000&quot;);TEXT([.X2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1];&quot;0000&quot;);TEXT([.Z2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1];&quot;0000&quot;);TEXT([.AB2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1];&quot;0000&quot;);TEXT([.AD21];&quot;0000&quot;));2)" office:value-type="string" office:string-value="20" calcext:value-type="string">
            <text:p>20</text:p>
          </table:table-cell>
          <table:table-cell table:style-name="ce13"/>
          <table:table-cell table:style-name="ce12" table:formula="of:=BIN2HEX(CONCATENATE(TEXT([.AG21];&quot;0000&quot;);TEXT([.AF21];&quot;0000&quot;));2)" office:value-type="string" office:string-value="2C" calcext:value-type="string">
            <text:p>2C</text:p>
          </table:table-cell>
          <table:table-cell table:style-name="ce16"/>
        </table:table-row>
        <table:table-row table:style-name="ro1">
          <table:table-cell table:formula="of:=[.A4]" office:value-type="string" office:string-value="COOL_24_1_SWINGON" calcext:value-type="string">
            <text:p>COOL_24_1_SWINGON</text:p>
          </table:table-cell>
          <table:table-cell table:style-name="ce12" table:formula="of:=BIN2HEX(CONCATENATE(TEXT([.C22];&quot;0000&quot;);TEXT([.B22];&quot;0000&quot;));2)" office:value-type="string" office:string-value="14" calcext:value-type="string">
            <text:p>14</text:p>
          </table:table-cell>
          <table:table-cell table:style-name="ce13"/>
          <table:table-cell table:style-name="ce12" table:formula="of:=BIN2HEX(CONCATENATE(TEXT([.E22];&quot;0000&quot;);TEXT([.D22];&quot;0000&quot;));2)" office:value-type="string" office:string-value="63" calcext:value-type="string">
            <text:p>63</text:p>
          </table:table-cell>
          <table:table-cell table:style-name="ce13"/>
          <table:table-cell table:style-name="ce12" table:formula="of:=BIN2HEX(CONCATENATE(TEXT([.G22];&quot;0000&quot;);TEXT([.F2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2];&quot;0000&quot;);TEXT([.H22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K22];&quot;0000&quot;);TEXT([.J22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M22];&quot;0000&quot;);TEXT([.L22];&quot;0000&quot;));2)" office:value-type="string" office:string-value="FE" calcext:value-type="string">
            <text:p>FE</text:p>
          </table:table-cell>
          <table:table-cell table:style-name="ce13"/>
          <table:table-cell table:style-name="ce12" table:formula="of:=BIN2HEX(CONCATENATE(TEXT([.O22];&quot;0000&quot;);TEXT([.N22];&quot;0000&quot;));2)" office:value-type="string" office:string-value="09" calcext:value-type="string">
            <text:p>09</text:p>
          </table:table-cell>
          <table:table-cell table:style-name="ce13"/>
          <table:table-cell table:style-name="ce12" table:formula="of:=BIN2HEX(CONCATENATE(TEXT([.Q22];&quot;0000&quot;);TEXT([.P22];&quot;0000&quot;));2)" office:value-type="string" office:string-value="30" calcext:value-type="string">
            <text:p>30</text:p>
          </table:table-cell>
          <table:table-cell table:style-name="ce13"/>
          <table:table-cell table:style-name="ce12" table:formula="of:=BIN2HEX(CONCATENATE(TEXT([.S22];&quot;0000&quot;);TEXT([.R22];&quot;0000&quot;));2)" office:value-type="string" office:string-value="80" calcext:value-type="string">
            <text:p>80</text:p>
          </table:table-cell>
          <table:table-cell table:style-name="ce13"/>
          <table:table-cell table:style-name="ce12" table:formula="of:=BIN2HEX(CONCATENATE(TEXT([.U22];&quot;0000&quot;);TEXT([.T22];&quot;0000&quot;));2)" office:value-type="string" office:string-value="01" calcext:value-type="string">
            <text:p>01</text:p>
          </table:table-cell>
          <table:table-cell table:style-name="ce13"/>
          <table:table-cell table:style-name="ce12" table:formula="of:=BIN2HEX(CONCATENATE(TEXT([.W22];&quot;0000&quot;);TEXT([.V22];&quot;0000&quot;));2)" office:value-type="string" office:string-value="13" calcext:value-type="string">
            <text:p>13</text:p>
          </table:table-cell>
          <table:table-cell table:style-name="ce13"/>
          <table:table-cell table:style-name="ce12" table:formula="of:=BIN2HEX(CONCATENATE(TEXT([.Y22];&quot;0000&quot;);TEXT([.X2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2];&quot;0000&quot;);TEXT([.Z2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2];&quot;0000&quot;);TEXT([.AB2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2];&quot;0000&quot;);TEXT([.AD22];&quot;0000&quot;));2)" office:value-type="string" office:string-value="20" calcext:value-type="string">
            <text:p>20</text:p>
          </table:table-cell>
          <table:table-cell table:style-name="ce13"/>
          <table:table-cell table:style-name="ce12" table:formula="of:=BIN2HEX(CONCATENATE(TEXT([.AG22];&quot;0000&quot;);TEXT([.AF22];&quot;0000&quot;));2)" office:value-type="string" office:string-value="1C" calcext:value-type="string">
            <text:p>1C</text:p>
          </table:table-cell>
          <table:table-cell table:style-name="ce16"/>
        </table:table-row>
        <table:table-row table:style-name="ro1">
          <table:table-cell table:formula="of:=[.A5]" office:value-type="string" office:string-value="COOL_24_4_SWINGOFF_FAN" calcext:value-type="string">
            <text:p>COOL_24_4_SWINGOFF_FAN</text:p>
          </table:table-cell>
          <table:table-cell table:style-name="ce12" table:formula="of:=BIN2HEX(CONCATENATE(TEXT([.C23];&quot;0000&quot;);TEXT([.B23];&quot;0000&quot;));2)" office:value-type="string" office:string-value="14" calcext:value-type="string">
            <text:p>14</text:p>
          </table:table-cell>
          <table:table-cell table:style-name="ce13"/>
          <table:table-cell table:style-name="ce12" table:formula="of:=BIN2HEX(CONCATENATE(TEXT([.E23];&quot;0000&quot;);TEXT([.D23];&quot;0000&quot;));2)" office:value-type="string" office:string-value="63" calcext:value-type="string">
            <text:p>63</text:p>
          </table:table-cell>
          <table:table-cell table:style-name="ce13"/>
          <table:table-cell table:style-name="ce12" table:formula="of:=BIN2HEX(CONCATENATE(TEXT([.G23];&quot;0000&quot;);TEXT([.F2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3];&quot;0000&quot;);TEXT([.H23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K23];&quot;0000&quot;);TEXT([.J23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M23];&quot;0000&quot;);TEXT([.L23];&quot;0000&quot;));2)" office:value-type="string" office:string-value="FE" calcext:value-type="string">
            <text:p>FE</text:p>
          </table:table-cell>
          <table:table-cell table:style-name="ce13"/>
          <table:table-cell table:style-name="ce12" table:formula="of:=BIN2HEX(CONCATENATE(TEXT([.O23];&quot;0000&quot;);TEXT([.N23];&quot;0000&quot;));2)" office:value-type="string" office:string-value="09" calcext:value-type="string">
            <text:p>09</text:p>
          </table:table-cell>
          <table:table-cell table:style-name="ce13"/>
          <table:table-cell table:style-name="ce12" table:formula="of:=BIN2HEX(CONCATENATE(TEXT([.Q23];&quot;0000&quot;);TEXT([.P23];&quot;0000&quot;));2)" office:value-type="string" office:string-value="30" calcext:value-type="string">
            <text:p>30</text:p>
          </table:table-cell>
          <table:table-cell table:style-name="ce13"/>
          <table:table-cell table:style-name="ce12" table:formula="of:=BIN2HEX(CONCATENATE(TEXT([.S23];&quot;0000&quot;);TEXT([.R23];&quot;0000&quot;));2)" office:value-type="string" office:string-value="80" calcext:value-type="string">
            <text:p>80</text:p>
          </table:table-cell>
          <table:table-cell table:style-name="ce13"/>
          <table:table-cell table:style-name="ce12" table:formula="of:=BIN2HEX(CONCATENATE(TEXT([.U23];&quot;0000&quot;);TEXT([.T23];&quot;0000&quot;));2)" office:value-type="string" office:string-value="01" calcext:value-type="string">
            <text:p>01</text:p>
          </table:table-cell>
          <table:table-cell table:style-name="ce13"/>
          <table:table-cell table:style-name="ce12" table:formula="of:=BIN2HEX(CONCATENATE(TEXT([.W23];&quot;0000&quot;);TEXT([.V23];&quot;0000&quot;));2)" office:value-type="string" office:string-value="14" calcext:value-type="string">
            <text:p>14</text:p>
          </table:table-cell>
          <table:table-cell table:style-name="ce13"/>
          <table:table-cell table:style-name="ce12" table:formula="of:=BIN2HEX(CONCATENATE(TEXT([.Y23];&quot;0000&quot;);TEXT([.X2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3];&quot;0000&quot;);TEXT([.Z2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3];&quot;0000&quot;);TEXT([.AB2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3];&quot;0000&quot;);TEXT([.AD23];&quot;0000&quot;));2)" office:value-type="string" office:string-value="20" calcext:value-type="string">
            <text:p>20</text:p>
          </table:table-cell>
          <table:table-cell table:style-name="ce13"/>
          <table:table-cell table:style-name="ce12" table:formula="of:=BIN2HEX(CONCATENATE(TEXT([.AG23];&quot;0000&quot;);TEXT([.AF23];&quot;0000&quot;));2)" office:value-type="string" office:string-value="1B" calcext:value-type="string">
            <text:p>1B</text:p>
          </table:table-cell>
          <table:table-cell table:style-name="ce16"/>
        </table:table-row>
        <table:table-row table:style-name="ro1">
          <table:table-cell table:formula="of:=[.A6]" office:value-type="string" office:string-value="COOL_24_4_SWINGON_FAN" calcext:value-type="string">
            <text:p>COOL_24_4_SWINGON_FAN</text:p>
          </table:table-cell>
          <table:table-cell table:style-name="ce12" table:formula="of:=BIN2HEX(CONCATENATE(TEXT([.C24];&quot;0000&quot;);TEXT([.B24];&quot;0000&quot;));2)" office:value-type="string" office:string-value="14" calcext:value-type="string">
            <text:p>14</text:p>
          </table:table-cell>
          <table:table-cell table:style-name="ce13"/>
          <table:table-cell table:style-name="ce12" table:formula="of:=BIN2HEX(CONCATENATE(TEXT([.E24];&quot;0000&quot;);TEXT([.D24];&quot;0000&quot;));2)" office:value-type="string" office:string-value="63" calcext:value-type="string">
            <text:p>63</text:p>
          </table:table-cell>
          <table:table-cell table:style-name="ce13"/>
          <table:table-cell table:style-name="ce12" table:formula="of:=BIN2HEX(CONCATENATE(TEXT([.G24];&quot;0000&quot;);TEXT([.F2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4];&quot;0000&quot;);TEXT([.H24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K24];&quot;0000&quot;);TEXT([.J24];&quot;0000&quot;));2)" office:value-type="string" office:string-value="10" calcext:value-type="string">
            <text:p>10</text:p>
          </table:table-cell>
          <table:table-cell table:style-name="ce13"/>
          <table:table-cell table:style-name="ce12" table:formula="of:=BIN2HEX(CONCATENATE(TEXT([.M24];&quot;0000&quot;);TEXT([.L24];&quot;0000&quot;));2)" office:value-type="string" office:string-value="FE" calcext:value-type="string">
            <text:p>FE</text:p>
          </table:table-cell>
          <table:table-cell table:style-name="ce13"/>
          <table:table-cell table:style-name="ce12" table:formula="of:=BIN2HEX(CONCATENATE(TEXT([.O24];&quot;0000&quot;);TEXT([.N24];&quot;0000&quot;));2)" office:value-type="string" office:string-value="09" calcext:value-type="string">
            <text:p>09</text:p>
          </table:table-cell>
          <table:table-cell table:style-name="ce13"/>
          <table:table-cell table:style-name="ce12" table:formula="of:=BIN2HEX(CONCATENATE(TEXT([.Q24];&quot;0000&quot;);TEXT([.P24];&quot;0000&quot;));2)" office:value-type="string" office:string-value="30" calcext:value-type="string">
            <text:p>30</text:p>
          </table:table-cell>
          <table:table-cell table:style-name="ce13"/>
          <table:table-cell table:style-name="ce12" table:formula="of:=BIN2HEX(CONCATENATE(TEXT([.S24];&quot;0000&quot;);TEXT([.R24];&quot;0000&quot;));2)" office:value-type="string" office:string-value="80" calcext:value-type="string">
            <text:p>80</text:p>
          </table:table-cell>
          <table:table-cell table:style-name="ce13"/>
          <table:table-cell table:style-name="ce12" table:formula="of:=BIN2HEX(CONCATENATE(TEXT([.U24];&quot;0000&quot;);TEXT([.T24];&quot;0000&quot;));2)" office:value-type="string" office:string-value="01" calcext:value-type="string">
            <text:p>01</text:p>
          </table:table-cell>
          <table:table-cell table:style-name="ce13"/>
          <table:table-cell table:style-name="ce12" table:formula="of:=BIN2HEX(CONCATENATE(TEXT([.W24];&quot;0000&quot;);TEXT([.V24];&quot;0000&quot;));2)" office:value-type="string" office:string-value="14" calcext:value-type="string">
            <text:p>14</text:p>
          </table:table-cell>
          <table:table-cell table:style-name="ce13"/>
          <table:table-cell table:style-name="ce12" table:formula="of:=BIN2HEX(CONCATENATE(TEXT([.Y24];&quot;0000&quot;);TEXT([.X2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4];&quot;0000&quot;);TEXT([.Z2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4];&quot;0000&quot;);TEXT([.AB2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4];&quot;0000&quot;);TEXT([.AD24];&quot;0000&quot;));2)" office:value-type="string" office:string-value="20" calcext:value-type="string">
            <text:p>20</text:p>
          </table:table-cell>
          <table:table-cell table:style-name="ce13"/>
          <table:table-cell table:style-name="ce12" table:formula="of:=BIN2HEX(CONCATENATE(TEXT([.AG24];&quot;0000&quot;);TEXT([.AF24];&quot;0000&quot;));2)" office:value-type="string" office:string-value="1B" calcext:value-type="string">
            <text:p>1B</text:p>
          </table:table-cell>
          <table:table-cell table:style-name="ce16"/>
        </table:table-row>
        <table:table-row table:style-name="ro1">
          <table:table-cell table:formula="of:=[.A7]" office:value-type="float" office:value="0" calcext:value-type="float">
            <text:p>0</text:p>
          </table:table-cell>
          <table:table-cell table:style-name="ce12" table:formula="of:=BIN2HEX(CONCATENATE(TEXT([.C25];&quot;0000&quot;);TEXT([.B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25];&quot;0000&quot;);TEXT([.D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25];&quot;0000&quot;);TEXT([.F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5];&quot;0000&quot;);TEXT([.H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25];&quot;0000&quot;);TEXT([.J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25];&quot;0000&quot;);TEXT([.L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25];&quot;0000&quot;);TEXT([.N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25];&quot;0000&quot;);TEXT([.P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25];&quot;0000&quot;);TEXT([.R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25];&quot;0000&quot;);TEXT([.T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25];&quot;0000&quot;);TEXT([.V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25];&quot;0000&quot;);TEXT([.X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5];&quot;0000&quot;);TEXT([.Z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5];&quot;0000&quot;);TEXT([.AB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5];&quot;0000&quot;);TEXT([.AD2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25];&quot;0000&quot;);TEXT([.AF25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style-name="ce12" table:formula="of:=BIN2HEX(CONCATENATE(TEXT([.C26];&quot;0000&quot;);TEXT([.B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26];&quot;0000&quot;);TEXT([.D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26];&quot;0000&quot;);TEXT([.F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6];&quot;0000&quot;);TEXT([.H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26];&quot;0000&quot;);TEXT([.J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26];&quot;0000&quot;);TEXT([.L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26];&quot;0000&quot;);TEXT([.N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26];&quot;0000&quot;);TEXT([.P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26];&quot;0000&quot;);TEXT([.R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26];&quot;0000&quot;);TEXT([.T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26];&quot;0000&quot;);TEXT([.V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26];&quot;0000&quot;);TEXT([.X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6];&quot;0000&quot;);TEXT([.Z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6];&quot;0000&quot;);TEXT([.AB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6];&quot;0000&quot;);TEXT([.AD26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26];&quot;0000&quot;);TEXT([.AF26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9]" office:value-type="float" office:value="0" calcext:value-type="float">
            <text:p>0</text:p>
          </table:table-cell>
          <table:table-cell table:style-name="ce12" table:formula="of:=BIN2HEX(CONCATENATE(TEXT([.C27];&quot;0000&quot;);TEXT([.B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27];&quot;0000&quot;);TEXT([.D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27];&quot;0000&quot;);TEXT([.F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7];&quot;0000&quot;);TEXT([.H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27];&quot;0000&quot;);TEXT([.J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27];&quot;0000&quot;);TEXT([.L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27];&quot;0000&quot;);TEXT([.N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27];&quot;0000&quot;);TEXT([.P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27];&quot;0000&quot;);TEXT([.R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27];&quot;0000&quot;);TEXT([.T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27];&quot;0000&quot;);TEXT([.V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27];&quot;0000&quot;);TEXT([.X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7];&quot;0000&quot;);TEXT([.Z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7];&quot;0000&quot;);TEXT([.AB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7];&quot;0000&quot;);TEXT([.AD27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27];&quot;0000&quot;);TEXT([.AF27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10]" office:value-type="float" office:value="0" calcext:value-type="float">
            <text:p>0</text:p>
          </table:table-cell>
          <table:table-cell table:style-name="ce12" table:formula="of:=BIN2HEX(CONCATENATE(TEXT([.C28];&quot;0000&quot;);TEXT([.B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28];&quot;0000&quot;);TEXT([.D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28];&quot;0000&quot;);TEXT([.F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8];&quot;0000&quot;);TEXT([.H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28];&quot;0000&quot;);TEXT([.J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28];&quot;0000&quot;);TEXT([.L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28];&quot;0000&quot;);TEXT([.N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28];&quot;0000&quot;);TEXT([.P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28];&quot;0000&quot;);TEXT([.R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28];&quot;0000&quot;);TEXT([.T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28];&quot;0000&quot;);TEXT([.V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28];&quot;0000&quot;);TEXT([.X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8];&quot;0000&quot;);TEXT([.Z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8];&quot;0000&quot;);TEXT([.AB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8];&quot;0000&quot;);TEXT([.AD28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28];&quot;0000&quot;);TEXT([.AF28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11]" office:value-type="float" office:value="0" calcext:value-type="float">
            <text:p>0</text:p>
          </table:table-cell>
          <table:table-cell table:style-name="ce12" table:formula="of:=BIN2HEX(CONCATENATE(TEXT([.C29];&quot;0000&quot;);TEXT([.B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29];&quot;0000&quot;);TEXT([.D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29];&quot;0000&quot;);TEXT([.F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29];&quot;0000&quot;);TEXT([.H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29];&quot;0000&quot;);TEXT([.J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29];&quot;0000&quot;);TEXT([.L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29];&quot;0000&quot;);TEXT([.N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29];&quot;0000&quot;);TEXT([.P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29];&quot;0000&quot;);TEXT([.R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29];&quot;0000&quot;);TEXT([.T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29];&quot;0000&quot;);TEXT([.V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29];&quot;0000&quot;);TEXT([.X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29];&quot;0000&quot;);TEXT([.Z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29];&quot;0000&quot;);TEXT([.AB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29];&quot;0000&quot;);TEXT([.AD29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29];&quot;0000&quot;);TEXT([.AF29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12]" office:value-type="float" office:value="0" calcext:value-type="float">
            <text:p>0</text:p>
          </table:table-cell>
          <table:table-cell table:style-name="ce12" table:formula="of:=BIN2HEX(CONCATENATE(TEXT([.C30];&quot;0000&quot;);TEXT([.B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30];&quot;0000&quot;);TEXT([.D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30];&quot;0000&quot;);TEXT([.F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30];&quot;0000&quot;);TEXT([.H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30];&quot;0000&quot;);TEXT([.J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30];&quot;0000&quot;);TEXT([.L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30];&quot;0000&quot;);TEXT([.N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30];&quot;0000&quot;);TEXT([.P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30];&quot;0000&quot;);TEXT([.R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30];&quot;0000&quot;);TEXT([.T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30];&quot;0000&quot;);TEXT([.V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30];&quot;0000&quot;);TEXT([.X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30];&quot;0000&quot;);TEXT([.Z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30];&quot;0000&quot;);TEXT([.AB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30];&quot;0000&quot;);TEXT([.AD30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30];&quot;0000&quot;);TEXT([.AF30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13]" office:value-type="float" office:value="0" calcext:value-type="float">
            <text:p>0</text:p>
          </table:table-cell>
          <table:table-cell table:style-name="ce12" table:formula="of:=BIN2HEX(CONCATENATE(TEXT([.C31];&quot;0000&quot;);TEXT([.B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31];&quot;0000&quot;);TEXT([.D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31];&quot;0000&quot;);TEXT([.F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31];&quot;0000&quot;);TEXT([.H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31];&quot;0000&quot;);TEXT([.J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31];&quot;0000&quot;);TEXT([.L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31];&quot;0000&quot;);TEXT([.N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31];&quot;0000&quot;);TEXT([.P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31];&quot;0000&quot;);TEXT([.R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31];&quot;0000&quot;);TEXT([.T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31];&quot;0000&quot;);TEXT([.V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31];&quot;0000&quot;);TEXT([.X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31];&quot;0000&quot;);TEXT([.Z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31];&quot;0000&quot;);TEXT([.AB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31];&quot;0000&quot;);TEXT([.AD31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31];&quot;0000&quot;);TEXT([.AF31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style-name="ce12" table:formula="of:=BIN2HEX(CONCATENATE(TEXT([.C32];&quot;0000&quot;);TEXT([.B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32];&quot;0000&quot;);TEXT([.D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32];&quot;0000&quot;);TEXT([.F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32];&quot;0000&quot;);TEXT([.H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32];&quot;0000&quot;);TEXT([.J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32];&quot;0000&quot;);TEXT([.L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32];&quot;0000&quot;);TEXT([.N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32];&quot;0000&quot;);TEXT([.P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32];&quot;0000&quot;);TEXT([.R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32];&quot;0000&quot;);TEXT([.T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32];&quot;0000&quot;);TEXT([.V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32];&quot;0000&quot;);TEXT([.X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32];&quot;0000&quot;);TEXT([.Z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32];&quot;0000&quot;);TEXT([.AB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32];&quot;0000&quot;);TEXT([.AD32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32];&quot;0000&quot;);TEXT([.AF32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style-name="ce12" table:formula="of:=BIN2HEX(CONCATENATE(TEXT([.C33];&quot;0000&quot;);TEXT([.B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33];&quot;0000&quot;);TEXT([.D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33];&quot;0000&quot;);TEXT([.F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33];&quot;0000&quot;);TEXT([.H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33];&quot;0000&quot;);TEXT([.J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33];&quot;0000&quot;);TEXT([.L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33];&quot;0000&quot;);TEXT([.N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33];&quot;0000&quot;);TEXT([.P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33];&quot;0000&quot;);TEXT([.R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33];&quot;0000&quot;);TEXT([.T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33];&quot;0000&quot;);TEXT([.V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33];&quot;0000&quot;);TEXT([.X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33];&quot;0000&quot;);TEXT([.Z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33];&quot;0000&quot;);TEXT([.AB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33];&quot;0000&quot;);TEXT([.AD33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33];&quot;0000&quot;);TEXT([.AF33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16]" office:value-type="float" office:value="0" calcext:value-type="float">
            <text:p>0</text:p>
          </table:table-cell>
          <table:table-cell table:style-name="ce12" table:formula="of:=BIN2HEX(CONCATENATE(TEXT([.C34];&quot;0000&quot;);TEXT([.B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34];&quot;0000&quot;);TEXT([.D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34];&quot;0000&quot;);TEXT([.F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34];&quot;0000&quot;);TEXT([.H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34];&quot;0000&quot;);TEXT([.J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34];&quot;0000&quot;);TEXT([.L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34];&quot;0000&quot;);TEXT([.N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34];&quot;0000&quot;);TEXT([.P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34];&quot;0000&quot;);TEXT([.R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34];&quot;0000&quot;);TEXT([.T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34];&quot;0000&quot;);TEXT([.V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34];&quot;0000&quot;);TEXT([.X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34];&quot;0000&quot;);TEXT([.Z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34];&quot;0000&quot;);TEXT([.AB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34];&quot;0000&quot;);TEXT([.AD34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34];&quot;0000&quot;);TEXT([.AF34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1">
          <table:table-cell table:formula="of:=[.A17]" office:value-type="float" office:value="0" calcext:value-type="float">
            <text:p>0</text:p>
          </table:table-cell>
          <table:table-cell table:style-name="ce12" table:formula="of:=BIN2HEX(CONCATENATE(TEXT([.C35];&quot;0000&quot;);TEXT([.B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E35];&quot;0000&quot;);TEXT([.D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G35];&quot;0000&quot;);TEXT([.F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I35];&quot;0000&quot;);TEXT([.H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K35];&quot;0000&quot;);TEXT([.J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M35];&quot;0000&quot;);TEXT([.L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O35];&quot;0000&quot;);TEXT([.N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Q35];&quot;0000&quot;);TEXT([.P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S35];&quot;0000&quot;);TEXT([.R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U35];&quot;0000&quot;);TEXT([.T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W35];&quot;0000&quot;);TEXT([.V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Y35];&quot;0000&quot;);TEXT([.X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A35];&quot;0000&quot;);TEXT([.Z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C35];&quot;0000&quot;);TEXT([.AB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E35];&quot;0000&quot;);TEXT([.AD35];&quot;0000&quot;));2)" office:value-type="string" office:string-value="00" calcext:value-type="string">
            <text:p>00</text:p>
          </table:table-cell>
          <table:table-cell table:style-name="ce13"/>
          <table:table-cell table:style-name="ce12" table:formula="of:=BIN2HEX(CONCATENATE(TEXT([.AG35];&quot;0000&quot;);TEXT([.AF35];&quot;0000&quot;));2)" office:value-type="string" office:string-value="00" calcext:value-type="string">
            <text:p>00</text:p>
          </table:table-cell>
          <table:table-cell table:style-name="ce16"/>
        </table:table-row>
        <table:table-row table:style-name="ro2" table:number-rows-repeated="2">
          <table:table-cell table:number-columns-repeated="3"/>
          <table:table-cell table:style-name="Default" table:number-columns-repeated="6"/>
          <table:table-cell/>
          <table:table-cell table:style-name="Default" table:number-columns-repeated="2"/>
          <table:table-cell table:number-columns-repeated="5"/>
          <table:table-cell table:style-name="Default" table:number-columns-repeated="6"/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4"/>
          <table:table-cell table:style-name="Default" table:number-columns-repeated="2"/>
          <table:table-cell/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TYPE</text:p>
          </table:table-cell>
          <table:table-cell table:number-columns-repeated="5"/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FA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4"/>
          <table:table-cell table:style-name="Default" table:number-columns-repeated="2"/>
          <table:table-cell/>
          <table:table-cell table:style-name="ce3" office:value-type="string" calcext:value-type="string">
            <text:p>FE</text:p>
          </table:table-cell>
          <table:table-cell table:style-name="ce3" office:value-type="string" calcext:value-type="string">
            <text:p>Long code format</text:p>
          </table:table-cell>
          <table:table-cell table:number-columns-repeated="5"/>
          <table:table-cell table:style-name="ce15" office:value-type="float" office:value="20" calcext:value-type="float">
            <text:p>2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UTO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AUTO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4"/>
          <table:table-cell table:style-name="Default" table:number-columns-repeated="2"/>
          <table:table-cell/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Special code (Power off / Vane step)</text:p>
          </table:table-cell>
          <table:table-cell table:number-columns-repeated="5"/>
          <table:table-cell table:style-name="ce15" office:value-type="float" office:value="30" calcext:value-type="float">
            <text:p>3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ol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High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15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ry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ed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15" office:value-type="float" office:value="50" calcext:value-type="float">
            <text:p>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Fan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w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5"/>
          <table:table-cell table:style-name="ce15" office:value-type="float" office:value="60" calcext:value-type="float">
            <text:p>6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Hea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Quiet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6"/>
          <table:table-cell/>
          <table:table-cell table:style-name="Default" table:number-columns-repeated="2"/>
          <table:table-cell table:number-columns-repeated="5"/>
          <table:table-cell table:style-name="ce15" office:value-type="float" office:value="70" calcext:value-type="float">
            <text:p>70</text:p>
          </table:table-cell>
          <table:table-cell table:style-name="ce3" office:value-type="float" office:value="23" calcext:value-type="float">
            <text:p>23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6"/>
          <table:table-cell/>
          <table:table-cell table:style-name="Default" table:number-columns-repeated="2"/>
          <table:table-cell table:number-columns-repeated="5"/>
          <table:table-cell table:style-name="ce15" office:value-type="float" office:value="80" calcext:value-type="float">
            <text:p>80</text:p>
          </table:table-cell>
          <table:table-cell table:style-name="ce3" office:value-type="float" office:value="24" calcext:value-type="float">
            <text:p>24</text:p>
          </table:table-cell>
          <table:table-cell table:style-name="Default" table:number-columns-repeated="2"/>
          <table:table-cell table:style-name="Default" office:value-type="string" calcext:value-type="string">
            <text:p>NUM</text:p>
          </table:table-cell>
          <table:table-cell table:style-name="Default" office:value-type="string" calcext:value-type="string">
            <text:p>Swing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6"/>
          <table:table-cell/>
          <table:table-cell table:style-name="Default" table:number-columns-repeated="2"/>
          <table:table-cell table:number-columns-repeated="5"/>
          <table:table-cell table:style-name="ce15" office:value-type="float" office:value="90" calcext:value-type="float">
            <text:p>90</text:p>
          </table:table-cell>
          <table:table-cell table:style-name="ce3" office:value-type="float" office:value="25" calcext:value-type="float">
            <text:p>25</text:p>
          </table:table-cell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OFF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2"/>
          <table:table-cell table:style-name="ce3" table:number-columns-repeated="3"/>
          <table:table-cell/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A0</text:p>
          </table:table-cell>
          <table:table-cell table:style-name="ce3" office:value-type="float" office:value="26" calcext:value-type="float">
            <text:p>26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2"/>
          <table:table-cell table:style-name="ce3" table:number-columns-repeated="3"/>
          <table:table-cell/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B0</text:p>
          </table:table-cell>
          <table:table-cell table:style-name="ce3" office:value-type="float" office:value="27" calcext:value-type="float">
            <text:p>27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table:style-name="ce3"/>
          <table:table-cell table:style-name="Default" table:number-columns-repeated="2"/>
          <table:table-cell table:style-name="ce3" table:number-columns-repeated="3"/>
          <table:table-cell/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C0</text:p>
          </table:table-cell>
          <table:table-cell table:style-name="ce3" office:value-type="float" office:value="28" calcext:value-type="float">
            <text:p>28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6"/>
          <table:table-cell/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D0</text:p>
          </table:table-cell>
          <table:table-cell table:style-name="ce3" office:value-type="float" office:value="29" calcext:value-type="float">
            <text:p>29</text:p>
          </table:table-cell>
          <table:table-cell table:style-name="Default" table:number-columns-repeated="4"/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6"/>
          <table:table-cell/>
          <table:table-cell table:style-name="Default" table:number-columns-repeated="2"/>
          <table:table-cell table:number-columns-repeated="5"/>
          <table:table-cell table:style-name="ce15" office:value-type="string" calcext:value-type="string">
            <text:p>E0</text:p>
          </table:table-cell>
          <table:table-cell table:style-name="ce3" office:value-type="float" office:value="30" calcext:value-type="float">
            <text:p>30</text:p>
          </table:table-cell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 number:title="Definido por el usuario">
      <number:number number:decimal-places="0" loext:min-decimal-places="0" number:min-integer-digits="2"/>
    </number:number-style>
    <number:number-style style:name="N121" number:title="Definido por el usuario">
      <number:number number:decimal-places="0" loext:min-decimal-places="0" number:min-integer-digits="4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2P0"/>
    </number:currency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mm" fo:margin-bottom="2.54mm" fo:margin-left="7.62mm" fo:margin-right="7.62mm" style:print-page-order="ltr" style:scale-to="100%" style:table-centering="horizontal" style:writing-mode="lr-tb"/>
      <style:header-style>
        <style:header-footer-properties fo:min-height="7.5mm" fo:margin-left="11.38mm" fo:margin-right="11.38mm" fo:margin-bottom="9.42mm"/>
      </style:header-style>
      <style:footer-style>
        <style:header-footer-properties fo:min-height="7.5mm" fo:margin-left="11.38mm" fo:margin-right="11.38mm" fo:margin-top="3.33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My_20_Sheet" style:display-name="PageStyle_My Sheet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My_20_Sheet_20_1" style:display-name="PageStyle_My 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  <style:master-page style:name="PageStyle_5f_My_20_Sheet_20_2" style:display-name="PageStyle_My Sheet 2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17:35:17.850000000</meta:creation-date>
    <dc:date>2019-08-04T18:30:15.263000000</dc:date>
    <meta:editing-duration>PT50S</meta:editing-duration>
    <meta:editing-cycles>1</meta:editing-cycles>
    <meta:document-statistic meta:table-count="4" meta:cell-count="6484" meta:object-count="0"/>
    <meta:generator>LibreOffice/6.2.4.2$Windows_X86_64 LibreOffice_project/2412653d852ce75f65fbfa83fb7e7b669a126d64</meta:generator>
  </office:meta>
</office:document-meta>
</file>